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2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2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2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2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2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2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2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2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T34" style:parent-style-name="Hyperlink" style:family="text">
      <style:text-properties fo:font-style="italic" style:font-style-asian="italic" style:font-style-complex="italic"/>
    </style:style>
    <style:style style:name="P35" style:parent-style-name="TOC3" style:family="paragraph">
      <style:paragraph-properties>
        <style:tab-stops>
          <style:tab-stop style:type="right" style:leader-style="dotted" style:leader-text="." style:position="6.4083in"/>
        </style:tab-stops>
      </style:paragraph-properties>
    </style:style>
    <style:style style:name="T36" style:parent-style-name="Hyperlink" style:family="text">
      <style:text-properties fo:font-style="italic" style:font-style-asian="italic" style:font-style-complex="italic"/>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2" style:family="paragraph">
      <style:paragraph-properties>
        <style:tab-stops>
          <style:tab-stop style:type="right" style:leader-style="dotted" style:leader-text="." style:position="6.5472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2" style:family="paragraph">
      <style:paragraph-properties>
        <style:tab-stops>
          <style:tab-stop style:type="right" style:leader-style="dotted" style:leader-text="." style:position="6.5472in"/>
        </style:tab-stops>
      </style:paragraph-properties>
    </style:style>
    <style:style style:name="P45" style:parent-style-name="TOC1" style:family="paragraph">
      <style:paragraph-properties>
        <style:tab-stops>
          <style:tab-stop style:type="right" style:leader-style="dotted" style:leader-text="." style:position="6.6861in"/>
        </style:tab-stops>
      </style:paragraph-properties>
    </style:style>
    <style:style style:name="P46" style:parent-style-name="TOC2" style:family="paragraph">
      <style:paragraph-properties>
        <style:tab-stops>
          <style:tab-stop style:type="right" style:leader-style="dotted" style:leader-text="." style:position="6.5472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3" style:family="paragraph">
      <style:paragraph-properties>
        <style:tab-stops>
          <style:tab-stop style:type="right" style:leader-style="dotted" style:leader-text="." style:position="6.4083in"/>
        </style:tab-stops>
      </style:paragraph-properties>
    </style:style>
    <style:style style:name="P49" style:parent-style-name="TOC2" style:family="paragraph">
      <style:paragraph-properties>
        <style:tab-stops>
          <style:tab-stop style:type="right" style:leader-style="dotted" style:leader-text="." style:position="6.5472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3" style:family="paragraph">
      <style:paragraph-properties>
        <style:tab-stops>
          <style:tab-stop style:type="right" style:leader-style="dotted" style:leader-text="." style:position="6.4083in"/>
        </style:tab-stops>
      </style:paragraph-properties>
    </style:style>
    <style:style style:name="P58" style:parent-style-name="TOC2" style:family="paragraph">
      <style:paragraph-properties>
        <style:tab-stops>
          <style:tab-stop style:type="right" style:leader-style="dotted" style:leader-text="." style:position="6.5472in"/>
        </style:tab-stops>
      </style:paragraph-properties>
    </style:style>
    <style:style style:name="P59" style:parent-style-name="TOC1" style:family="paragraph">
      <style:paragraph-properties>
        <style:tab-stops>
          <style:tab-stop style:type="right" style:leader-style="dotted" style:leader-text="." style:position="6.6861in"/>
        </style:tab-stops>
      </style:paragraph-properties>
    </style:style>
    <style:style style:name="P60" style:parent-style-name="TOC3" style:family="paragraph">
      <style:paragraph-properties>
        <style:tab-stops>
          <style:tab-stop style:type="right" style:leader-style="dotted" style:leader-text="." style:position="6.4083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TOC1" style:family="paragraph">
      <style:paragraph-properties>
        <style:tab-stops>
          <style:tab-stop style:type="right" style:leader-style="dotted" style:leader-text="." style:position="6.6861in"/>
        </style:tab-stops>
      </style:paragraph-properties>
    </style:style>
    <style:style style:name="P67" style:parent-style-name="Heading1" style:family="paragraph">
      <style:paragraph-properties fo:break-before="page" fo:text-align="justify"/>
    </style:style>
    <style:style style:name="P68" style:parent-style-name="Heading3" style:family="paragraph">
      <style:paragraph-properties fo:text-align="justify"/>
      <style:text-properties style:font-name="Verdana"/>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Heading1"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T77" style:parent-style-name="DefaultParagraphFont" style:family="text">
      <style:text-properties fo:font-style="italic" style:font-style-asian="italic" style:font-style-complex="italic" fo:font-size="11pt" style:font-size-asian="11pt" style:font-size-complex="11pt"/>
    </style:style>
    <style:style style:name="T78" style:parent-style-name="DefaultParagraphFont" style:family="text">
      <style:text-properties fo:font-style="italic" style:font-style-asian="italic" style:font-style-complex="italic" fo:font-size="11pt" style:font-size-asian="11pt" style:font-size-complex="11pt"/>
    </style:style>
    <style:style style:name="P79" style:parent-style-name="Heading1" style:family="paragraph">
      <style:paragraph-properties fo:text-align="justify"/>
    </style:style>
    <style:style style:name="P80" style:parent-style-name="ListParagraph" style:family="paragraph"/>
    <style:style style:name="T81" style:parent-style-name="DefaultParagraphFont" style:family="text">
      <style:text-properties fo:background-color="#C0C0C0"/>
    </style:style>
    <style:style style:name="P82" style:parent-style-name="ListParagraph" style:family="paragraph"/>
    <style:style style:name="P83" style:parent-style-name="ListParagraph" style:family="paragraph"/>
    <style:style style:name="P84" style:parent-style-name="Normal" style:family="paragraph">
      <style:text-properties style:font-name-complex="Calibri"/>
    </style:style>
    <style:style style:name="P85" style:parent-style-name="Normal" style:family="paragraph">
      <style:text-properties style:font-name-complex="Calibri"/>
    </style:style>
    <style:style style:name="P86" style:parent-style-name="Normal" style:family="paragraph">
      <style:text-properties style:font-name-complex="Calibri"/>
    </style:style>
    <style:style style:name="P87" style:parent-style-name="Normal" style:family="paragraph">
      <style:text-properties style:font-name-complex="Calibri"/>
    </style:style>
    <style:style style:name="P88" style:parent-style-name="Normal" style:family="paragraph">
      <style:text-properties style:font-name-complex="Calibri"/>
    </style:style>
    <style:style style:name="P89" style:parent-style-name="Normal" style:family="paragraph">
      <style:text-properties style:font-name-complex="Calibri"/>
    </style:style>
    <style:style style:name="P90" style:parent-style-name="Normal" style:family="paragraph">
      <style:text-properties style:font-name-complex="Calibri"/>
    </style:style>
    <style:style style:name="P91" style:parent-style-name="Normal" style:family="paragraph">
      <style:text-properties style:font-name-complex="Calibri"/>
    </style:style>
    <style:style style:name="P92" style:parent-style-name="Normal" style:family="paragraph">
      <style:text-properties style:font-name-complex="Calibri"/>
    </style:style>
    <style:style style:name="P93" style:parent-style-name="Normal" style:family="paragraph">
      <style:text-properties style:font-name-complex="Calibri"/>
    </style:style>
    <style:style style:name="P94" style:parent-style-name="Normal" style:family="paragraph">
      <style:text-properties style:font-name-complex="Calibri"/>
    </style:style>
    <style:style style:name="P95" style:parent-style-name="Normal" style:family="paragraph">
      <style:text-properties style:font-name-complex="Calibri"/>
    </style:style>
    <style:style style:name="P96" style:parent-style-name="Normal" style:family="paragraph">
      <style:text-properties style:font-name-complex="Calibri"/>
    </style:style>
    <style:style style:name="P97" style:parent-style-name="Normal" style:family="paragraph">
      <style:text-properties style:font-name-complex="Calibri"/>
    </style:style>
    <style:style style:name="P98" style:parent-style-name="Normal" style:family="paragraph">
      <style:text-properties style:font-name-complex="Calibri"/>
    </style:style>
    <style:style style:name="P99" style:parent-style-name="Normal" style:family="paragraph">
      <style:text-properties style:font-name-complex="Calibri"/>
    </style:style>
    <style:style style:name="P100" style:parent-style-name="Normal" style:family="paragraph">
      <style:text-properties style:font-name-complex="Calibri"/>
    </style:style>
    <style:style style:name="P101" style:parent-style-name="Normal" style:family="paragraph">
      <style:text-properties style:font-name-complex="Calibri"/>
    </style:style>
    <style:style style:name="P102" style:parent-style-name="Normal" style:family="paragraph">
      <style:text-properties style:font-name-complex="Calibri"/>
    </style:style>
    <style:style style:name="P103" style:parent-style-name="Normal" style:family="paragraph">
      <style:text-properties style:font-name-complex="Calibri"/>
    </style:style>
    <style:style style:name="P104" style:parent-style-name="Normal" style:family="paragraph">
      <style:text-properties style:font-name-complex="Calibri"/>
    </style:style>
    <style:style style:name="P105" style:parent-style-name="Normal" style:family="paragraph">
      <style:text-properties style:font-name-complex="Calibri"/>
    </style:style>
    <style:style style:name="T106" style:parent-style-name="DefaultParagraphFont" style:family="text">
      <style:text-properties style:font-name-complex="Calibri"/>
    </style:style>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style style:name="P115" style:parent-style-name="Heading3" style:family="paragraph">
      <style:paragraph-properties fo:text-align="justify"/>
      <style:text-properties style:font-name="Verdana"/>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fo:margin-left="0.7875in">
        <style:tab-stops/>
      </style:paragraph-properties>
    </style:style>
    <style:style style:name="P120" style:parent-style-name="Textbody" style:family="paragraph">
      <style:paragraph-properties fo:text-align="justify" fo:margin-left="0.7875in">
        <style:tab-stops/>
      </style:paragraph-properties>
    </style:style>
    <style:style style:name="P121" style:parent-style-name="Textbody" style:family="paragraph">
      <style:paragraph-properties fo:text-align="justify" fo:margin-left="0.7875in">
        <style:tab-stops/>
      </style:paragraph-properties>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style style:name="P125" style:parent-style-name="Textbody" style:family="paragraph"/>
    <style:style style:name="P126" style:parent-style-name="Textbody" style:family="paragraph">
      <style:paragraph-properties fo:margin-left="0.25in" fo:text-indent="0.25in">
        <style:tab-stops/>
      </style:paragraph-properties>
    </style:style>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TableColumn132" style:family="table-column">
      <style:table-column-properties style:column-width="0.2736in"/>
    </style:style>
    <style:style style:name="TableColumn133" style:family="table-column">
      <style:table-column-properties style:column-width="1.8597in"/>
    </style:style>
    <style:style style:name="TableColumn134" style:family="table-column">
      <style:table-column-properties style:column-width="2.5118in"/>
    </style:style>
    <style:style style:name="TableColumn135" style:family="table-column">
      <style:table-column-properties style:column-width="2.0409in"/>
    </style:style>
    <style:style style:name="Table131" style:family="table">
      <style:table-properties style:width="6.6861in" fo:margin-left="0in" table:align="lef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TableCell138" style:family="table-cell">
      <style:table-cell-properties fo:border="0.0069in solid #000000" style:writing-mode="lr-tb" fo:padding-top="0in" fo:padding-left="0.075in" fo:padding-bottom="0in" fo:padding-right="0.075in"/>
    </style:style>
    <style:style style:name="TableCell139" style:family="table-cell">
      <style:table-cell-properties fo:border="0.0069in solid #000000" style:writing-mode="lr-tb" fo:padding-top="0in" fo:padding-left="0.075in" fo:padding-bottom="0in" fo:padding-right="0.075in"/>
    </style:style>
    <style:style style:name="TableCell140" style:family="table-cell">
      <style:table-cell-properties fo:border="0.0069in solid #000000" style:writing-mode="lr-tb" fo:padding-top="0in" fo:padding-left="0.075in" fo:padding-bottom="0in" fo:padding-right="0.075in"/>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TableCell143" style:family="table-cell">
      <style:table-cell-properties fo:border="0.0069in solid #000000" style:writing-mode="lr-tb" fo:padding-top="0in" fo:padding-left="0.075in" fo:padding-bottom="0in" fo:padding-right="0.075in"/>
    </style:style>
    <style:style style:name="TableCell144" style:family="table-cell">
      <style:table-cell-properties fo:border="0.0069in solid #000000" style:writing-mode="lr-tb" fo:padding-top="0in" fo:padding-left="0.075in" fo:padding-bottom="0in" fo:padding-right="0.075in"/>
    </style:style>
    <style:style style:name="TableCell145" style:family="table-cell">
      <style:table-cell-properties fo:border="0.0069in solid #000000" style:writing-mode="lr-tb" fo:padding-top="0in" fo:padding-left="0.075in" fo:padding-bottom="0in" fo:padding-right="0.075in"/>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TableCell148" style:family="table-cell">
      <style:table-cell-properties fo:border="0.0069in solid #000000" style:writing-mode="lr-tb" fo:padding-top="0in" fo:padding-left="0.075in" fo:padding-bottom="0in" fo:padding-right="0.075in"/>
    </style:style>
    <style:style style:name="TableCell149" style:family="table-cell">
      <style:table-cell-properties fo:border="0.0069in solid #000000" style:writing-mode="lr-tb" fo:padding-top="0in" fo:padding-left="0.075in" fo:padding-bottom="0in" fo:padding-right="0.075in"/>
    </style:style>
    <style:style style:name="TableCell150" style:family="table-cell">
      <style:table-cell-properties fo:border="0.0069in solid #000000" style:writing-mode="lr-tb" fo:padding-top="0in" fo:padding-left="0.075in" fo:padding-bottom="0in" fo:padding-right="0.075in"/>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TableCell153" style:family="table-cell">
      <style:table-cell-properties fo:border="0.0069in solid #000000" style:writing-mode="lr-tb" fo:padding-top="0in" fo:padding-left="0.075in" fo:padding-bottom="0in" fo:padding-right="0.075in"/>
    </style:style>
    <style:style style:name="T154" style:parent-style-name="DefaultParagraphFont" style:family="text">
      <style:text-properties fo:font-weight="bold" style:font-weight-asian="bold" style:font-weight-complex="bold"/>
    </style:style>
    <style:style style:name="TableCell155" style:family="table-cell">
      <style:table-cell-properties fo:border="0.0069in solid #000000" style:writing-mode="lr-tb" fo:padding-top="0in" fo:padding-left="0.075in" fo:padding-bottom="0in" fo:padding-right="0.075in"/>
    </style:style>
    <style:style style:name="T156" style:parent-style-name="DefaultParagraphFont" style:family="text">
      <style:text-properties fo:font-weight="bold" style:font-weight-asian="bold" style:font-weight-complex="bold"/>
    </style:style>
    <style:style style:name="TableCell157" style:family="table-cell">
      <style:table-cell-properties fo:border="0.0069in solid #000000" style:writing-mode="lr-tb" fo:padding-top="0in" fo:padding-left="0.075in" fo:padding-bottom="0in" fo:padding-right="0.075in"/>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Cell161" style:family="table-cell">
      <style:table-cell-properties fo:border="0.0069in solid #000000" style:writing-mode="lr-tb" fo:padding-top="0in" fo:padding-left="0.075in" fo:padding-bottom="0in" fo:padding-right="0.075in"/>
    </style:style>
    <style:style style:name="TableCell162" style:family="table-cell">
      <style:table-cell-properties fo:border="0.0069in solid #000000" style:writing-mode="lr-tb" fo:padding-top="0in" fo:padding-left="0.075in" fo:padding-bottom="0in" fo:padding-right="0.075in"/>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Cell166" style:family="table-cell">
      <style:table-cell-properties fo:border="0.0069in solid #000000" style:writing-mode="lr-tb" fo:padding-top="0in" fo:padding-left="0.075in" fo:padding-bottom="0in" fo:padding-right="0.075in"/>
    </style:style>
    <style:style style:name="TableCell167" style:family="table-cell">
      <style:table-cell-properties fo:border="0.0069in solid #000000" style:writing-mode="lr-tb" fo:padding-top="0in" fo:padding-left="0.075in" fo:padding-bottom="0in" fo:padding-right="0.075in"/>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Cell171" style:family="table-cell">
      <style:table-cell-properties fo:border="0.0069in solid #000000" style:writing-mode="lr-tb" fo:padding-top="0in" fo:padding-left="0.075in" fo:padding-bottom="0in" fo:padding-right="0.075in"/>
    </style:style>
    <style:style style:name="TableCell172" style:family="table-cell">
      <style:table-cell-properties fo:border="0.0069in solid #000000" style:writing-mode="lr-tb" fo:padding-top="0in" fo:padding-left="0.075in" fo:padding-bottom="0in" fo:padding-right="0.075in"/>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style:writing-mode="lr-tb" fo:padding-top="0in" fo:padding-left="0.075in" fo:padding-bottom="0in" fo:padding-right="0.075in"/>
    </style:style>
    <style:style style:name="TableCell177" style:family="table-cell">
      <style:table-cell-properties fo:border="0.0069in solid #000000" style:writing-mode="lr-tb" fo:padding-top="0in" fo:padding-left="0.075in" fo:padding-bottom="0in" fo:padding-right="0.075in"/>
    </style:style>
    <style:style style:name="P178" style:parent-style-name="Textbody" style:family="paragraph"/>
    <style:style style:name="P179" style:parent-style-name="Textbody" style:family="paragraph"/>
    <style:style style:name="P180" style:parent-style-name="Textbody" style:family="paragraph"/>
    <style:style style:name="P181" style:parent-style-name="Textbody" style:family="paragraph"/>
    <style:style style:name="P182" style:parent-style-name="Textbody" style:family="paragraph">
      <style:paragraph-properties fo:text-align="justify" fo:margin-left="0.7875in">
        <style:tab-stops/>
      </style:paragraph-properties>
    </style:style>
    <style:style style:name="P183" style:parent-style-name="Textbody" style:family="paragraph">
      <style:paragraph-properties fo:text-align="justify" fo:margin-left="0.7875in">
        <style:tab-stops/>
      </style:paragraph-properties>
    </style:style>
    <style:style style:name="P184" style:parent-style-name="Textbody" style:family="paragraph">
      <style:paragraph-properties fo:text-align="justify" fo:margin-left="0.7875in">
        <style:tab-stops/>
      </style:paragraph-properties>
    </style:style>
    <style:style style:name="P185" style:parent-style-name="Textbody" style:family="paragraph">
      <style:paragraph-properties fo:text-align="justify" fo:margin-left="0.7875in">
        <style:tab-stops/>
      </style:paragraph-properties>
    </style:style>
    <style:style style:name="P186" style:parent-style-name="Textbody" style:family="paragraph">
      <style:paragraph-properties fo:text-align="justify" fo:margin-left="0.7875in">
        <style:tab-stops/>
      </style:paragraph-properties>
    </style:style>
    <style:style style:name="P187" style:parent-style-name="Textbody" style:family="paragraph">
      <style:paragraph-properties fo:text-align="justify" fo:margin-left="0.7875in">
        <style:tab-stops/>
      </style:paragraph-properties>
    </style:style>
    <style:style style:name="P188" style:parent-style-name="Textbody" style:family="paragraph">
      <style:paragraph-properties fo:text-align="justify" fo:margin-left="0.7875in">
        <style:tab-stops/>
      </style:paragraph-properties>
    </style:style>
    <style:style style:name="P189" style:parent-style-name="Textbody" style:family="paragraph">
      <style:paragraph-properties fo:text-align="justify" fo:margin-left="0.7875in">
        <style:tab-stops/>
      </style:paragraph-properties>
    </style:style>
    <style:style style:name="P190" style:parent-style-name="Textbody" style:family="paragraph">
      <style:paragraph-properties fo:text-align="justify" fo:margin-left="0.7875in">
        <style:tab-stops/>
      </style:paragraph-properties>
    </style:style>
    <style:style style:name="P191" style:parent-style-name="Textbody" style:family="paragraph">
      <style:paragraph-properties fo:text-align="justify" fo:margin-left="0.7875in">
        <style:tab-stops/>
      </style:paragraph-properties>
    </style:style>
    <style:style style:name="P192" style:parent-style-name="Textbody" style:family="paragraph">
      <style:paragraph-properties fo:text-align="justify" fo:margin-left="0.7875in">
        <style:tab-stops/>
      </style:paragraph-properties>
    </style:style>
    <style:style style:name="P193" style:parent-style-name="Textbody" style:family="paragraph">
      <style:paragraph-properties fo:text-align="justify" fo:margin-left="0.7875in">
        <style:tab-stops/>
      </style:paragraph-properties>
    </style:style>
    <style:style style:name="P194" style:parent-style-name="Textbody" style:family="paragraph">
      <style:paragraph-properties fo:text-align="justify" fo:margin-left="0.7875in">
        <style:tab-stops/>
      </style:paragraph-properties>
    </style:style>
    <style:style style:name="P195" style:parent-style-name="Textbody" style:family="paragraph">
      <style:paragraph-properties fo:text-align="justify" fo:margin-left="0.7875in">
        <style:tab-stops/>
      </style:paragraph-properties>
    </style:style>
    <style:style style:name="P196" style:parent-style-name="Textbody" style:family="paragraph">
      <style:paragraph-properties fo:text-align="justify" fo:margin-left="0.7875in">
        <style:tab-stops/>
      </style:paragraph-properties>
    </style:style>
    <style:style style:name="P197" style:parent-style-name="Textbody" style:family="paragraph">
      <style:paragraph-properties fo:text-align="justify" fo:margin-left="0.7875in">
        <style:tab-stops/>
      </style:paragraph-properties>
    </style:style>
    <style:style style:name="P198" style:parent-style-name="Textbody" style:family="paragraph">
      <style:paragraph-properties fo:text-align="justify" fo:margin-left="0.7875in">
        <style:tab-stops/>
      </style:paragraph-properties>
    </style:style>
    <style:style style:name="P199" style:parent-style-name="Textbody" style:family="paragraph">
      <style:paragraph-properties fo:text-align="justify" fo:margin-left="0.7875in">
        <style:tab-stops/>
      </style:paragraph-properties>
    </style:style>
    <style:style style:name="P200" style:parent-style-name="Textbody" style:family="paragraph">
      <style:paragraph-properties fo:text-align="justify" fo:margin-left="0.7875in">
        <style:tab-stops/>
      </style:paragraph-properties>
    </style:style>
    <style:style style:name="P201" style:parent-style-name="Textbody" style:family="paragraph">
      <style:paragraph-properties fo:text-align="justify" fo:margin-left="0.7875in">
        <style:tab-stops/>
      </style:paragraph-properties>
    </style:style>
    <style:style style:name="P202" style:parent-style-name="Textbody" style:family="paragraph">
      <style:paragraph-properties fo:text-align="justify" fo:margin-left="0.7875in">
        <style:tab-stops/>
      </style:paragraph-properties>
    </style:style>
    <style:style style:name="P203" style:parent-style-name="Textbody" style:family="paragraph">
      <style:paragraph-properties fo:text-align="justify" fo:margin-left="0.7875in">
        <style:tab-stops/>
      </style:paragraph-properties>
    </style:style>
    <style:style style:name="P204" style:parent-style-name="Textbody" style:family="paragraph"/>
    <style:style style:name="P205" style:parent-style-name="Textbody" style:family="paragraph">
      <style:paragraph-properties fo:margin-left="0.7875in">
        <style:tab-stops/>
      </style:paragraph-properties>
    </style:style>
    <style:style style:name="P206" style:parent-style-name="Textbody" style:family="paragraph">
      <style:paragraph-properties fo:margin-left="0.7875in">
        <style:tab-stops/>
      </style:paragraph-properties>
    </style:style>
    <style:style style:name="P207" style:parent-style-name="Textbody" style:family="paragraph"/>
    <style:style style:name="P208" style:parent-style-name="Textbody" style:family="paragraph">
      <style:paragraph-properties fo:margin-left="0.7875in">
        <style:tab-stops/>
      </style:paragraph-properties>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Heading3" style:family="paragraph">
      <style:paragraph-properties fo:text-align="justify"/>
      <style:text-properties style:font-name="Verdana"/>
    </style:style>
    <style:style style:name="P234" style:parent-style-name="Textbody" style:family="paragraph"/>
    <style:style style:name="P235" style:parent-style-name="Textbody" style:family="paragraph">
      <style:paragraph-properties fo:margin-left="0.5in">
        <style:tab-stops/>
      </style:paragraph-properties>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fo:margin-left="0.5in">
        <style:tab-stops/>
      </style:paragraph-properties>
    </style:style>
    <style:style style:name="P242" style:parent-style-name="Textbody" style:family="paragraph">
      <style:paragraph-properties fo:text-align="justify" fo:margin-left="0.5in">
        <style:tab-stops/>
      </style:paragraph-properties>
    </style:style>
    <style:style style:name="P243" style:parent-style-name="Textbody" style:family="paragraph">
      <style:paragraph-properties fo:text-align="justify" fo:margin-left="0.5in">
        <style:tab-stops/>
      </style:paragraph-properties>
    </style:style>
    <style:style style:name="P244" style:parent-style-name="Textbody" style:family="paragraph">
      <style:paragraph-properties fo:text-align="justify" fo:margin-left="0.5in">
        <style:tab-stops/>
      </style:paragraph-properties>
    </style:style>
    <style:style style:name="P245" style:parent-style-name="Textbody" style:family="paragraph">
      <style:paragraph-properties fo:text-align="justify" fo:margin-left="0.5in">
        <style:tab-stops/>
      </style:paragraph-properties>
    </style:style>
    <style:style style:name="P246" style:parent-style-name="Textbody" style:family="paragraph">
      <style:paragraph-properties fo:text-align="justify" fo:margin-left="0.5in">
        <style:tab-stops/>
      </style:paragraph-properties>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fo:margin-left="0.5in">
        <style:tab-stops/>
      </style:paragraph-properties>
    </style:style>
    <style:style style:name="P254" style:parent-style-name="Textbody" style:family="paragraph">
      <style:paragraph-properties fo:text-align="justify" fo:margin-left="0.5in">
        <style:tab-stops/>
      </style:paragraph-properties>
    </style:style>
    <style:style style:name="P255" style:parent-style-name="Textbody" style:family="paragraph">
      <style:paragraph-properties fo:text-align="justify" fo:margin-left="0.5in">
        <style:tab-stops/>
      </style:paragraph-properties>
    </style:style>
    <style:style style:name="P256" style:parent-style-name="Textbody" style:family="paragraph">
      <style:paragraph-properties fo:text-align="justify" fo:margin-left="0.5in">
        <style:tab-stops/>
      </style:paragraph-properties>
    </style:style>
    <style:style style:name="P257" style:parent-style-name="Textbody" style:family="paragraph">
      <style:paragraph-properties fo:text-align="justify" fo:margin-left="0.5in">
        <style:tab-stops/>
      </style:paragraph-properties>
    </style:style>
    <style:style style:name="P258" style:parent-style-name="Textbody" style:family="paragraph">
      <style:paragraph-properties fo:text-align="justify" fo:margin-left="0.5in">
        <style:tab-stops/>
      </style:paragraph-properties>
    </style:style>
    <style:style style:name="P259" style:parent-style-name="Textbody" style:family="paragraph">
      <style:paragraph-properties fo:text-align="justify" fo:margin-left="0.5in">
        <style:tab-stops/>
      </style:paragraph-properties>
    </style:style>
    <style:style style:name="P260" style:parent-style-name="Textbody" style:family="paragraph">
      <style:paragraph-properties fo:text-align="justify" fo:margin-left="0.5in">
        <style:tab-stops/>
      </style:paragraph-properties>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fo:margin-left="0.5in">
        <style:tab-stops/>
      </style:paragraph-properties>
    </style:style>
    <style:style style:name="P264" style:parent-style-name="Textbody" style:family="paragraph">
      <style:paragraph-properties fo:text-align="justify" fo:margin-left="0.5in">
        <style:tab-stops/>
      </style:paragraph-properties>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fo:margin-left="0.75in">
        <style:tab-stops/>
      </style:paragraph-properties>
    </style:style>
    <style:style style:name="P270" style:parent-style-name="Textbody" style:family="paragraph">
      <style:paragraph-properties fo:text-align="justify" fo:margin-left="0.75in">
        <style:tab-stops/>
      </style:paragraph-properties>
    </style:style>
    <style:style style:name="P271" style:parent-style-name="Textbody" style:family="paragraph">
      <style:paragraph-properties fo:text-align="justify" fo:margin-left="0.75in">
        <style:tab-stops/>
      </style:paragraph-properties>
    </style:style>
    <style:style style:name="P272" style:parent-style-name="Textbody" style:family="paragraph">
      <style:paragraph-properties fo:text-align="justify" fo:margin-left="0.75in">
        <style:tab-stops/>
      </style:paragraph-properties>
    </style:style>
    <style:style style:name="P273" style:parent-style-name="Textbody" style:family="paragraph">
      <style:paragraph-properties fo:text-align="justify" fo:margin-left="0.75in">
        <style:tab-stops/>
      </style:paragraph-properties>
    </style:style>
    <style:style style:name="P274" style:parent-style-name="Textbody" style:family="paragraph">
      <style:paragraph-properties fo:text-align="justify" fo:margin-left="0.75in">
        <style:tab-stops/>
      </style:paragraph-properties>
    </style:style>
    <style:style style:name="P275" style:parent-style-name="Textbody" style:family="paragraph">
      <style:paragraph-properties fo:text-align="justify" fo:margin-left="0.75in">
        <style:tab-stops/>
      </style:paragraph-properties>
    </style:style>
    <style:style style:name="P276" style:parent-style-name="Textbody" style:family="paragraph">
      <style:paragraph-properties fo:text-align="justify" fo:margin-left="0.75in">
        <style:tab-stops/>
      </style:paragraph-properties>
    </style:style>
    <style:style style:name="P277" style:parent-style-name="Textbody" style:family="paragraph">
      <style:paragraph-properties fo:text-align="justify" fo:margin-left="0.75in">
        <style:tab-stops/>
      </style:paragraph-properties>
    </style:style>
    <style:style style:name="P278" style:parent-style-name="Textbody" style:family="paragraph">
      <style:paragraph-properties fo:text-align="justify" fo:margin-left="0.75in">
        <style:tab-stops/>
      </style:paragraph-properties>
    </style:style>
    <style:style style:name="P279" style:parent-style-name="Textbody" style:family="paragraph">
      <style:paragraph-properties fo:text-align="justify" fo:margin-left="0.75in">
        <style:tab-stops/>
      </style:paragraph-properties>
    </style:style>
    <style:style style:name="P280" style:parent-style-name="Textbody" style:family="paragraph">
      <style:paragraph-properties fo:text-align="justify" fo:margin-left="0.75in">
        <style:tab-stops/>
      </style:paragraph-properties>
    </style:style>
    <style:style style:name="P281" style:parent-style-name="Textbody" style:family="paragraph">
      <style:paragraph-properties fo:text-align="justify" fo:margin-left="0.75in">
        <style:tab-stops/>
      </style:paragraph-properties>
    </style:style>
    <style:style style:name="P282" style:parent-style-name="Textbody" style:family="paragraph">
      <style:paragraph-properties fo:text-align="justify" fo:margin-left="0.75in">
        <style:tab-stops/>
      </style:paragraph-properties>
    </style:style>
    <style:style style:name="P283" style:parent-style-name="Textbody" style:family="paragraph">
      <style:paragraph-properties fo:text-align="justify" fo:margin-left="0.75in">
        <style:tab-stops/>
      </style:paragraph-properties>
    </style:style>
    <style:style style:name="P284" style:parent-style-name="Textbody" style:family="paragraph">
      <style:paragraph-properties fo:text-align="justify" fo:margin-left="0.75in">
        <style:tab-stops/>
      </style:paragraph-properties>
    </style:style>
    <style:style style:name="P285" style:parent-style-name="Textbody" style:family="paragraph">
      <style:paragraph-properties fo:text-align="justify" fo:margin-left="0.75in">
        <style:tab-stops/>
      </style:paragraph-properties>
    </style:style>
    <style:style style:name="P286" style:parent-style-name="Textbody" style:family="paragraph">
      <style:paragraph-properties fo:text-align="justify" fo:margin-left="0.75in">
        <style:tab-stops/>
      </style:paragraph-properties>
    </style:style>
    <style:style style:name="P287" style:parent-style-name="Textbody" style:family="paragraph">
      <style:paragraph-properties fo:text-align="justify" fo:margin-left="0.75in">
        <style:tab-stops/>
      </style:paragraph-properties>
    </style:style>
    <style:style style:name="P288" style:parent-style-name="Textbody" style:family="paragraph">
      <style:paragraph-properties fo:text-align="justify" fo:margin-left="0.75in">
        <style:tab-stops/>
      </style:paragraph-properties>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fo:margin-left="0.75in">
        <style:tab-stops/>
      </style:paragraph-properties>
    </style:style>
    <style:style style:name="P301" style:parent-style-name="Textbody" style:family="paragraph">
      <style:paragraph-properties fo:text-align="justify" fo:margin-left="0.75in">
        <style:tab-stops/>
      </style:paragraph-properties>
    </style:style>
    <style:style style:name="P302" style:parent-style-name="Textbody" style:family="paragraph">
      <style:paragraph-properties fo:text-align="justify"/>
    </style:style>
    <style:style style:name="P303" style:parent-style-name="Textbody" style:family="paragraph">
      <style:paragraph-properties fo:text-align="justify" fo:margin-left="0.5in">
        <style:tab-stops/>
      </style:paragraph-properties>
    </style:style>
    <style:style style:name="P304" style:parent-style-name="Textbody" style:family="paragraph">
      <style:paragraph-properties fo:text-align="justify" fo:margin-left="0.5in">
        <style:tab-stops/>
      </style:paragraph-properties>
    </style:style>
    <style:style style:name="P305" style:parent-style-name="Textbody" style:family="paragraph">
      <style:paragraph-properties fo:text-align="justify" fo:margin-left="0.5in">
        <style:tab-stops/>
      </style:paragraph-properties>
    </style:style>
    <style:style style:name="P306" style:parent-style-name="Textbody" style:family="paragraph">
      <style:paragraph-properties fo:text-align="justify" fo:margin-left="0.5in">
        <style:tab-stops/>
      </style:paragraph-properties>
    </style:style>
    <style:style style:name="P307" style:parent-style-name="Textbody" style:family="paragraph">
      <style:paragraph-properties fo:text-align="justify" fo:margin-left="0.5in">
        <style:tab-stops/>
      </style:paragraph-properties>
    </style:style>
    <style:style style:name="P308" style:parent-style-name="Textbody" style:family="paragraph">
      <style:paragraph-properties fo:text-align="justify" fo:margin-left="0.5in">
        <style:tab-stops/>
      </style:paragraph-properties>
    </style:style>
    <style:style style:name="P309" style:parent-style-name="Textbody" style:family="paragraph">
      <style:paragraph-properties fo:text-align="justify" fo:margin-left="0.5in">
        <style:tab-stops/>
      </style:paragraph-properties>
    </style:style>
    <style:style style:name="P310" style:parent-style-name="Textbody" style:family="paragraph">
      <style:paragraph-properties fo:text-align="justify" fo:margin-left="0.5in">
        <style:tab-stops/>
      </style:paragraph-properties>
    </style:style>
    <style:style style:name="P311" style:parent-style-name="Textbody" style:family="paragraph">
      <style:paragraph-properties fo:text-align="justify" fo:margin-left="0.5in">
        <style:tab-stops/>
      </style:paragraph-properties>
    </style:style>
    <style:style style:name="P312" style:parent-style-name="Textbody" style:family="paragraph">
      <style:paragraph-properties fo:text-align="justify" fo:margin-left="0.5in">
        <style:tab-stops/>
      </style:paragraph-properties>
    </style:style>
    <style:style style:name="P313" style:parent-style-name="Textbody" style:family="paragraph">
      <style:paragraph-properties fo:text-align="justify" fo:margin-left="0.5in">
        <style:tab-stops/>
      </style:paragraph-properties>
    </style:style>
    <style:style style:name="P314" style:parent-style-name="Textbody" style:family="paragraph">
      <style:paragraph-properties fo:text-align="justify" fo:margin-left="0.5in">
        <style:tab-stops/>
      </style:paragraph-properties>
    </style:style>
    <style:style style:name="P315" style:parent-style-name="Textbody" style:family="paragraph">
      <style:paragraph-properties fo:text-align="justify" fo:margin-left="0.5in">
        <style:tab-stops/>
      </style:paragraph-properties>
    </style:style>
    <style:style style:name="P316" style:parent-style-name="Textbody" style:family="paragraph">
      <style:paragraph-properties fo:text-align="justify" fo:margin-left="0.5in">
        <style:tab-stops/>
      </style:paragraph-properties>
    </style:style>
    <style:style style:name="P317" style:parent-style-name="Textbody" style:family="paragraph">
      <style:paragraph-properties fo:text-align="justify" fo:margin-left="0.5in">
        <style:tab-stops/>
      </style:paragraph-properties>
    </style:style>
    <style:style style:name="P318" style:parent-style-name="Textbody" style:family="paragraph">
      <style:paragraph-properties fo:text-align="justify" fo:margin-left="0.5in">
        <style:tab-stops/>
      </style:paragraph-properties>
    </style:style>
    <style:style style:name="P319" style:parent-style-name="Textbody" style:family="paragraph">
      <style:paragraph-properties fo:text-align="justify" fo:margin-left="0.5in">
        <style:tab-stops/>
      </style:paragraph-properties>
    </style:style>
    <style:style style:name="P320" style:parent-style-name="Textbody" style:family="paragraph">
      <style:paragraph-properties fo:text-align="justify" fo:margin-left="0.5in">
        <style:tab-stops/>
      </style:paragraph-properties>
    </style:style>
    <style:style style:name="P321" style:parent-style-name="Textbody" style:family="paragraph">
      <style:paragraph-properties fo:text-align="justify" fo:margin-left="0.5in">
        <style:tab-stops/>
      </style:paragraph-properties>
    </style:style>
    <style:style style:name="P322" style:parent-style-name="Textbody" style:family="paragraph">
      <style:paragraph-properties fo:text-align="justify" fo:margin-left="0.5in">
        <style:tab-stops/>
      </style:paragraph-properties>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fo:margin-left="0.5in">
        <style:tab-stops/>
      </style:paragraph-properties>
    </style:style>
    <style:style style:name="P325" style:parent-style-name="Textbody" style:family="paragraph">
      <style:paragraph-properties fo:text-align="justify"/>
    </style:style>
    <style:style style:name="P326" style:parent-style-name="Textbody" style:family="paragraph">
      <style:paragraph-properties fo:text-align="justify"/>
    </style:style>
    <style:style style:name="P327" style:parent-style-name="Textbody" style:family="paragraph">
      <style:paragraph-properties fo:text-align="justify"/>
    </style:style>
    <style:style style:name="P328" style:parent-style-name="Textbody" style:family="paragraph">
      <style:paragraph-properties fo:text-align="justify"/>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fo:margin-left="0.5in">
        <style:tab-stops/>
      </style:paragraph-properties>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fo:margin-left="0.5in">
        <style:tab-stops/>
      </style:paragraph-properties>
    </style:style>
    <style:style style:name="P345" style:parent-style-name="Textbody" style:family="paragraph">
      <style:paragraph-properties fo:text-align="justify" fo:margin-left="0.5in">
        <style:tab-stops/>
      </style:paragraph-properties>
    </style:style>
    <style:style style:name="P346" style:parent-style-name="Textbody" style:family="paragraph">
      <style:paragraph-properties fo:text-align="justify" fo:margin-left="0.5in">
        <style:tab-stops/>
      </style:paragraph-properties>
    </style:style>
    <style:style style:name="P347" style:parent-style-name="Textbody" style:family="paragraph">
      <style:paragraph-properties fo:text-align="justify" fo:margin-left="0.5in">
        <style:tab-stops/>
      </style:paragraph-properties>
    </style:style>
    <style:style style:name="P348" style:parent-style-name="Textbody" style:family="paragraph">
      <style:paragraph-properties fo:text-align="justify" fo:margin-left="0.5in">
        <style:tab-stops/>
      </style:paragraph-properties>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fo:margin-left="0.5in">
        <style:tab-stops/>
      </style:paragraph-properties>
    </style:style>
    <style:style style:name="P372" style:parent-style-name="Textbody" style:family="paragraph">
      <style:paragraph-properties fo:text-align="justify"/>
    </style:style>
    <style:style style:name="P373" style:parent-style-name="Textbody" style:family="paragraph">
      <style:paragraph-properties fo:text-align="justify"/>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fo:margin-left="0.5in">
        <style:tab-stops/>
      </style:paragraph-properties>
    </style:style>
    <style:style style:name="P390" style:parent-style-name="Textbody" style:family="paragraph">
      <style:paragraph-properties fo:text-align="justify" fo:margin-left="0.5in">
        <style:tab-stops/>
      </style:paragraph-properties>
    </style:style>
    <style:style style:name="P391" style:parent-style-name="Textbody" style:family="paragraph">
      <style:paragraph-properties fo:text-align="justify" fo:margin-left="0.5in">
        <style:tab-stops/>
      </style:paragraph-properties>
    </style:style>
    <style:style style:name="P392" style:parent-style-name="Textbody" style:family="paragraph">
      <style:paragraph-properties fo:text-align="justify" fo:margin-left="0.5in">
        <style:tab-stops/>
      </style:paragraph-properties>
    </style:style>
    <style:style style:name="P393" style:parent-style-name="Textbody" style:family="paragraph">
      <style:paragraph-properties fo:text-align="justify"/>
    </style:style>
    <style:style style:name="P394" style:parent-style-name="Heading3" style:family="paragraph">
      <style:paragraph-properties fo:text-align="justify"/>
      <style:text-properties style:font-name="Verdana"/>
    </style:style>
    <style:style style:name="P395" style:parent-style-name="Textbody" style:family="paragraph">
      <style:paragraph-properties fo:text-align="justify"/>
    </style:style>
    <style:style style:name="T396" style:parent-style-name="DefaultParagraphFont" style:family="text">
      <style:text-properties fo:background-color="#CCCCCC"/>
    </style:style>
    <style:style style:name="P397" style:parent-style-name="Standard" style:family="paragraph">
      <style:text-properties fo:background-color="#CCCCCC"/>
    </style:style>
    <style:style style:name="P398" style:parent-style-name="Standard" style:family="paragraph">
      <style:text-properties fo:background-color="#CCCCCC"/>
    </style:style>
    <style:style style:name="P399" style:parent-style-name="Standard" style:family="paragraph">
      <style:text-properties fo:background-color="#CCCCCC"/>
    </style:style>
    <style:style style:name="P400" style:parent-style-name="Standard" style:family="paragraph">
      <style:text-properties fo:background-color="#CCCCCC"/>
    </style:style>
    <style:style style:name="P401" style:parent-style-name="Standard" style:family="paragraph">
      <style:text-properties fo:background-color="#CCCCCC"/>
    </style:style>
    <style:style style:name="P402" style:parent-style-name="Standard" style:family="paragraph">
      <style:text-properties fo:background-color="#CCCCCC"/>
    </style:style>
    <style:style style:name="P403" style:parent-style-name="Standard" style:family="paragraph">
      <style:text-properties fo:background-color="#CCCCCC"/>
    </style:style>
    <style:style style:name="P404" style:parent-style-name="Standard" style:family="paragraph">
      <style:text-properties fo:background-color="#CCCCCC"/>
    </style:style>
    <style:style style:name="P405" style:parent-style-name="Textbody" style:family="paragraph">
      <style:paragraph-properties fo:text-align="justify"/>
    </style:style>
    <style:style style:name="P406" style:parent-style-name="Textbody" style:family="paragraph">
      <style:paragraph-properties fo:text-align="justify"/>
    </style:style>
    <style:style style:name="P407" style:parent-style-name="Textbody" style:family="paragraph">
      <style:paragraph-properties fo:text-align="justify"/>
    </style:style>
    <style:style style:name="P408" style:parent-style-name="ListParagraph" style:family="paragraph"/>
    <style:style style:name="P409" style:parent-style-name="ListParagraph" style:family="paragraph"/>
    <style:style style:name="P410" style:parent-style-name="ListParagraph" style:family="paragraph"/>
    <style:style style:name="P411" style:parent-style-name="ListParagraph" style:family="paragraph"/>
    <style:style style:name="P412" style:parent-style-name="ListParagraph" style:family="paragraph"/>
    <style:style style:name="P413" style:parent-style-name="Textbody" style:family="paragraph">
      <style:paragraph-properties fo:text-align="justify"/>
    </style:style>
    <style:style style:name="P414" style:parent-style-name="Heading1" style:family="paragraph">
      <style:paragraph-properties fo:text-align="justify"/>
    </style:style>
    <style:style style:name="T415" style:parent-style-name="DefaultParagraphFont" style:family="text">
      <style:text-properties fo:font-size="14pt" style:font-size-asian="14pt" style:font-size-complex="14pt"/>
    </style:style>
    <style:style style:name="T416" style:parent-style-name="DefaultParagraphFont" style:family="text">
      <style:text-properties style:font-name="Segoe UI" style:font-name-complex="Segoe UI" fo:color="#232629" fo:font-size="11.5pt" style:font-size-asian="11.5pt" style:font-size-complex="11.5pt" fo:background-color="#FFFFFF"/>
    </style:style>
    <style:style style:name="T417" style:parent-style-name="Hyperlink" style:family="text">
      <style:text-properties style:font-name="Segoe UI" style:font-name-complex="Segoe UI" fo:font-size="11.5pt" style:font-size-asian="11.5pt" style:font-size-complex="11.5pt" fo:background-color="#FFFFFF"/>
    </style:style>
    <style:style style:name="P418" style:parent-style-name="Textbody" style:family="paragraph"/>
    <style:style style:name="P419" style:parent-style-name="Textbody" style:family="paragraph"/>
    <style:style style:name="T420" style:parent-style-name="DefaultParagraphFont" style:family="text">
      <style:text-properties fo:font-weight="bold" style:font-weight-asian="bold" style:font-weight-complex="bold"/>
    </style:style>
    <style:style style:name="T421" style:parent-style-name="DefaultParagraphFont" style:family="text">
      <style:text-properties fo:font-weight="bold" style:font-weight-asian="bold" style:font-weight-complex="bold"/>
    </style:style>
    <style:style style:name="P422" style:parent-style-name="Textbody" style:family="paragraph"/>
    <style:style style:name="T423" style:parent-style-name="DefaultParagraphFont" style:family="text">
      <style:text-properties fo:font-weight="bold" style:font-weight-asian="bold" style:font-weight-complex="bold"/>
    </style:style>
    <style:style style:name="P424" style:parent-style-name="Textbody" style:family="paragraph"/>
    <style:style style:name="P425" style:parent-style-name="Textbody" style:family="paragraph"/>
    <style:style style:name="P426" style:parent-style-name="Textbody" style:family="paragraph"/>
    <style:style style:name="P427" style:parent-style-name="Textbody" style:family="paragraph"/>
    <style:style style:name="P428" style:parent-style-name="Textbody" style:family="paragraph"/>
    <style:style style:name="P429" style:parent-style-name="Textbody" style:family="paragraph"/>
    <style:style style:name="P430" style:parent-style-name="Textbody" style:family="paragraph">
      <style:paragraph-properties fo:margin-left="0.5in">
        <style:tab-stops/>
      </style:paragraph-properties>
    </style:style>
    <style:style style:name="P431" style:parent-style-name="Textbody" style:family="paragraph">
      <style:paragraph-properties fo:margin-left="0.5in">
        <style:tab-stops/>
      </style:paragraph-properties>
    </style:style>
    <style:style style:name="P432" style:parent-style-name="Textbody" style:family="paragraph">
      <style:paragraph-properties fo:text-indent="0.5in"/>
    </style:style>
    <style:style style:name="P433" style:parent-style-name="Textbody" style:family="paragraph">
      <style:paragraph-properties fo:margin-left="0.5in">
        <style:tab-stops/>
      </style:paragraph-properties>
    </style:style>
    <style:style style:name="P434" style:parent-style-name="Textbody" style:family="paragraph">
      <style:paragraph-properties fo:margin-left="0.5in">
        <style:tab-stops/>
      </style:paragraph-properties>
    </style:style>
    <style:style style:name="P435" style:parent-style-name="Textbody" style:family="paragraph">
      <style:paragraph-properties fo:margin-left="0.5in">
        <style:tab-stops/>
      </style:paragraph-properties>
    </style:style>
    <style:style style:name="P436" style:parent-style-name="Textbody" style:family="paragraph">
      <style:paragraph-properties fo:margin-left="0.5in">
        <style:tab-stops/>
      </style:paragraph-properties>
    </style:style>
    <style:style style:name="P437" style:parent-style-name="Textbody" style:family="paragraph">
      <style:paragraph-properties fo:margin-left="0.5in">
        <style:tab-stops/>
      </style:paragraph-properties>
    </style:style>
    <style:style style:name="P438" style:parent-style-name="Textbody" style:family="paragraph">
      <style:paragraph-properties fo:margin-left="0.5in">
        <style:tab-stops/>
      </style:paragraph-properties>
    </style:style>
    <style:style style:name="P439" style:parent-style-name="Textbody" style:family="paragraph">
      <style:paragraph-properties fo:margin-left="0.5in">
        <style:tab-stops/>
      </style:paragraph-properties>
    </style:style>
    <style:style style:name="P440" style:parent-style-name="Textbody" style:family="paragraph">
      <style:paragraph-properties fo:margin-left="0.5in">
        <style:tab-stops/>
      </style:paragraph-properties>
    </style:style>
    <style:style style:name="P441" style:parent-style-name="Textbody" style:family="paragraph">
      <style:paragraph-properties fo:margin-left="0.5in">
        <style:tab-stops/>
      </style:paragraph-properties>
    </style:style>
    <style:style style:name="P44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4" style:parent-style-name="Textbody" style:family="paragraph">
      <style:paragraph-properties fo:background-color="#D9D9D9"/>
    </style:style>
    <style:style style:name="T455" style:parent-style-name="DefaultParagraphFont" style:family="text">
      <style:text-properties style:font-name-complex="Calibri" fo:font-style="italic" style:font-style-asian="italic" style:font-style-complex="italic" fo:font-size="11pt" style:font-size-asian="11pt" style:font-size-complex="11pt"/>
    </style:style>
    <style:style style:name="P456" style:parent-style-name="Textbody" style:family="paragraph"/>
    <style:style style:name="P457" style:parent-style-name="Textbody" style:family="paragraph"/>
    <style:style style:name="P458" style:parent-style-name="Textbody" style:family="paragraph">
      <style:paragraph-properties fo:text-align="justify"/>
    </style:style>
    <style:style style:name="T459" style:parent-style-name="DefaultParagraphFont" style:family="text">
      <style:text-properties fo:font-weight="bold" style:font-weight-asian="bold" style:font-weight-complex="bold"/>
    </style:style>
    <style:style style:name="T460" style:parent-style-name="DefaultParagraphFont" style:family="text">
      <style:text-properties fo:font-size="12pt" style:font-size-asian="12pt"/>
    </style:style>
    <style:style style:name="T461" style:parent-style-name="DefaultParagraphFont" style:family="text">
      <style:text-properties fo:font-size="12pt" style:font-size-asian="12pt"/>
    </style:style>
    <style:style style:name="P462" style:parent-style-name="Textbody" style:family="paragraph">
      <style:paragraph-properties fo:text-align="justify"/>
      <style:text-properties fo:font-size="12pt" style:font-size-asian="12pt"/>
    </style:style>
    <style:style style:name="P463" style:parent-style-name="Contents1" style:family="paragraph">
      <style:paragraph-properties fo:text-align="justify"/>
      <style:text-properties fo:font-weight="bold" style:font-weight-asian="bold" style:font-weight-complex="bold"/>
    </style:style>
    <style:style style:name="P464" style:parent-style-name="Textbody" style:family="paragraph">
      <style:paragraph-properties fo:text-align="justify"/>
    </style:style>
    <style:style style:name="P465" style:parent-style-name="Textbody" style:family="paragraph">
      <style:paragraph-properties fo:text-align="justify"/>
    </style:style>
    <style:style style:name="P466" style:parent-style-name="Textbody" style:family="paragraph">
      <style:paragraph-properties fo:text-align="justify"/>
    </style:style>
    <style:style style:name="P467" style:parent-style-name="Textbody" style:family="paragraph">
      <style:paragraph-properties fo:text-align="justify"/>
    </style:style>
    <style:style style:name="P468" style:parent-style-name="Textbody" style:family="paragraph">
      <style:paragraph-properties fo:text-align="justify"/>
    </style:style>
    <style:style style:name="P469" style:parent-style-name="Textbody" style:family="paragraph">
      <style:paragraph-properties fo:text-align="justify"/>
    </style:style>
    <style:style style:name="P470" style:parent-style-name="Textbody" style:family="paragraph">
      <style:paragraph-properties fo:text-align="justify"/>
    </style:style>
    <style:style style:name="P471" style:parent-style-name="Textbody" style:family="paragraph">
      <style:paragraph-properties fo:text-align="justify"/>
    </style:style>
    <style:style style:name="P472" style:parent-style-name="Textbody" style:family="paragraph">
      <style:paragraph-properties fo:text-align="justify"/>
    </style:style>
    <style:style style:name="P473" style:parent-style-name="Textbody" style:family="paragraph">
      <style:paragraph-properties fo:text-align="justify"/>
    </style:style>
    <style:style style:name="P474" style:parent-style-name="Textbody" style:family="paragraph">
      <style:paragraph-properties fo:text-align="justify"/>
    </style:style>
    <style:style style:name="P475" style:parent-style-name="Textbody" style:family="paragraph">
      <style:paragraph-properties fo:text-align="justify"/>
    </style:style>
    <style:style style:name="P476" style:parent-style-name="Textbody" style:family="paragraph">
      <style:paragraph-properties fo:text-align="justify"/>
    </style:style>
    <style:style style:name="P477" style:parent-style-name="Textbody" style:family="paragraph">
      <style:paragraph-properties fo:text-align="justify" fo:line-height="100%"/>
    </style:style>
    <style:style style:name="P478" style:parent-style-name="Textbody" style:family="paragraph">
      <style:paragraph-properties fo:text-align="justify" fo:line-height="100%"/>
    </style:style>
    <style:style style:name="P479" style:parent-style-name="Textbody" style:family="paragraph">
      <style:paragraph-properties fo:text-align="justify" fo:line-height="100%"/>
    </style:style>
    <style:style style:name="P480" style:parent-style-name="Textbody" style:family="paragraph">
      <style:paragraph-properties fo:text-align="justify" fo:line-height="100%"/>
      <style:text-properties style:font-name="Consolas"/>
    </style:style>
    <style:style style:name="P481" style:parent-style-name="Textbody" style:family="paragraph">
      <style:paragraph-properties fo:text-align="justify" fo:line-height="100%"/>
    </style:style>
    <style:style style:name="P482" style:parent-style-name="Textbody" style:family="paragraph">
      <style:paragraph-properties fo:text-align="justify" fo:line-height="100%"/>
    </style:style>
    <style:style style:name="P483" style:parent-style-name="Textbody" style:family="paragraph">
      <style:paragraph-properties fo:text-align="justify" fo:line-height="100%"/>
    </style:style>
    <style:style style:name="P484" style:parent-style-name="Textbody" style:family="paragraph">
      <style:paragraph-properties fo:text-align="justify" fo:line-height="100%"/>
    </style:style>
    <style:style style:name="P485" style:parent-style-name="Textbody" style:family="paragraph">
      <style:paragraph-properties fo:text-align="justify" fo:line-height="100%"/>
    </style:style>
    <style:style style:name="P486" style:parent-style-name="Textbody" style:family="paragraph">
      <style:paragraph-properties fo:text-align="justify" fo:line-height="100%"/>
    </style:style>
    <style:style style:name="P487" style:parent-style-name="Textbody" style:family="paragraph">
      <style:paragraph-properties fo:text-align="justify" fo:line-height="100%"/>
    </style:style>
    <style:style style:name="P488" style:parent-style-name="Textbody" style:family="paragraph">
      <style:paragraph-properties fo:text-align="justify" fo:line-height="100%"/>
    </style:style>
    <style:style style:name="P489" style:parent-style-name="Textbody" style:family="paragraph">
      <style:paragraph-properties fo:text-align="justify" fo:line-height="100%"/>
    </style:style>
    <style:style style:name="P490" style:parent-style-name="Textbody" style:family="paragraph">
      <style:paragraph-properties fo:text-align="justify" fo:line-height="100%"/>
    </style:style>
    <style:style style:name="P491" style:parent-style-name="Textbody" style:family="paragraph">
      <style:paragraph-properties fo:text-align="justify" fo:line-height="100%"/>
    </style:style>
    <style:style style:name="P492" style:parent-style-name="Textbody" style:family="paragraph">
      <style:paragraph-properties fo:text-align="justify" fo:line-height="100%"/>
    </style:style>
    <style:style style:name="P493" style:parent-style-name="Textbody" style:family="paragraph">
      <style:paragraph-properties fo:text-align="justify" fo:line-height="100%"/>
    </style:style>
    <style:style style:name="P494" style:parent-style-name="Textbody" style:family="paragraph">
      <style:paragraph-properties fo:text-align="justify" fo:line-height="100%"/>
    </style:style>
    <style:style style:name="P495" style:parent-style-name="Textbody" style:family="paragraph">
      <style:paragraph-properties fo:text-align="justify" fo:line-height="100%"/>
    </style:style>
    <style:style style:name="P496" style:parent-style-name="Textbody" style:family="paragraph">
      <style:paragraph-properties fo:text-align="justify" fo:line-height="100%"/>
    </style:style>
    <style:style style:name="P497" style:parent-style-name="Textbody" style:family="paragraph">
      <style:paragraph-properties fo:text-align="justify" fo:line-height="100%"/>
    </style:style>
    <style:style style:name="P498" style:parent-style-name="Textbody" style:family="paragraph">
      <style:paragraph-properties fo:text-align="justify" fo:line-height="100%"/>
    </style:style>
    <style:style style:name="P499" style:parent-style-name="Textbody" style:family="paragraph">
      <style:paragraph-properties fo:text-align="justify" fo:line-height="100%"/>
    </style:style>
    <style:style style:name="P500" style:parent-style-name="Textbody" style:family="paragraph">
      <style:paragraph-properties fo:text-align="justify" fo:line-height="100%"/>
      <style:text-properties style:font-name="Consolas"/>
    </style:style>
    <style:style style:name="P501" style:parent-style-name="Textbody" style:family="paragraph">
      <style:paragraph-properties fo:text-align="justify" fo:line-height="100%"/>
    </style:style>
    <style:style style:name="T502" style:parent-style-name="Emphasis" style:family="text">
      <style:text-properties fo:font-style="normal" style:font-style-asian="normal" style:font-style-complex="normal" fo:font-size="12pt" style:font-size-asian="12pt"/>
    </style:style>
    <style:style style:name="P503" style:parent-style-name="Textbody" style:family="paragraph">
      <style:paragraph-properties fo:text-align="justify" fo:line-height="100%"/>
      <style:text-properties style:font-name="Consolas"/>
    </style:style>
    <style:style style:name="P504" style:parent-style-name="Textbody" style:family="paragraph">
      <style:paragraph-properties fo:text-align="justify" fo:line-height="100%"/>
    </style:style>
    <style:style style:name="T505" style:parent-style-name="Emphasis" style:family="text">
      <style:text-properties fo:font-style="normal" style:font-style-asian="normal" style:font-style-complex="normal" fo:font-size="12pt" style:font-size-asian="12pt"/>
    </style:style>
    <style:style style:name="P506" style:parent-style-name="Textbody" style:family="paragraph">
      <style:paragraph-properties fo:text-align="justify" fo:line-height="100%"/>
      <style:text-properties style:font-name="Consolas"/>
    </style:style>
    <style:style style:name="P507" style:parent-style-name="Textbody" style:family="paragraph">
      <style:paragraph-properties fo:text-align="justify" fo:line-height="100%"/>
    </style:style>
    <style:style style:name="T508" style:parent-style-name="Emphasis" style:family="text">
      <style:text-properties fo:font-style="normal" style:font-style-asian="normal" style:font-style-complex="normal" fo:font-size="12pt" style:font-size-asian="12pt"/>
    </style:style>
    <style:style style:name="P509" style:parent-style-name="Textbody" style:family="paragraph">
      <style:paragraph-properties fo:text-align="justify" fo:line-height="100%"/>
    </style:style>
    <style:style style:name="T510" style:parent-style-name="Emphasis" style:family="text">
      <style:text-properties fo:font-style="normal" style:font-style-asian="normal" style:font-style-complex="normal" fo:font-size="12pt" style:font-size-asian="12pt"/>
    </style:style>
    <style:style style:name="P511" style:parent-style-name="Textbody" style:family="paragraph">
      <style:paragraph-properties fo:text-align="justify" fo:line-height="100%"/>
    </style:style>
    <style:style style:name="T512" style:parent-style-name="Emphasis" style:family="text">
      <style:text-properties fo:font-style="normal" style:font-style-asian="normal" style:font-style-complex="normal" fo:font-size="12pt" style:font-size-asian="12pt"/>
    </style:style>
    <style:style style:name="P513" style:parent-style-name="Textbody" style:family="paragraph">
      <style:paragraph-properties fo:text-align="justify" fo:line-height="100%"/>
    </style:style>
    <style:style style:name="T514" style:parent-style-name="Emphasis" style:family="text">
      <style:text-properties fo:font-style="normal" style:font-style-asian="normal" style:font-style-complex="normal" fo:font-size="12pt" style:font-size-asian="12pt"/>
    </style:style>
    <style:style style:name="T515" style:parent-style-name="Emphasis" style:family="text">
      <style:text-properties fo:font-style="normal" style:font-style-asian="normal" style:font-style-complex="normal" fo:font-size="12pt" style:font-size-asian="12pt"/>
    </style:style>
    <style:style style:name="P516" style:parent-style-name="Textbody" style:family="paragraph">
      <style:paragraph-properties fo:text-align="justify" fo:line-height="100%"/>
      <style:text-properties style:font-name="Consolas"/>
    </style:style>
    <style:style style:name="P517" style:parent-style-name="Textbody" style:family="paragraph">
      <style:paragraph-properties fo:text-align="justify" fo:line-height="100%"/>
    </style:style>
    <style:style style:name="T518" style:parent-style-name="Emphasis" style:family="text">
      <style:text-properties fo:font-style="normal" style:font-style-asian="normal" style:font-style-complex="normal" fo:font-size="12pt" style:font-size-asian="12pt"/>
    </style:style>
    <style:style style:name="T519" style:parent-style-name="Emphasis" style:family="text">
      <style:text-properties fo:font-style="normal" style:font-style-asian="normal" style:font-style-complex="normal" fo:font-size="12pt" style:font-size-asian="12pt"/>
    </style:style>
    <style:style style:name="P520" style:parent-style-name="Textbody" style:family="paragraph">
      <style:paragraph-properties fo:text-align="justify" fo:line-height="100%"/>
      <style:text-properties style:font-name="Consolas"/>
    </style:style>
    <style:style style:name="P521" style:parent-style-name="Textbody" style:family="paragraph">
      <style:paragraph-properties fo:text-align="justify" fo:line-height="100%"/>
    </style:style>
    <style:style style:name="T522" style:parent-style-name="Emphasis" style:family="text">
      <style:text-properties fo:font-style="normal" style:font-style-asian="normal" style:font-style-complex="normal" fo:font-size="12pt" style:font-size-asian="12pt"/>
    </style:style>
    <style:style style:name="P523" style:parent-style-name="Textbody" style:family="paragraph">
      <style:paragraph-properties fo:text-align="justify" fo:line-height="100%"/>
    </style:style>
    <style:style style:name="T524" style:parent-style-name="Emphasis" style:family="text">
      <style:text-properties fo:font-style="normal" style:font-style-asian="normal" style:font-style-complex="normal" fo:font-size="12pt" style:font-size-asian="12pt"/>
    </style:style>
    <style:style style:name="P525" style:parent-style-name="Textbody" style:family="paragraph">
      <style:paragraph-properties fo:text-align="justify" fo:line-height="100%"/>
      <style:text-properties style:font-name="Consolas"/>
    </style:style>
    <style:style style:name="P526" style:parent-style-name="Textbody" style:family="paragraph">
      <style:paragraph-properties fo:text-align="justify" fo:line-height="100%"/>
    </style:style>
    <style:style style:name="T527" style:parent-style-name="Emphasis" style:family="text">
      <style:text-properties fo:font-style="normal" style:font-style-asian="normal" style:font-style-complex="normal" fo:font-size="12pt" style:font-size-asian="12pt"/>
    </style:style>
    <style:style style:name="T528" style:parent-style-name="Emphasis" style:family="text">
      <style:text-properties fo:font-style="normal" style:font-style-asian="normal" style:font-style-complex="normal" fo:font-size="12pt" style:font-size-asian="12pt"/>
    </style:style>
    <style:style style:name="P529" style:parent-style-name="Textbody" style:family="paragraph">
      <style:paragraph-properties fo:text-align="justify" fo:line-height="100%"/>
    </style:style>
    <style:style style:name="T530" style:parent-style-name="Emphasis" style:family="text">
      <style:text-properties fo:font-style="normal" style:font-style-asian="normal" style:font-style-complex="normal" fo:font-size="12pt" style:font-size-asian="12pt"/>
    </style:style>
    <style:style style:name="P531" style:parent-style-name="Textbody" style:family="paragraph">
      <style:paragraph-properties fo:text-align="justify" fo:line-height="100%"/>
    </style:style>
    <style:style style:name="T532" style:parent-style-name="Emphasis" style:family="text">
      <style:text-properties fo:font-style="normal" style:font-style-asian="normal" style:font-style-complex="normal" fo:font-size="12pt" style:font-size-asian="12pt"/>
    </style:style>
    <style:style style:name="P533" style:parent-style-name="Textbody" style:family="paragraph">
      <style:paragraph-properties fo:text-align="justify" fo:line-height="100%"/>
    </style:style>
    <style:style style:name="T534" style:parent-style-name="Emphasis" style:family="text">
      <style:text-properties fo:font-style="normal" style:font-style-asian="normal" style:font-style-complex="normal" fo:font-size="12pt" style:font-size-asian="12pt"/>
    </style:style>
    <style:style style:name="T535" style:parent-style-name="Emphasis" style:family="text">
      <style:text-properties fo:font-style="normal" style:font-style-asian="normal" style:font-style-complex="normal" fo:font-size="12pt" style:font-size-asian="12pt"/>
    </style:style>
    <style:style style:name="P536" style:parent-style-name="Textbody" style:family="paragraph">
      <style:paragraph-properties fo:text-align="justify" fo:line-height="100%"/>
    </style:style>
    <style:style style:name="T537" style:parent-style-name="Emphasis" style:family="text">
      <style:text-properties fo:font-style="normal" style:font-style-asian="normal" style:font-style-complex="normal" fo:font-size="12pt" style:font-size-asian="12pt"/>
    </style:style>
    <style:style style:name="P538" style:parent-style-name="Textbody" style:family="paragraph">
      <style:paragraph-properties fo:text-align="justify" fo:line-height="100%"/>
    </style:style>
    <style:style style:name="T539" style:parent-style-name="Emphasis" style:family="text">
      <style:text-properties fo:font-style="normal" style:font-style-asian="normal" style:font-style-complex="normal" fo:font-size="12pt" style:font-size-asian="12pt"/>
    </style:style>
    <style:style style:name="P540" style:parent-style-name="Textbody" style:family="paragraph">
      <style:paragraph-properties fo:text-align="justify" fo:line-height="100%"/>
    </style:style>
    <style:style style:name="T541" style:parent-style-name="Emphasis" style:family="text">
      <style:text-properties fo:font-style="normal" style:font-style-asian="normal" style:font-style-complex="normal" fo:font-size="12pt" style:font-size-asian="12pt"/>
    </style:style>
    <style:style style:name="T542" style:parent-style-name="Emphasis" style:family="text">
      <style:text-properties fo:font-style="normal" style:font-style-asian="normal" style:font-style-complex="normal" fo:font-size="12pt" style:font-size-asian="12pt"/>
    </style:style>
    <style:style style:name="P543" style:parent-style-name="Textbody" style:family="paragraph">
      <style:paragraph-properties fo:text-align="justify" fo:line-height="100%"/>
      <style:text-properties style:font-name="Consolas"/>
    </style:style>
    <style:style style:name="P544" style:parent-style-name="Textbody" style:family="paragraph">
      <style:paragraph-properties fo:text-align="justify" fo:line-height="100%"/>
    </style:style>
    <style:style style:name="T545" style:parent-style-name="Emphasis" style:family="text">
      <style:text-properties fo:font-style="normal" style:font-style-asian="normal" style:font-style-complex="normal" fo:font-size="12pt" style:font-size-asian="12pt"/>
    </style:style>
    <style:style style:name="P546" style:parent-style-name="Textbody" style:family="paragraph">
      <style:paragraph-properties fo:text-align="justify" fo:line-height="100%"/>
    </style:style>
    <style:style style:name="T547" style:parent-style-name="Emphasis" style:family="text">
      <style:text-properties fo:font-style="normal" style:font-style-asian="normal" style:font-style-complex="normal" fo:font-size="12pt" style:font-size-asian="12pt"/>
    </style:style>
    <style:style style:name="P548" style:parent-style-name="Textbody" style:family="paragraph">
      <style:paragraph-properties fo:text-align="justify" fo:line-height="100%"/>
    </style:style>
    <style:style style:name="T549" style:parent-style-name="Emphasis" style:family="text">
      <style:text-properties fo:font-style="normal" style:font-style-asian="normal" style:font-style-complex="normal" fo:font-size="12pt" style:font-size-asian="12pt"/>
    </style:style>
    <style:style style:name="P550" style:parent-style-name="Textbody" style:family="paragraph">
      <style:paragraph-properties fo:text-align="justify" fo:line-height="100%"/>
    </style:style>
    <style:style style:name="T551" style:parent-style-name="Emphasis" style:family="text">
      <style:text-properties fo:font-style="normal" style:font-style-asian="normal" style:font-style-complex="normal" fo:font-size="12pt" style:font-size-asian="12pt"/>
    </style:style>
    <style:style style:name="P552" style:parent-style-name="Textbody" style:family="paragraph">
      <style:paragraph-properties fo:text-align="justify" fo:line-height="100%"/>
    </style:style>
    <style:style style:name="T553" style:parent-style-name="Emphasis" style:family="text">
      <style:text-properties fo:font-style="normal" style:font-style-asian="normal" style:font-style-complex="normal" fo:font-size="12pt" style:font-size-asian="12pt"/>
    </style:style>
    <style:style style:name="P554" style:parent-style-name="Textbody" style:family="paragraph">
      <style:paragraph-properties fo:text-align="justify" fo:line-height="100%"/>
    </style:style>
    <style:style style:name="T555" style:parent-style-name="Emphasis" style:family="text">
      <style:text-properties fo:font-style="normal" style:font-style-asian="normal" style:font-style-complex="normal" fo:font-size="12pt" style:font-size-asian="12pt"/>
    </style:style>
    <style:style style:name="P556" style:parent-style-name="Textbody" style:family="paragraph">
      <style:paragraph-properties fo:text-align="justify" fo:line-height="100%"/>
      <style:text-properties style:font-name="Consolas"/>
    </style:style>
    <style:style style:name="P557" style:parent-style-name="Textbody" style:family="paragraph">
      <style:paragraph-properties fo:text-align="justify" fo:line-height="100%"/>
    </style:style>
    <style:style style:name="T558" style:parent-style-name="Emphasis" style:family="text">
      <style:text-properties fo:font-style="normal" style:font-style-asian="normal" style:font-style-complex="normal" fo:font-size="12pt" style:font-size-asian="12pt"/>
    </style:style>
    <style:style style:name="T559" style:parent-style-name="Emphasis" style:family="text">
      <style:text-properties fo:font-style="normal" style:font-style-asian="normal" style:font-style-complex="normal" fo:font-size="12pt" style:font-size-asian="12pt"/>
    </style:style>
    <style:style style:name="P560" style:parent-style-name="Textbody" style:family="paragraph">
      <style:paragraph-properties fo:text-align="justify" fo:line-height="100%"/>
    </style:style>
    <style:style style:name="T561" style:parent-style-name="Emphasis" style:family="text">
      <style:text-properties fo:font-style="normal" style:font-style-asian="normal" style:font-style-complex="normal" fo:font-size="12pt" style:font-size-asian="12pt"/>
    </style:style>
    <style:style style:name="P562" style:parent-style-name="Textbody" style:family="paragraph">
      <style:paragraph-properties fo:text-align="justify" fo:line-height="100%"/>
    </style:style>
    <style:style style:name="T563" style:parent-style-name="Emphasis" style:family="text">
      <style:text-properties fo:font-style="normal" style:font-style-asian="normal" style:font-style-complex="normal" fo:font-size="12pt" style:font-size-asian="12pt"/>
    </style:style>
    <style:style style:name="P564" style:parent-style-name="Textbody" style:family="paragraph">
      <style:paragraph-properties fo:text-align="justify" fo:line-height="100%"/>
      <style:text-properties style:font-name="Consolas"/>
    </style:style>
    <style:style style:name="P565" style:parent-style-name="Textbody" style:family="paragraph">
      <style:paragraph-properties fo:text-align="justify" fo:line-height="100%"/>
    </style:style>
    <style:style style:name="T566" style:parent-style-name="Emphasis" style:family="text">
      <style:text-properties fo:font-style="normal" style:font-style-asian="normal" style:font-style-complex="normal" fo:font-size="12pt" style:font-size-asian="12pt"/>
    </style:style>
    <style:style style:name="P567" style:parent-style-name="Textbody" style:family="paragraph">
      <style:paragraph-properties fo:text-align="justify" fo:line-height="100%"/>
    </style:style>
    <style:style style:name="T568" style:parent-style-name="Emphasis" style:family="text">
      <style:text-properties fo:font-style="normal" style:font-style-asian="normal" style:font-style-complex="normal" fo:font-size="12pt" style:font-size-asian="12pt"/>
    </style:style>
    <style:style style:name="P569" style:parent-style-name="Textbody" style:family="paragraph">
      <style:paragraph-properties fo:text-align="justify" fo:line-height="100%"/>
    </style:style>
    <style:style style:name="T570" style:parent-style-name="Emphasis" style:family="text">
      <style:text-properties fo:font-style="normal" style:font-style-asian="normal" style:font-style-complex="normal" fo:font-size="12pt" style:font-size-asian="12pt"/>
    </style:style>
    <style:style style:name="P571" style:parent-style-name="Textbody" style:family="paragraph">
      <style:paragraph-properties fo:text-align="justify" fo:line-height="100%"/>
    </style:style>
    <style:style style:name="T572" style:parent-style-name="Emphasis" style:family="text">
      <style:text-properties fo:font-style="normal" style:font-style-asian="normal" style:font-style-complex="normal" fo:font-size="12pt" style:font-size-asian="12pt"/>
    </style:style>
    <style:style style:name="T573" style:parent-style-name="Emphasis" style:family="text">
      <style:text-properties fo:font-style="normal" style:font-style-asian="normal" style:font-style-complex="normal" fo:font-size="12pt" style:font-size-asian="12pt"/>
    </style:style>
    <style:style style:name="P574" style:parent-style-name="Textbody" style:family="paragraph">
      <style:paragraph-properties fo:text-align="justify" fo:line-height="100%"/>
    </style:style>
    <style:style style:name="T575" style:parent-style-name="Emphasis" style:family="text">
      <style:text-properties fo:font-style="normal" style:font-style-asian="normal" style:font-style-complex="normal" fo:font-size="12pt" style:font-size-asian="12pt"/>
    </style:style>
    <style:style style:name="P576" style:parent-style-name="Textbody" style:family="paragraph">
      <style:paragraph-properties fo:text-align="justify" fo:line-height="100%"/>
    </style:style>
    <style:style style:name="T577" style:parent-style-name="Emphasis" style:family="text">
      <style:text-properties fo:font-style="normal" style:font-style-asian="normal" style:font-style-complex="normal" fo:font-size="12pt" style:font-size-asian="12pt"/>
    </style:style>
    <style:style style:name="P578" style:parent-style-name="Textbody" style:family="paragraph">
      <style:paragraph-properties fo:text-align="justify" fo:line-height="100%"/>
    </style:style>
    <style:style style:name="T579" style:parent-style-name="Emphasis" style:family="text">
      <style:text-properties fo:font-style="normal" style:font-style-asian="normal" style:font-style-complex="normal" fo:font-size="12pt" style:font-size-asian="12pt"/>
    </style:style>
    <style:style style:name="P580" style:parent-style-name="Textbody" style:family="paragraph">
      <style:paragraph-properties fo:text-align="justify" fo:line-height="100%"/>
    </style:style>
    <style:style style:name="T581" style:parent-style-name="Emphasis" style:family="text">
      <style:text-properties fo:font-style="normal" style:font-style-asian="normal" style:font-style-complex="normal" fo:font-size="12pt" style:font-size-asian="12pt"/>
    </style:style>
    <style:style style:name="T582" style:parent-style-name="Emphasis" style:family="text">
      <style:text-properties fo:font-style="normal" style:font-style-asian="normal" style:font-style-complex="normal" fo:font-size="12pt" style:font-size-asian="12pt"/>
    </style:style>
    <style:style style:name="T583" style:parent-style-name="DefaultParagraphFont" style:family="text">
      <style:text-properties fo:font-weight="bold" style:font-weight-asian="bold" style:font-weight-complex="bold"/>
    </style:style>
    <style:style style:name="P584" style:parent-style-name="Normal" style:family="paragraph">
      <style:paragraph-properties fo:widows="2" fo:orphans="2" style:vertical-align="auto" style:line-height-at-least="0.1979in" fo:background-color="#1E1E1E"/>
      <style:text-properties fo:hyphenate="true"/>
    </style:style>
    <style:style style:name="T585"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8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7"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58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9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9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593" style:parent-style-name="Normal" style:family="paragraph">
      <style:paragraph-properties fo:widows="2" fo:orphans="2" style:vertical-align="auto" style:line-height-at-least="0.1979in" fo:background-color="#1E1E1E"/>
      <style:text-properties fo:hyphenate="true"/>
    </style:style>
    <style:style style:name="T59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9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7" style:parent-style-name="DefaultParagraphFont" style:family="text">
      <style:text-properties fo:font-weight="bold" style:font-weight-asian="bold" style:font-weight-complex="bold"/>
    </style:style>
    <style:style style:name="P598" style:parent-style-name="Normal" style:family="paragraph">
      <style:paragraph-properties fo:widows="2" fo:orphans="2" style:vertical-align="auto" style:line-height-at-least="0.1979in" fo:background-color="#1E1E1E"/>
      <style:text-properties fo:hyphenate="true"/>
    </style:style>
    <style:style style:name="T59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1"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0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07" style:parent-style-name="Normal" style:family="paragraph">
      <style:paragraph-properties style:line-height-at-least="0.1979in" fo:background-color="#1E1E1E"/>
      <style:text-properties fo:hyphenate="true"/>
    </style:style>
    <style:style style:name="T60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20" style:parent-style-name="Normal" style:family="paragraph">
      <style:paragraph-properties fo:widows="2" fo:orphans="2" style:vertical-align="auto" style:line-height-at-least="0.1979in" fo:background-color="#1E1E1E"/>
      <style:text-properties fo:hyphenate="true"/>
    </style:style>
    <style:style style:name="T62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2" style:parent-style-name="DefaultParagraphFont" style:family="text">
      <style:text-properties fo:font-weight="bold" style:font-weight-asian="bold" style:font-weight-complex="bold"/>
    </style:style>
    <style:style style:name="P623" style:parent-style-name="Normal" style:family="paragraph">
      <style:paragraph-properties fo:widows="2" fo:orphans="2" style:vertical-align="auto" style:line-height-at-least="0.1979in" fo:background-color="#1E1E1E"/>
      <style:text-properties fo:hyphenate="true"/>
    </style:style>
    <style:style style:name="T624"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25"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2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3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3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3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3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3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9"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40" style:parent-style-name="Textbody" style:family="paragraph">
      <style:paragraph-properties fo:text-align="justify"/>
    </style:style>
    <style:style style:name="P641" style:parent-style-name="Textbody" style:family="paragraph">
      <style:paragraph-properties fo:text-align="justify"/>
    </style:style>
    <style:style style:name="P642" style:parent-style-name="Textbody" style:family="paragraph">
      <style:paragraph-properties fo:text-align="justify"/>
    </style:style>
    <style:style style:name="P643" style:parent-style-name="Textbody" style:family="paragraph">
      <style:paragraph-properties fo:text-align="justify"/>
    </style:style>
    <style:style style:name="P644" style:parent-style-name="Textbody" style:family="paragraph">
      <style:paragraph-properties fo:text-align="justify"/>
    </style:style>
    <style:style style:name="P645" style:parent-style-name="Textbody" style:family="paragraph">
      <style:paragraph-properties fo:text-align="justify"/>
    </style:style>
    <style:style style:name="P646" style:parent-style-name="Textbody" style:family="paragraph">
      <style:paragraph-properties fo:text-align="justify"/>
    </style:style>
    <style:style style:name="P647" style:parent-style-name="Textbody" style:family="paragraph">
      <style:paragraph-properties fo:text-align="justify"/>
    </style:style>
    <style:style style:name="P648" style:parent-style-name="Textbody" style:family="paragraph">
      <style:paragraph-properties fo:text-align="justify"/>
    </style:style>
    <style:style style:name="P649" style:parent-style-name="Textbody" style:family="paragraph">
      <style:paragraph-properties fo:text-align="justify"/>
    </style:style>
    <style:style style:name="P650" style:parent-style-name="Textbody" style:family="paragraph">
      <style:paragraph-properties fo:text-align="justify"/>
    </style:style>
    <style:style style:name="P651" style:parent-style-name="Textbody" style:family="paragraph">
      <style:paragraph-properties fo:text-align="justify"/>
    </style:style>
    <style:style style:name="P652" style:parent-style-name="Textbody" style:family="paragraph">
      <style:paragraph-properties fo:text-align="justify"/>
    </style:style>
    <style:style style:name="P653" style:parent-style-name="Textbody" style:family="paragraph">
      <style:paragraph-properties fo:text-align="justify"/>
    </style:style>
    <style:style style:name="P654" style:parent-style-name="Textbody" style:family="paragraph">
      <style:paragraph-properties fo:text-align="justify"/>
      <style:text-properties fo:font-weight="bold" style:font-weight-asian="bold" style:font-weight-complex="bold"/>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paragraph-properties fo:text-align="justify" fo:line-height="100%"/>
      <style:text-properties fo:font-size="11pt" style:font-size-asian="11pt" style:font-size-complex="11pt"/>
    </style:style>
    <style:style style:name="P695" style:parent-style-name="Textbody" style:family="paragraph">
      <style:paragraph-properties fo:text-align="justify" fo:line-height="100%"/>
      <style:text-properties fo:font-size="11pt" style:font-size-asian="11pt" style:font-size-complex="11pt"/>
    </style:style>
    <style:style style:name="P696" style:parent-style-name="Textbody" style:family="paragraph">
      <style:paragraph-properties fo:text-align="justify" fo:line-height="100%"/>
      <style:text-properties fo:font-size="11pt" style:font-size-asian="11pt" style:font-size-complex="11pt"/>
    </style:style>
    <style:style style:name="P697" style:parent-style-name="Textbody" style:family="paragraph">
      <style:paragraph-properties fo:text-align="justify" fo:line-height="100%"/>
      <style:text-properties fo:font-size="11pt" style:font-size-asian="11pt" style:font-size-complex="11pt"/>
    </style:style>
    <style:style style:name="P698" style:parent-style-name="Textbody" style:family="paragraph">
      <style:paragraph-properties fo:text-align="justify" fo:line-height="100%"/>
      <style:text-properties fo:font-size="11pt" style:font-size-asian="11pt" style:font-size-complex="11pt"/>
    </style:style>
    <style:style style:name="P699" style:parent-style-name="Textbody" style:family="paragraph">
      <style:paragraph-properties fo:text-align="justify" fo:line-height="100%"/>
      <style:text-properties fo:font-size="11pt" style:font-size-asian="11pt" style:font-size-complex="11pt"/>
    </style:style>
    <style:style style:name="P700" style:parent-style-name="Textbody" style:family="paragraph">
      <style:paragraph-properties fo:text-align="justify" fo:line-height="100%"/>
      <style:text-properties fo:font-size="11pt" style:font-size-asian="11pt" style:font-size-complex="11pt"/>
    </style:style>
    <style:style style:name="P701" style:parent-style-name="Textbody" style:family="paragraph">
      <style:paragraph-properties fo:text-align="justify" fo:line-height="100%"/>
      <style:text-properties fo:font-size="11pt" style:font-size-asian="11pt" style:font-size-complex="11pt"/>
    </style:style>
    <style:style style:name="P702" style:parent-style-name="Textbody" style:family="paragraph"/>
    <style:style style:name="P703" style:parent-style-name="Textbody" style:family="paragraph">
      <style:paragraph-properties fo:margin-left="0.7875in">
        <style:tab-stops/>
      </style:paragraph-properties>
    </style:style>
    <style:style style:name="P704" style:parent-style-name="Textbody" style:family="paragraph">
      <style:paragraph-properties fo:margin-left="0.7875in">
        <style:tab-stops/>
      </style:paragraph-properties>
    </style:style>
    <style:style style:name="P705" style:parent-style-name="Textbody" style:family="paragraph">
      <style:paragraph-properties fo:margin-left="0.7875in">
        <style:tab-stops/>
      </style:paragraph-properties>
    </style:style>
    <style:style style:name="P706" style:parent-style-name="Textbody" style:family="paragraph">
      <style:paragraph-properties fo:margin-left="0.7875in">
        <style:tab-stops/>
      </style:paragraph-properties>
    </style:style>
    <style:style style:name="P707" style:parent-style-name="Textbody" style:family="paragraph"/>
    <style:style style:name="P708" style:parent-style-name="Textbody" style:family="paragraph"/>
    <style:style style:name="P709" style:parent-style-name="Textbody" style:family="paragraph"/>
    <style:style style:name="P710" style:parent-style-name="Standard" style:family="paragraph">
      <style:paragraph-properties fo:margin-left="0.7875in" fo:text-indent="-0.25in">
        <style:tab-stops/>
      </style:paragraph-properties>
      <style:text-properties fo:background-color="#E6E6E6"/>
    </style:style>
    <style:style style:name="P711" style:parent-style-name="Standard" style:family="paragraph">
      <style:paragraph-properties fo:margin-left="0.7875in" fo:text-indent="-0.25in">
        <style:tab-stops/>
      </style:paragraph-properties>
      <style:text-properties fo:background-color="#E6E6E6"/>
    </style:style>
    <style:style style:name="P712" style:parent-style-name="Standard" style:family="paragraph">
      <style:paragraph-properties fo:margin-left="0.7875in" fo:text-indent="-0.25in">
        <style:tab-stops/>
      </style:paragraph-properties>
      <style:text-properties fo:background-color="#E6E6E6"/>
    </style:style>
    <style:style style:name="P713" style:parent-style-name="Standard" style:family="paragraph">
      <style:paragraph-properties fo:margin-left="0.7875in">
        <style:tab-stops/>
      </style:paragraph-properties>
      <style:text-properties fo:background-color="#E6E6E6"/>
    </style:style>
    <style:style style:name="P714" style:parent-style-name="Standard" style:family="paragraph">
      <style:paragraph-properties fo:margin-left="0.7875in">
        <style:tab-stops/>
      </style:paragraph-properties>
      <style:text-properties fo:background-color="#E6E6E6"/>
    </style:style>
    <style:style style:name="P715" style:parent-style-name="Standard" style:family="paragraph">
      <style:paragraph-properties fo:margin-left="0.7875in">
        <style:tab-stops/>
      </style:paragraph-properties>
      <style:text-properties fo:background-color="#E6E6E6"/>
    </style:style>
    <style:style style:name="P716" style:parent-style-name="Standard" style:family="paragraph">
      <style:paragraph-properties fo:margin-left="0.7875in">
        <style:tab-stops/>
      </style:paragraph-properties>
      <style:text-properties fo:background-color="#E6E6E6"/>
    </style:style>
    <style:style style:name="P717" style:parent-style-name="Standard" style:family="paragraph">
      <style:paragraph-properties fo:margin-left="0.7875in">
        <style:tab-stops/>
      </style:paragraph-properties>
      <style:text-properties fo:background-color="#E6E6E6"/>
    </style:style>
    <style:style style:name="P718" style:parent-style-name="Standard" style:family="paragraph">
      <style:paragraph-properties fo:margin-left="0.7875in">
        <style:tab-stops/>
      </style:paragraph-properties>
      <style:text-properties fo:background-color="#E6E6E6"/>
    </style:style>
    <style:style style:name="P719" style:parent-style-name="Standard" style:family="paragraph">
      <style:paragraph-properties fo:margin-left="0.7875in">
        <style:tab-stops/>
      </style:paragraph-properties>
      <style:text-properties fo:background-color="#E6E6E6"/>
    </style:style>
    <style:style style:name="P720" style:parent-style-name="Standard" style:family="paragraph">
      <style:paragraph-properties fo:margin-left="0.7875in">
        <style:tab-stops/>
      </style:paragraph-properties>
      <style:text-properties fo:background-color="#E6E6E6"/>
    </style:style>
    <style:style style:name="P721" style:parent-style-name="Standard" style:family="paragraph">
      <style:paragraph-properties fo:margin-left="0.7875in">
        <style:tab-stops/>
      </style:paragraph-properties>
      <style:text-properties fo:background-color="#E6E6E6"/>
    </style:style>
    <style:style style:name="P722" style:parent-style-name="Standard" style:family="paragraph">
      <style:paragraph-properties fo:margin-left="0.7875in">
        <style:tab-stops/>
      </style:paragraph-properties>
      <style:text-properties fo:background-color="#E6E6E6"/>
    </style:style>
    <style:style style:name="P723" style:parent-style-name="Standard" style:family="paragraph">
      <style:paragraph-properties fo:margin-left="0.7875in">
        <style:tab-stops/>
      </style:paragraph-properties>
      <style:text-properties fo:background-color="#E6E6E6"/>
    </style:style>
    <style:style style:name="P724" style:parent-style-name="Standard" style:family="paragraph">
      <style:paragraph-properties fo:margin-left="0.7875in">
        <style:tab-stops/>
      </style:paragraph-properties>
      <style:text-properties fo:background-color="#E6E6E6"/>
    </style:style>
    <style:style style:name="P725" style:parent-style-name="Standard" style:family="paragraph">
      <style:paragraph-properties fo:margin-left="0.7875in">
        <style:tab-stops/>
      </style:paragraph-properties>
      <style:text-properties fo:background-color="#E6E6E6"/>
    </style:style>
    <style:style style:name="P726" style:parent-style-name="Standard" style:family="paragraph">
      <style:paragraph-properties fo:margin-left="0.7875in">
        <style:tab-stops/>
      </style:paragraph-properties>
      <style:text-properties fo:background-color="#E6E6E6"/>
    </style:style>
    <style:style style:name="P727" style:parent-style-name="Standard" style:family="paragraph">
      <style:paragraph-properties fo:margin-left="0.7875in" fo:text-indent="-0.25in">
        <style:tab-stops/>
      </style:paragraph-properties>
      <style:text-properties fo:background-color="#E6E6E6"/>
    </style:style>
    <style:style style:name="P728" style:parent-style-name="Standard" style:family="paragraph">
      <style:paragraph-properties fo:margin-left="0.7875in">
        <style:tab-stops/>
      </style:paragraph-properties>
      <style:text-properties fo:background-color="#E6E6E6"/>
    </style:style>
    <style:style style:name="P729" style:parent-style-name="Standard" style:family="paragraph">
      <style:paragraph-properties fo:margin-left="0.7875in">
        <style:tab-stops/>
      </style:paragraph-properties>
      <style:text-properties fo:background-color="#E6E6E6"/>
    </style:style>
    <style:style style:name="P730" style:parent-style-name="Standard" style:family="paragraph">
      <style:text-properties fo:background-color="#FFFFFF"/>
    </style:style>
    <style:style style:name="P731" style:parent-style-name="Textbody" style:family="paragraph">
      <style:paragraph-properties fo:text-align="justify"/>
    </style:style>
    <style:style style:name="P732" style:parent-style-name="Textbody" style:family="paragraph">
      <style:paragraph-properties fo:text-align="justify"/>
    </style:style>
    <style:style style:name="P733" style:parent-style-name="Textbody" style:family="paragraph">
      <style:paragraph-properties fo:text-align="justify"/>
    </style:style>
    <style:style style:name="P734" style:parent-style-name="Textbody" style:family="paragraph">
      <style:paragraph-properties fo:text-align="justify"/>
    </style:style>
    <style:style style:name="P735" style:parent-style-name="Normal" style:family="paragraph">
      <style:paragraph-properties fo:widows="2" fo:orphans="2" style:vertical-align="auto" style:line-height-at-least="0.1979in" fo:background-color="#1E1E1E"/>
      <style:text-properties fo:hyphenate="true"/>
    </style:style>
    <style:style style:name="T73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3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3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40" style:parent-style-name="Normal" style:family="paragraph">
      <style:paragraph-properties fo:widows="2" fo:orphans="2" style:vertical-align="auto" style:line-height-at-least="0.1979in" fo:background-color="#1E1E1E"/>
      <style:text-properties fo:hyphenate="true"/>
    </style:style>
    <style:style style:name="T74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4"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74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46" style:parent-style-name="Normal" style:family="paragraph">
      <style:paragraph-properties fo:widows="2" fo:orphans="2" style:vertical-align="auto" style:line-height-at-least="0.1979in" fo:background-color="#1E1E1E"/>
      <style:text-properties fo:hyphenate="true"/>
    </style:style>
    <style:style style:name="T74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2" style:parent-style-name="Normal" style:family="paragraph">
      <style:paragraph-properties fo:widows="2" fo:orphans="2" style:vertical-align="auto" style:line-height-at-least="0.1979in" fo:background-color="#1E1E1E"/>
      <style:text-properties fo:hyphenate="true"/>
    </style:style>
    <style:style style:name="T75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8" style:parent-style-name="Normal" style:family="paragraph">
      <style:paragraph-properties fo:widows="2" fo:orphans="2" style:vertical-align="auto" style:line-height-at-least="0.1979in" fo:background-color="#1E1E1E"/>
      <style:text-properties fo:hyphenate="true"/>
    </style:style>
    <style:style style:name="T75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4" style:parent-style-name="Normal" style:family="paragraph">
      <style:paragraph-properties fo:widows="2" fo:orphans="2" style:vertical-align="auto" style:line-height-at-least="0.1979in" fo:text-indent="0.5in" fo:background-color="#1E1E1E"/>
      <style:text-properties fo:hyphenate="true"/>
    </style:style>
    <style:style style:name="T76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7"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6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9" style:parent-style-name="Normal" style:family="paragraph">
      <style:paragraph-properties fo:widows="2" fo:orphans="2" style:vertical-align="auto" style:line-height-at-least="0.1979in" fo:background-color="#1E1E1E"/>
      <style:text-properties fo:hyphenate="true"/>
    </style:style>
    <style:style style:name="T77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4"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7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76" style:parent-style-name="Textbody" style:family="paragraph">
      <style:paragraph-properties fo:text-align="justify"/>
    </style:style>
    <style:style style:name="P777" style:parent-style-name="Textbody" style:family="paragraph">
      <style:paragraph-properties fo:text-align="justify" fo:margin-left="0.7875in">
        <style:tab-stops/>
      </style:paragraph-properties>
    </style:style>
    <style:style style:name="P778" style:parent-style-name="Textbody" style:family="paragraph">
      <style:paragraph-properties fo:text-align="justify" fo:margin-left="0.7875in">
        <style:tab-stops/>
      </style:paragraph-properties>
    </style:style>
    <style:style style:name="P779" style:parent-style-name="Textbody" style:family="paragraph">
      <style:paragraph-properties fo:text-align="justify" fo:margin-left="0.7875in">
        <style:tab-stops/>
      </style:paragraph-properties>
    </style:style>
    <style:style style:name="P780" style:parent-style-name="Textbody" style:family="paragraph">
      <style:paragraph-properties fo:text-align="justify" fo:margin-left="0.7875in">
        <style:tab-stops/>
      </style:paragraph-properties>
    </style:style>
    <style:style style:name="P781" style:parent-style-name="Textbody" style:family="paragraph">
      <style:paragraph-properties fo:text-align="justify" fo:margin-left="0.7875in">
        <style:tab-stops/>
      </style:paragraph-properties>
    </style:style>
    <style:style style:name="P782" style:parent-style-name="Textbody" style:family="paragraph">
      <style:paragraph-properties fo:text-align="justify" fo:margin-left="0.7875in">
        <style:tab-stops/>
      </style:paragraph-properties>
    </style:style>
    <style:style style:name="P783" style:parent-style-name="Textbody" style:family="paragraph">
      <style:paragraph-properties fo:text-align="justify" fo:margin-left="0.7875in">
        <style:tab-stops/>
      </style:paragraph-properties>
    </style:style>
    <style:style style:name="P784" style:parent-style-name="Textbody" style:family="paragraph">
      <style:paragraph-properties fo:text-align="justify" fo:margin-left="0.7875in">
        <style:tab-stops/>
      </style:paragraph-properties>
    </style:style>
    <style:style style:name="P785" style:parent-style-name="Textbody" style:family="paragraph">
      <style:paragraph-properties fo:text-align="justify" fo:margin-left="0.7875in">
        <style:tab-stops/>
      </style:paragraph-properties>
    </style:style>
    <style:style style:name="P786" style:parent-style-name="Textbody" style:family="paragraph">
      <style:paragraph-properties fo:text-align="justify" fo:margin-left="0.7875in">
        <style:tab-stops/>
      </style:paragraph-properties>
    </style:style>
    <style:style style:name="P787" style:parent-style-name="Textbody" style:family="paragraph">
      <style:paragraph-properties fo:text-align="justify" fo:margin-left="0.7875in">
        <style:tab-stops/>
      </style:paragraph-properties>
    </style:style>
    <style:style style:name="P788" style:parent-style-name="Textbody" style:family="paragraph">
      <style:paragraph-properties fo:text-align="justify" fo:margin-left="0.7875in">
        <style:tab-stops/>
      </style:paragraph-properties>
    </style:style>
    <style:style style:name="P789" style:parent-style-name="Textbody" style:family="paragraph">
      <style:paragraph-properties fo:text-align="justify" fo:margin-left="0.7875in">
        <style:tab-stops/>
      </style:paragraph-properties>
    </style:style>
    <style:style style:name="P790" style:parent-style-name="Textbody" style:family="paragraph">
      <style:paragraph-properties fo:text-align="justify" fo:margin-left="0.7875in">
        <style:tab-stops/>
      </style:paragraph-properties>
    </style:style>
    <style:style style:name="P791" style:parent-style-name="Textbody" style:family="paragraph">
      <style:paragraph-properties fo:text-align="justify" fo:margin-left="0.7875in">
        <style:tab-stops/>
      </style:paragraph-properties>
    </style:style>
    <style:style style:name="P792" style:parent-style-name="Textbody" style:family="paragraph">
      <style:paragraph-properties fo:text-align="justify" fo:margin-left="0.7875in">
        <style:tab-stops/>
      </style:paragraph-properties>
    </style:style>
    <style:style style:name="P793" style:parent-style-name="Textbody" style:family="paragraph">
      <style:paragraph-properties fo:text-align="justify" fo:margin-left="0.7875in">
        <style:tab-stops/>
      </style:paragraph-properties>
    </style:style>
    <style:style style:name="P794" style:parent-style-name="Textbody" style:family="paragraph">
      <style:paragraph-properties fo:text-align="justify" fo:margin-left="0.7875in">
        <style:tab-stops/>
      </style:paragraph-properties>
    </style:style>
    <style:style style:name="P795" style:parent-style-name="Textbody" style:family="paragraph">
      <style:paragraph-properties fo:text-align="justify" fo:margin-left="0.7875in">
        <style:tab-stops/>
      </style:paragraph-properties>
    </style:style>
    <style:style style:name="P796" style:parent-style-name="Textbody" style:family="paragraph">
      <style:paragraph-properties fo:text-align="justify" fo:margin-left="0.7875in">
        <style:tab-stops/>
      </style:paragraph-properties>
    </style:style>
    <style:style style:name="P797" style:parent-style-name="Textbody" style:family="paragraph">
      <style:paragraph-properties fo:text-align="justify" fo:margin-left="0.7875in">
        <style:tab-stops/>
      </style:paragraph-properties>
    </style:style>
    <style:style style:name="P798" style:parent-style-name="Textbody" style:family="paragraph">
      <style:paragraph-properties fo:text-align="justify" fo:margin-left="0.7875in">
        <style:tab-stops/>
      </style:paragraph-properties>
    </style:style>
    <style:style style:name="P799" style:parent-style-name="Textbody" style:family="paragraph">
      <style:paragraph-properties fo:text-align="justify" fo:margin-left="0.7875in">
        <style:tab-stops/>
      </style:paragraph-properties>
    </style:style>
    <style:style style:name="P800" style:parent-style-name="Textbody" style:family="paragraph">
      <style:paragraph-properties fo:text-align="justify" fo:margin-left="0.7875in">
        <style:tab-stops/>
      </style:paragraph-properties>
    </style:style>
    <style:style style:name="P801" style:parent-style-name="Textbody" style:family="paragraph">
      <style:paragraph-properties fo:text-align="justify" fo:margin-left="0.7875in">
        <style:tab-stops/>
      </style:paragraph-properties>
    </style:style>
    <style:style style:name="P802" style:parent-style-name="Textbody" style:family="paragraph">
      <style:paragraph-properties fo:text-align="justify" fo:margin-left="0.7875in">
        <style:tab-stops/>
      </style:paragraph-properties>
    </style:style>
    <style:style style:name="P803" style:parent-style-name="Textbody" style:family="paragraph">
      <style:paragraph-properties fo:text-align="justify" fo:margin-left="0.7875in">
        <style:tab-stops/>
      </style:paragraph-properties>
    </style:style>
    <style:style style:name="P804" style:parent-style-name="Textbody" style:family="paragraph">
      <style:paragraph-properties fo:text-align="justify" fo:margin-left="0.7875in">
        <style:tab-stops/>
      </style:paragraph-properties>
    </style:style>
    <style:style style:name="P805" style:parent-style-name="Textbody" style:family="paragraph">
      <style:paragraph-properties fo:text-align="justify" fo:margin-left="0.7875in">
        <style:tab-stops/>
      </style:paragraph-properties>
    </style:style>
    <style:style style:name="P806" style:parent-style-name="Textbody" style:family="paragraph">
      <style:paragraph-properties fo:text-align="justify" fo:margin-left="0.7875in">
        <style:tab-stops/>
      </style:paragraph-properties>
    </style:style>
    <style:style style:name="P807" style:parent-style-name="Textbody" style:family="paragraph">
      <style:paragraph-properties fo:text-align="justify"/>
    </style:style>
    <style:style style:name="P808" style:parent-style-name="Textbody" style:family="paragraph">
      <style:paragraph-properties fo:text-align="justify" fo:margin-left="0.7875in">
        <style:tab-stops/>
      </style:paragraph-properties>
    </style:style>
    <style:style style:name="P809" style:parent-style-name="Textbody" style:family="paragraph">
      <style:paragraph-properties fo:text-align="justify" fo:margin-left="0.7875in">
        <style:tab-stops/>
      </style:paragraph-properties>
    </style:style>
    <style:style style:name="P810" style:parent-style-name="Textbody" style:family="paragraph">
      <style:paragraph-properties fo:text-align="justify" fo:margin-left="0.7875in">
        <style:tab-stops/>
      </style:paragraph-properties>
    </style:style>
    <style:style style:name="P811" style:parent-style-name="Textbody" style:family="paragraph">
      <style:paragraph-properties fo:text-align="justify" fo:margin-left="0.7875in">
        <style:tab-stops/>
      </style:paragraph-properties>
    </style:style>
    <style:style style:name="P812" style:parent-style-name="Textbody" style:family="paragraph">
      <style:paragraph-properties fo:text-align="justify" fo:margin-left="0.7875in">
        <style:tab-stops/>
      </style:paragraph-properties>
    </style:style>
    <style:style style:name="P813" style:parent-style-name="Textbody" style:family="paragraph">
      <style:paragraph-properties fo:text-align="justify" fo:margin-left="0.7875in">
        <style:tab-stops/>
      </style:paragraph-properties>
    </style:style>
    <style:style style:name="P814" style:parent-style-name="Textbody" style:family="paragraph">
      <style:paragraph-properties fo:text-align="justify"/>
    </style:style>
    <style:style style:name="P815" style:parent-style-name="Textbody" style:family="paragraph">
      <style:paragraph-properties fo:text-align="justify"/>
    </style:style>
    <style:style style:name="P816" style:parent-style-name="Textbody" style:family="paragraph">
      <style:paragraph-properties fo:text-align="justify" fo:margin-left="0.7875in">
        <style:tab-stops/>
      </style:paragraph-properties>
    </style:style>
    <style:style style:name="P817" style:parent-style-name="Textbody" style:family="paragraph">
      <style:paragraph-properties fo:text-align="justify" fo:margin-left="0.7875in">
        <style:tab-stops/>
      </style:paragraph-properties>
    </style:style>
    <style:style style:name="P818" style:parent-style-name="Textbody" style:family="paragraph">
      <style:paragraph-properties fo:text-align="justify" fo:margin-left="0.7875in">
        <style:tab-stops/>
      </style:paragraph-properties>
    </style:style>
    <style:style style:name="P819" style:parent-style-name="Textbody" style:family="paragraph">
      <style:paragraph-properties fo:text-align="justify" fo:margin-left="0.7875in">
        <style:tab-stops/>
      </style:paragraph-properties>
    </style:style>
    <style:style style:name="P820" style:parent-style-name="Textbody" style:family="paragraph">
      <style:paragraph-properties fo:text-align="justify" fo:margin-left="0.7875in">
        <style:tab-stops/>
      </style:paragraph-properties>
    </style:style>
    <style:style style:name="P821" style:parent-style-name="Textbody" style:family="paragraph">
      <style:paragraph-properties fo:text-align="justify" fo:margin-left="0.7875in">
        <style:tab-stops/>
      </style:paragraph-properties>
    </style:style>
    <style:style style:name="P822" style:parent-style-name="Textbody" style:family="paragraph">
      <style:paragraph-properties fo:text-align="justify" fo:line-height="100%"/>
    </style:style>
    <style:style style:name="T823" style:parent-style-name="DefaultParagraphFont" style:family="text">
      <style:text-properties fo:font-size="11pt" style:font-size-asian="11pt" style:font-size-complex="11pt"/>
    </style:style>
    <style:style style:name="P824" style:parent-style-name="Textbody" style:family="paragraph">
      <style:paragraph-properties fo:text-align="justify" fo:line-height="100%"/>
      <style:text-properties fo:font-size="11pt" style:font-size-asian="11pt" style:font-size-complex="11pt"/>
    </style:style>
    <style:style style:name="P825" style:parent-style-name="Textbody" style:family="paragraph">
      <style:paragraph-properties fo:text-align="justify" fo:line-height="100%"/>
      <style:text-properties fo:font-size="11pt" style:font-size-asian="11pt" style:font-size-complex="11pt"/>
    </style:style>
    <style:style style:name="P826" style:parent-style-name="Textbody" style:family="paragraph">
      <style:paragraph-properties fo:text-align="justify" fo:line-height="100%"/>
      <style:text-properties fo:font-size="11pt" style:font-size-asian="11pt" style:font-size-complex="11pt"/>
    </style:style>
    <style:style style:name="P827" style:parent-style-name="Textbody" style:family="paragraph">
      <style:paragraph-properties fo:text-align="justify" fo:line-height="100%"/>
      <style:text-properties fo:font-size="11pt" style:font-size-asian="11pt" style:font-size-complex="11pt"/>
    </style:style>
    <style:style style:name="P828" style:parent-style-name="Textbody" style:family="paragraph">
      <style:paragraph-properties fo:text-align="justify" fo:line-height="100%"/>
      <style:text-properties fo:font-size="11pt" style:font-size-asian="11pt" style:font-size-complex="11pt"/>
    </style:style>
    <style:style style:name="P829" style:parent-style-name="Textbody" style:family="paragraph">
      <style:paragraph-properties fo:text-align="justify" fo:line-height="100%"/>
      <style:text-properties fo:font-size="11pt" style:font-size-asian="11pt" style:font-size-complex="11pt"/>
    </style:style>
    <style:style style:name="P830" style:parent-style-name="Textbody" style:family="paragraph">
      <style:paragraph-properties fo:text-align="justify" fo:line-height="100%"/>
      <style:text-properties fo:font-size="11pt" style:font-size-asian="11pt" style:font-size-complex="11pt"/>
    </style:style>
    <style:style style:name="P831" style:parent-style-name="Textbody" style:family="paragraph">
      <style:paragraph-properties fo:text-align="justify" fo:line-height="100%"/>
      <style:text-properties fo:font-size="11pt" style:font-size-asian="11pt" style:font-size-complex="11pt"/>
    </style:style>
    <style:style style:name="P832" style:parent-style-name="Textbody" style:family="paragraph">
      <style:paragraph-properties fo:text-align="justify" fo:line-height="100%"/>
      <style:text-properties fo:font-size="11pt" style:font-size-asian="11pt" style:font-size-complex="11pt"/>
    </style:style>
    <style:style style:name="P833" style:parent-style-name="Textbody" style:family="paragraph">
      <style:paragraph-properties fo:text-align="justify" fo:line-height="100%"/>
      <style:text-properties fo:font-size="11pt" style:font-size-asian="11pt" style:font-size-complex="11pt"/>
    </style:style>
    <style:style style:name="P834" style:parent-style-name="Textbody" style:family="paragraph">
      <style:paragraph-properties fo:text-align="justify" fo:line-height="100%"/>
      <style:text-properties fo:font-size="11pt" style:font-size-asian="11pt" style:font-size-complex="11pt"/>
    </style:style>
    <style:style style:name="P835" style:parent-style-name="Textbody" style:family="paragraph">
      <style:paragraph-properties fo:text-align="justify" fo:line-height="100%"/>
      <style:text-properties fo:font-size="11pt" style:font-size-asian="11pt" style:font-size-complex="11pt"/>
    </style:style>
    <style:style style:name="P836" style:parent-style-name="Textbody" style:family="paragraph">
      <style:paragraph-properties fo:text-align="justify" fo:line-height="100%"/>
      <style:text-properties fo:font-size="11pt" style:font-size-asian="11pt" style:font-size-complex="11pt"/>
    </style:style>
    <style:style style:name="P837" style:parent-style-name="Textbody" style:family="paragraph">
      <style:paragraph-properties fo:text-align="justify" fo:line-height="100%"/>
      <style:text-properties fo:font-size="11pt" style:font-size-asian="11pt" style:font-size-complex="11pt"/>
    </style:style>
    <style:style style:name="P838" style:parent-style-name="Textbody" style:family="paragraph">
      <style:paragraph-properties fo:text-align="justify" fo:line-height="100%"/>
      <style:text-properties fo:font-size="11pt" style:font-size-asian="11pt" style:font-size-complex="11pt"/>
    </style:style>
    <style:style style:name="P839" style:parent-style-name="Textbody" style:family="paragraph">
      <style:paragraph-properties fo:text-align="justify" fo:line-height="100%"/>
      <style:text-properties fo:font-size="11pt" style:font-size-asian="11pt" style:font-size-complex="11pt"/>
    </style:style>
    <style:style style:name="P840" style:parent-style-name="Textbody" style:family="paragraph">
      <style:paragraph-properties fo:text-align="justify" fo:line-height="100%"/>
      <style:text-properties fo:font-size="11pt" style:font-size-asian="11pt" style:font-size-complex="11pt"/>
    </style:style>
    <style:style style:name="P841" style:parent-style-name="Textbody" style:family="paragraph">
      <style:paragraph-properties fo:text-align="justify" fo:line-height="100%"/>
      <style:text-properties fo:font-size="11pt" style:font-size-asian="11pt" style:font-size-complex="11pt"/>
    </style:style>
    <style:style style:name="P842" style:parent-style-name="Textbody" style:family="paragraph">
      <style:paragraph-properties fo:text-align="justify" fo:line-height="100%"/>
      <style:text-properties fo:font-size="11pt" style:font-size-asian="11pt" style:font-size-complex="11pt"/>
    </style:style>
    <style:style style:name="P843" style:parent-style-name="Textbody" style:family="paragraph">
      <style:paragraph-properties fo:text-align="justify" fo:line-height="100%"/>
      <style:text-properties fo:font-size="11pt" style:font-size-asian="11pt" style:font-size-complex="11pt"/>
    </style:style>
    <style:style style:name="P844" style:parent-style-name="Textbody" style:family="paragraph">
      <style:paragraph-properties fo:text-align="justify" fo:line-height="100%"/>
      <style:text-properties fo:font-size="11pt" style:font-size-asian="11pt" style:font-size-complex="11pt"/>
    </style:style>
    <style:style style:name="P845" style:parent-style-name="Textbody" style:family="paragraph">
      <style:paragraph-properties fo:text-align="justify" fo:line-height="100%"/>
      <style:text-properties fo:font-size="11pt" style:font-size-asian="11pt" style:font-size-complex="11pt"/>
    </style:style>
    <style:style style:name="P846" style:parent-style-name="Textbody" style:family="paragraph">
      <style:paragraph-properties fo:text-align="justify" fo:line-height="100%"/>
      <style:text-properties fo:font-size="11pt" style:font-size-asian="11pt" style:font-size-complex="11pt"/>
    </style:style>
    <style:style style:name="P847" style:parent-style-name="Textbody" style:family="paragraph">
      <style:paragraph-properties fo:text-align="justify" fo:line-height="100%"/>
      <style:text-properties fo:font-size="11pt" style:font-size-asian="11pt" style:font-size-complex="11pt"/>
    </style:style>
    <style:style style:name="P848" style:parent-style-name="Textbody" style:family="paragraph">
      <style:paragraph-properties fo:text-align="justify" fo:line-height="100%"/>
      <style:text-properties fo:font-size="11pt" style:font-size-asian="11pt" style:font-size-complex="11pt"/>
    </style:style>
    <style:style style:name="P849" style:parent-style-name="Textbody" style:family="paragraph">
      <style:paragraph-properties fo:text-align="justify" fo:line-height="100%"/>
      <style:text-properties fo:font-size="11pt" style:font-size-asian="11pt" style:font-size-complex="11pt"/>
    </style:style>
    <style:style style:name="P850" style:parent-style-name="Textbody" style:family="paragraph">
      <style:paragraph-properties fo:text-align="justify" fo:line-height="100%"/>
      <style:text-properties fo:font-size="11pt" style:font-size-asian="11pt" style:font-size-complex="11pt"/>
    </style:style>
    <style:style style:name="P851" style:parent-style-name="Textbody" style:family="paragraph">
      <style:paragraph-properties fo:text-align="justify" fo:line-height="100%"/>
      <style:text-properties fo:font-size="11pt" style:font-size-asian="11pt" style:font-size-complex="11pt"/>
    </style:style>
    <style:style style:name="P852" style:parent-style-name="Textbody" style:family="paragraph">
      <style:paragraph-properties fo:text-align="justify" fo:line-height="100%"/>
      <style:text-properties fo:font-size="11pt" style:font-size-asian="11pt" style:font-size-complex="11pt"/>
    </style:style>
    <style:style style:name="P853" style:parent-style-name="Textbody" style:family="paragraph">
      <style:paragraph-properties fo:text-align="justify" fo:line-height="100%"/>
      <style:text-properties fo:font-size="11pt" style:font-size-asian="11pt" style:font-size-complex="11pt"/>
    </style:style>
    <style:style style:name="P854" style:parent-style-name="Textbody" style:family="paragraph">
      <style:paragraph-properties fo:text-align="justify" fo:line-height="100%"/>
      <style:text-properties fo:font-size="11pt" style:font-size-asian="11pt" style:font-size-complex="11pt"/>
    </style:style>
    <style:style style:name="P855" style:parent-style-name="Textbody" style:family="paragraph">
      <style:paragraph-properties fo:text-align="justify" fo:line-height="100%"/>
      <style:text-properties fo:font-size="11pt" style:font-size-asian="11pt" style:font-size-complex="11pt"/>
    </style:style>
    <style:style style:name="P856" style:parent-style-name="Textbody" style:family="paragraph">
      <style:paragraph-properties fo:text-align="justify" fo:line-height="100%"/>
      <style:text-properties fo:font-size="11pt" style:font-size-asian="11pt" style:font-size-complex="11pt"/>
    </style:style>
    <style:style style:name="P857" style:parent-style-name="Textbody" style:family="paragraph">
      <style:paragraph-properties fo:text-align="justify" fo:line-height="100%"/>
      <style:text-properties fo:font-size="11pt" style:font-size-asian="11pt" style:font-size-complex="11pt"/>
    </style:style>
    <style:style style:name="P858" style:parent-style-name="Textbody" style:family="paragraph">
      <style:paragraph-properties fo:text-align="justify" fo:line-height="100%"/>
      <style:text-properties fo:font-size="11pt" style:font-size-asian="11pt" style:font-size-complex="11pt"/>
    </style:style>
    <style:style style:name="P859" style:parent-style-name="Textbody" style:family="paragraph">
      <style:paragraph-properties fo:text-align="justify" fo:line-height="100%"/>
      <style:text-properties fo:font-size="11pt" style:font-size-asian="11pt" style:font-size-complex="11pt"/>
    </style:style>
    <style:style style:name="P860" style:parent-style-name="Textbody" style:family="paragraph">
      <style:paragraph-properties fo:text-align="justify" fo:line-height="100%"/>
      <style:text-properties fo:font-size="11pt" style:font-size-asian="11pt" style:font-size-complex="11pt"/>
    </style:style>
    <style:style style:name="P861" style:parent-style-name="Textbody" style:family="paragraph">
      <style:paragraph-properties fo:text-align="justify" fo:line-height="100%"/>
      <style:text-properties fo:font-size="11pt" style:font-size-asian="11pt" style:font-size-complex="11pt"/>
    </style:style>
    <style:style style:name="P862" style:parent-style-name="Textbody" style:family="paragraph">
      <style:paragraph-properties fo:text-align="justify" fo:line-height="100%"/>
      <style:text-properties fo:font-size="11pt" style:font-size-asian="11pt" style:font-size-complex="11pt"/>
    </style:style>
    <style:style style:name="P863" style:parent-style-name="Textbody" style:family="paragraph">
      <style:paragraph-properties fo:text-align="justify" fo:line-height="100%"/>
      <style:text-properties fo:font-size="11pt" style:font-size-asian="11pt" style:font-size-complex="11pt"/>
    </style:style>
    <style:style style:name="P864" style:parent-style-name="Textbody" style:family="paragraph">
      <style:paragraph-properties fo:text-align="justify" fo:line-height="100%"/>
    </style:style>
    <style:style style:name="T865" style:parent-style-name="DefaultParagraphFont" style:family="text">
      <style:text-properties fo:font-size="11pt" style:font-size-asian="11pt" style:font-size-complex="11pt"/>
    </style:style>
    <style:style style:name="P866" style:parent-style-name="Textbody" style:family="paragraph">
      <style:paragraph-properties fo:text-align="justify" fo:line-height="100%"/>
      <style:text-properties fo:font-size="11pt" style:font-size-asian="11pt" style:font-size-complex="11pt"/>
    </style:style>
    <style:style style:name="P867" style:parent-style-name="Textbody" style:family="paragraph">
      <style:paragraph-properties fo:text-align="justify" fo:line-height="100%"/>
      <style:text-properties fo:font-size="11pt" style:font-size-asian="11pt" style:font-size-complex="11pt"/>
    </style:style>
    <style:style style:name="P868" style:parent-style-name="Textbody" style:family="paragraph">
      <style:paragraph-properties fo:text-align="justify" fo:line-height="100%"/>
      <style:text-properties fo:font-size="11pt" style:font-size-asian="11pt" style:font-size-complex="11pt"/>
    </style:style>
    <style:style style:name="P869" style:parent-style-name="Textbody" style:family="paragraph">
      <style:paragraph-properties fo:text-align="justify" fo:line-height="100%"/>
      <style:text-properties fo:font-size="11pt" style:font-size-asian="11pt" style:font-size-complex="11pt"/>
    </style:style>
    <style:style style:name="P870" style:parent-style-name="Textbody" style:family="paragraph">
      <style:paragraph-properties fo:text-align="justify" fo:line-height="100%"/>
      <style:text-properties fo:font-size="11pt" style:font-size-asian="11pt" style:font-size-complex="11pt"/>
    </style:style>
    <style:style style:name="P871" style:parent-style-name="Textbody" style:family="paragraph">
      <style:paragraph-properties fo:text-align="justify" fo:line-height="100%"/>
      <style:text-properties fo:font-size="11pt" style:font-size-asian="11pt" style:font-size-complex="11pt"/>
    </style:style>
    <style:style style:name="P872" style:parent-style-name="Textbody" style:family="paragraph">
      <style:paragraph-properties fo:text-align="justify" fo:line-height="100%"/>
      <style:text-properties fo:font-size="11pt" style:font-size-asian="11pt" style:font-size-complex="11pt"/>
    </style:style>
    <style:style style:name="P873" style:parent-style-name="Textbody" style:family="paragraph">
      <style:paragraph-properties fo:text-align="justify" fo:line-height="100%"/>
      <style:text-properties fo:font-size="11pt" style:font-size-asian="11pt" style:font-size-complex="11pt"/>
    </style:style>
    <style:style style:name="P874" style:parent-style-name="Textbody" style:family="paragraph">
      <style:paragraph-properties fo:text-align="justify" fo:line-height="100%"/>
      <style:text-properties fo:font-size="11pt" style:font-size-asian="11pt" style:font-size-complex="11pt"/>
    </style:style>
    <style:style style:name="P875" style:parent-style-name="Textbody" style:family="paragraph">
      <style:paragraph-properties fo:text-align="justify" fo:line-height="100%"/>
      <style:text-properties fo:font-size="11pt" style:font-size-asian="11pt" style:font-size-complex="11pt"/>
    </style:style>
    <style:style style:name="P876" style:parent-style-name="Textbody" style:family="paragraph">
      <style:paragraph-properties fo:text-align="justify" fo:line-height="100%"/>
      <style:text-properties fo:font-size="11pt" style:font-size-asian="11pt" style:font-size-complex="11pt"/>
    </style:style>
    <style:style style:name="P877" style:parent-style-name="Textbody" style:family="paragraph">
      <style:paragraph-properties fo:text-align="justify" fo:line-height="100%"/>
      <style:text-properties fo:font-size="11pt" style:font-size-asian="11pt" style:font-size-complex="11pt"/>
    </style:style>
    <style:style style:name="P878" style:parent-style-name="Textbody" style:family="paragraph">
      <style:paragraph-properties fo:text-align="justify" fo:line-height="100%"/>
      <style:text-properties fo:font-size="11pt" style:font-size-asian="11pt" style:font-size-complex="11pt"/>
    </style:style>
    <style:style style:name="P879" style:parent-style-name="Textbody" style:family="paragraph">
      <style:paragraph-properties fo:text-align="justify" fo:line-height="100%"/>
      <style:text-properties fo:font-size="11pt" style:font-size-asian="11pt" style:font-size-complex="11pt"/>
    </style:style>
    <style:style style:name="P880" style:parent-style-name="Textbody" style:family="paragraph">
      <style:paragraph-properties fo:text-align="justify" fo:line-height="100%"/>
      <style:text-properties fo:font-size="11pt" style:font-size-asian="11pt" style:font-size-complex="11pt"/>
    </style:style>
    <style:style style:name="P881" style:parent-style-name="Textbody" style:family="paragraph">
      <style:paragraph-properties fo:text-align="justify" fo:line-height="100%"/>
      <style:text-properties fo:font-size="11pt" style:font-size-asian="11pt" style:font-size-complex="11pt"/>
    </style:style>
    <style:style style:name="P882" style:parent-style-name="Textbody" style:family="paragraph">
      <style:paragraph-properties fo:text-align="justify" fo:line-height="100%"/>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P890" style:parent-style-name="Textbody" style:family="paragraph">
      <style:paragraph-properties fo:text-align="justify" fo:line-height="100%"/>
      <style:text-properties fo:font-size="11pt" style:font-size-asian="11pt" style:font-size-complex="11pt"/>
    </style:style>
    <style:style style:name="P891" style:parent-style-name="Textbody" style:family="paragraph">
      <style:paragraph-properties fo:text-align="justify" fo:line-height="100%"/>
      <style:text-properties fo:font-size="11pt" style:font-size-asian="11pt" style:font-size-complex="11pt"/>
    </style:style>
    <style:style style:name="P892" style:parent-style-name="Textbody" style:family="paragraph">
      <style:paragraph-properties fo:text-align="justify" fo:line-height="100%"/>
      <style:text-properties fo:font-size="11pt" style:font-size-asian="11pt" style:font-size-complex="11pt"/>
    </style:style>
    <style:style style:name="P893" style:parent-style-name="Textbody" style:family="paragraph">
      <style:paragraph-properties fo:text-align="justify" fo:line-height="100%"/>
      <style:text-properties fo:font-size="11pt" style:font-size-asian="11pt" style:font-size-complex="11pt"/>
    </style:style>
    <style:style style:name="P894" style:parent-style-name="Textbody" style:family="paragraph">
      <style:paragraph-properties fo:text-align="justify" fo:line-height="100%"/>
      <style:text-properties fo:font-size="11pt" style:font-size-asian="11pt" style:font-size-complex="11pt"/>
    </style:style>
    <style:style style:name="P895" style:parent-style-name="Textbody" style:family="paragraph">
      <style:paragraph-properties fo:text-align="justify" fo:line-height="100%"/>
      <style:text-properties fo:font-size="11pt" style:font-size-asian="11pt" style:font-size-complex="11pt"/>
    </style:style>
    <style:style style:name="P896" style:parent-style-name="Textbody" style:family="paragraph">
      <style:paragraph-properties fo:text-align="justify" fo:line-height="100%"/>
      <style:text-properties fo:font-size="11pt" style:font-size-asian="11pt" style:font-size-complex="11pt"/>
    </style:style>
    <style:style style:name="P897" style:parent-style-name="Textbody" style:family="paragraph">
      <style:paragraph-properties fo:text-align="justify" fo:line-height="100%"/>
      <style:text-properties fo:font-size="11pt" style:font-size-asian="11pt" style:font-size-complex="11pt"/>
    </style:style>
    <style:style style:name="P898" style:parent-style-name="Textbody" style:family="paragraph">
      <style:paragraph-properties fo:text-align="justify" fo:line-height="100%"/>
      <style:text-properties fo:font-size="11pt" style:font-size-asian="11pt" style:font-size-complex="11pt"/>
    </style:style>
    <style:style style:name="P899" style:parent-style-name="Textbody" style:family="paragraph">
      <style:paragraph-properties fo:text-align="justify" fo:line-height="100%"/>
      <style:text-properties fo:font-size="11pt" style:font-size-asian="11pt" style:font-size-complex="11pt"/>
    </style:style>
    <style:style style:name="P900" style:parent-style-name="Textbody" style:family="paragraph">
      <style:paragraph-properties fo:text-align="justify" fo:line-height="100%"/>
      <style:text-properties fo:font-size="11pt" style:font-size-asian="11pt" style:font-size-complex="11pt"/>
    </style:style>
    <style:style style:name="P901" style:parent-style-name="Textbody" style:family="paragraph">
      <style:paragraph-properties fo:text-align="justify" fo:line-height="100%"/>
      <style:text-properties fo:font-size="11pt" style:font-size-asian="11pt" style:font-size-complex="11pt"/>
    </style:style>
    <style:style style:name="T902" style:parent-style-name="DefaultParagraphFont" style:family="text">
      <style:text-properties fo:font-weight="bold" style:font-weight-asian="bold" style:font-weight-complex="bold"/>
    </style:style>
    <style:style style:name="P903" style:parent-style-name="Textbody" style:family="paragraph">
      <style:text-properties fo:font-weight="bold" style:font-weight-asian="bold" style:font-weight-complex="bold"/>
    </style:style>
    <style:style style:name="T904" style:parent-style-name="DefaultParagraphFont" style:family="text">
      <style:text-properties fo:font-weight="bold" style:font-weight-asian="bold" style:font-weight-complex="bold"/>
    </style:style>
    <style:style style:name="T905" style:parent-style-name="DefaultParagraphFont" style:family="text">
      <style:text-properties fo:font-weight="bold" style:font-weight-asian="bold" style:font-weight-complex="bold"/>
    </style:style>
    <style:style style:name="T906" style:parent-style-name="DefaultParagraphFont" style:family="text">
      <style:text-properties fo:font-weight="bold" style:font-weight-asian="bold" style:font-weight-complex="bold"/>
    </style:style>
    <style:style style:name="T907" style:parent-style-name="DefaultParagraphFont" style:family="text">
      <style:text-properties fo:font-weight="bold" style:font-weight-asian="bold" style:font-weight-complex="bold"/>
    </style:style>
    <style:style style:name="P908" style:parent-style-name="Textbody" style:family="paragraph">
      <style:text-properties fo:font-weight="bold" style:font-weight-asian="bold" style:font-weight-complex="bold"/>
    </style:style>
    <style:style style:name="T909" style:parent-style-name="DefaultParagraphFont" style:family="text">
      <style:text-properties fo:font-weight="bold" style:font-weight-asian="bold" style:font-weight-complex="bold"/>
    </style:style>
    <style:style style:name="P910" style:parent-style-name="Textbody" style:family="paragraph"/>
    <style:style style:name="T911" style:parent-style-name="DefaultParagraphFont" style:family="text">
      <style:text-properties fo:font-weight="bold" style:font-weight-asian="bold" style:font-weight-complex="bold"/>
    </style:style>
    <style:style style:name="P912" style:parent-style-name="Textbody" style:family="paragraph"/>
    <style:style style:name="T913" style:parent-style-name="DefaultParagraphFont" style:family="text">
      <style:text-properties fo:font-weight="bold" style:font-weight-asian="bold" style:font-weight-complex="bold"/>
    </style:style>
    <style:style style:name="P914" style:parent-style-name="Textbody" style:family="paragraph"/>
    <style:style style:name="T915" style:parent-style-name="DefaultParagraphFont" style:family="text">
      <style:text-properties fo:font-weight="bold" style:font-weight-asian="bold" style:font-weight-complex="bold"/>
    </style:style>
    <style:style style:name="T916" style:parent-style-name="DefaultParagraphFont" style:family="text">
      <style:text-properties fo:font-weight="bold" style:font-weight-asian="bold" style:font-weight-complex="bold"/>
    </style:style>
    <style:style style:name="T917" style:parent-style-name="DefaultParagraphFont" style:family="text">
      <style:text-properties fo:font-weight="bold" style:font-weight-asian="bold" style:font-weight-complex="bold"/>
    </style:style>
    <style:style style:name="T918" style:parent-style-name="DefaultParagraphFont" style:family="text">
      <style:text-properties fo:font-weight="bold" style:font-weight-asian="bold" style:font-weight-complex="bold"/>
    </style:style>
    <style:style style:name="P919" style:parent-style-name="Textbody" style:family="paragraph"/>
    <style:style style:name="P920" style:parent-style-name="Textbody" style:family="paragraph"/>
    <style:style style:name="P921" style:parent-style-name="Textbody" style:family="paragraph"/>
    <style:style style:name="P922" style:parent-style-name="Textbody" style:family="paragraph">
      <style:paragraph-properties fo:margin-left="0.7875in">
        <style:tab-stops/>
      </style:paragraph-properties>
    </style:style>
    <style:style style:name="P923" style:parent-style-name="Textbody" style:family="paragraph">
      <style:paragraph-properties fo:margin-left="0.7875in">
        <style:tab-stops/>
      </style:paragraph-properties>
    </style:style>
    <style:style style:name="P924" style:parent-style-name="Textbody" style:family="paragraph">
      <style:paragraph-properties fo:margin-left="0.7875in">
        <style:tab-stops/>
      </style:paragraph-properties>
    </style:style>
    <style:style style:name="P925" style:parent-style-name="Textbody" style:family="paragraph">
      <style:paragraph-properties fo:margin-left="0.7875in">
        <style:tab-stops/>
      </style:paragraph-properties>
    </style:style>
    <style:style style:name="P926" style:parent-style-name="Textbody" style:family="paragraph">
      <style:paragraph-properties fo:margin-left="0.7875in">
        <style:tab-stops/>
      </style:paragraph-properties>
    </style:style>
    <style:style style:name="P927" style:parent-style-name="Textbody" style:family="paragraph">
      <style:paragraph-properties fo:margin-left="0.7875in">
        <style:tab-stops/>
      </style:paragraph-properties>
    </style:style>
    <style:style style:name="P928" style:parent-style-name="Textbody" style:family="paragraph">
      <style:paragraph-properties fo:margin-left="0.7875in">
        <style:tab-stops/>
      </style:paragraph-properties>
    </style:style>
    <style:style style:name="P929" style:parent-style-name="Textbody" style:family="paragraph">
      <style:paragraph-properties fo:margin-left="0.7875in">
        <style:tab-stops/>
      </style:paragraph-properties>
    </style:style>
    <style:style style:name="P930" style:parent-style-name="Textbody" style:family="paragraph">
      <style:paragraph-properties fo:margin-left="0.7875in">
        <style:tab-stops/>
      </style:paragraph-properties>
    </style:style>
    <style:style style:name="P931" style:parent-style-name="Textbody" style:family="paragraph">
      <style:paragraph-properties fo:margin-left="0.7875in">
        <style:tab-stops/>
      </style:paragraph-properties>
    </style:style>
    <style:style style:name="P932" style:parent-style-name="Textbody" style:family="paragraph">
      <style:paragraph-properties fo:margin-left="0.7875in">
        <style:tab-stops/>
      </style:paragraph-properties>
    </style:style>
    <style:style style:name="P933" style:parent-style-name="Textbody" style:family="paragraph">
      <style:paragraph-properties fo:margin-left="0.7875in">
        <style:tab-stops/>
      </style:paragraph-properties>
    </style:style>
    <style:style style:name="P934" style:parent-style-name="Textbody" style:family="paragraph">
      <style:paragraph-properties fo:margin-left="0.7875in">
        <style:tab-stops/>
      </style:paragraph-properties>
    </style:style>
    <style:style style:name="P935" style:parent-style-name="Textbody" style:family="paragraph">
      <style:paragraph-properties fo:margin-left="0.7875in">
        <style:tab-stops/>
      </style:paragraph-properties>
    </style:style>
    <style:style style:name="P936" style:parent-style-name="Textbody" style:family="paragraph">
      <style:paragraph-properties fo:margin-left="0.7875in">
        <style:tab-stops/>
      </style:paragraph-properties>
    </style:style>
    <style:style style:name="P937" style:parent-style-name="Textbody" style:family="paragraph">
      <style:paragraph-properties fo:margin-left="0.7875in">
        <style:tab-stops/>
      </style:paragraph-properties>
    </style:style>
    <style:style style:name="P938" style:parent-style-name="Textbody" style:family="paragraph">
      <style:paragraph-properties fo:margin-left="0.7875in">
        <style:tab-stops/>
      </style:paragraph-properties>
    </style:style>
    <style:style style:name="P939" style:parent-style-name="Textbody" style:family="paragraph">
      <style:paragraph-properties fo:margin-left="0.7875in">
        <style:tab-stops/>
      </style:paragraph-properties>
    </style:style>
    <style:style style:name="P940"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text:s/></text:span><text:span text:style-name="Hyperlink">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text:s/></text:span><text:span text:style-name="Hyperlink">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tab/>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text:span><text:span text:style-name="Hyperlink">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text:span><text:span text:style-name="T34">cker container</text:span><text:tab/>16</text:a></text:p>
          <text:p text:style-name="P35"><text:a xlink:href="#_Toc101678538" office:target-frame-name="_top" xlink:show="replace"><text:span text:style-name="T36">Notes</text:span><text:tab/>16</text:a></text:p>
          <text:p text:style-name="P37"><text:a xlink:href="#_Toc101678539" office:target-frame-name="_top" xlink:show="replace"><text:span text:style-name="Hyperlink">Deployment from GitHub</text:span><text:tab/>17</text:a></text:p>
          <text:p text:style-name="P38"><text:a xlink:href="#_Toc101678540" office:target-frame-name="_top" xlink:show="replace"><text:span text:style-name="Hyperlink">Flask server (TraceServer)</text:span><text:tab/>17</text:a></text:p>
          <text:p text:style-name="P39"><text:a xlink:href="#_Toc101678541" office:target-frame-name="_top" xlink:show="replace"><text:span text:style-name="Hyperlink">Using .scss and <text:s/>.css in templates under<text:s/></text:span><text:span text:style-name="Hyperlink">BluePrint</text:span><text:tab/>17</text:a></text:p>
          <text:p text:style-name="P40"><text:a xlink:href="#_Toc101678542" office:target-frame-name="_top" xlink:show="replace"><text:span text:style-name="Hyperlink">Understanding of template_folder, static_url_path, static_folder</text:span><text:tab/>18</text:a></text:p>
          <text:p text:style-name="P41"><text:a xlink:href="#_Toc101678543" office:target-frame-name="_top" xlink:show="replace"><text:span text:style-name="Hyperlink">Virtual environment for Python</text:span><text:tab/>18</text:a></text:p>
          <text:p text:style-name="P42"><text:a xlink:href="#_Toc101678544" office:target-frame-name="_top" xlink:show="replace"><text:span text:style-name="Hyperlink">Tips</text:span><text:tab/>19</text:a></text:p>
          <text:p text:style-name="P43"><text:a xlink:href="#_Toc101678545" office:target-frame-name="_top" xlink:show="replace"><text:span text:style-name="Hyperlink">Socke</text:span><text:span text:style-name="Hyperlink">t implementation</text:span><text:tab/>19</text:a></text:p>
          <text:p text:style-name="P44"><text:a xlink:href="#_Toc101678546" office:target-frame-name="_top" xlink:show="replace"><text:span text:style-name="Hyperlink">Python</text:span><text:tab/>20</text:a></text:p>
          <text:p text:style-name="P45"><text:a xlink:href="#_Toc101678547" office:target-frame-name="_top" xlink:show="replace"><text:span text:style-name="Hyperlink">Email from server</text:span><text:tab/>20</text:a></text:p>
          <text:p text:style-name="P46"><text:a xlink:href="#_Toc101678548" office:target-frame-name="_top" xlink:show="replace"><text:span text:style-name="Hyperlink">PostgreSql</text:span><text:tab/>21</text:a></text:p>
          <text:p text:style-name="P47"><text:a xlink:href="#_Toc101678549" office:target-frame-name="_top" xlink:show="replace"><text:span text:style-name="Hyperlink">Using recursive CTE queries in PostGreSQL</text:span><text:tab/>21</text:a></text:p>
          <text:p text:style-name="P48"><text:a xlink:href="#_Toc101678550" office:target-frame-name="_top" xlink:show="replace"><text:span text:style-name="Hyperlink">Getting the summary of accounts</text:span><text:tab/>21</text:a></text:p>
          <text:p text:style-name="P49"><text:a xlink:href="#_Toc101678551" office:target-frame-name="_top" xlink:show="replace"><text:span text:style-name="Hyperlink">PgAdmin</text:span><text:tab/>22</text:a></text:p>
          <text:p text:style-name="P50"><text:a xlink:href="#_Toc101678552" office:target-frame-name="_top" xlink:show="replace"><text:span text:style-name="Hyperlink">Switching to another schema say demounit1</text:span><text:tab/>22</text:a></text:p>
          <text:p text:style-name="P51"><text:a xlink:href="#_Toc101678553" office:target-frame-name="_top" xlink:show="replace"><text:span text:style-name="Hyperlink">Taking a dump of existing uptodate data</text:span><text:span text:style-name="Hyperlink">base and provision it to TraceServer</text:span><text:tab/>22</text:a></text:p>
          <text:p text:style-name="P52"><text:a xlink:href="#_Toc101678554" office:target-frame-name="_top" xlink:show="replace"><text:span text:style-name="Hyperlink">How to take a dump of database schema and data together through pg_dump</text:span><text:tab/>22</text:a></text:p>
          <text:p text:style-name="P53"><text:a xlink:href="#_Toc101678555" office:target-frame-name="_top" xlink:show="replace"><text:span text:style-name="Hyperlink">Calling a stored procedure</text:span><text:tab/>23</text:a></text:p>
          <text:p text:style-name="P54"><text:a xlink:href="#_Toc101678556" office:target-frame-name="_top" xlink:show="replace"><text:span text:style-name="Hyperlink">To delete a database trace, oper query of another db and do this:</text:span><text:tab/>23</text:a></text:p>
          <text:p text:style-name="P55"><text:a xlink:href="#_Toc101678557" office:target-frame-name="_top" xlink:show="replace"><text:span text:style-name="Hyperlink">How to upgrade a database to next major version, say from postgresql 11.3 to 12.3 as source and target respectively</text:span><text:tab/>23</text:a></text:p>
          <text:p text:style-name="P56"><text:a xlink:href="#_Toc101678558" office:target-frame-name="_top" xlink:show="replace"><text:span text:style-name="Hyperlink">How I ran pg_dump at cloudjiffy for doing backup and then later restore</text:span><text:tab/>23</text:a></text:p>
          <text:p text:style-name="P57"><text:a xlink:href="#_Toc101678559" office:target-frame-name="_top" xlink:show="replace"><text:span text:style-name="Hyperlink">Creating and deleting business unit or schema</text:span><text:tab/>24</text:a></text:p>
          <text:p text:style-name="P58"><text:a xlink:href="#_Toc101678560" office:target-frame-name="_top" xlink:show="replace"><text:span text:style-name="Hyperlink">Psycopg2 (PostgreSql library to connect Po</text:span><text:span text:style-name="Hyperlink">stgreSql from flask)</text:span><text:tab/>24</text:a></text:p>
          <text:p text:style-name="P59"><text:a xlink:href="#_Toc101678561" office:target-frame-name="_top" xlink:show="replace"><text:span text:style-name="Hyperlink">GraphQL</text:span><text:tab/>25</text:a></text:p>
          <text:p text:style-name="P60"><text:a xlink:href="#_Toc101678562" office:target-frame-name="_top" xlink:show="replace"><text:span text:style-name="Hyperlink">client side graphql tips</text:span><text:tab/>27</text:a></text:p>
          <text:p text:style-name="P61"><text:a xlink:href="#_Toc101678563" office:target-frame-name="_top" xlink:show="replace"><text:span text:style-name="Hyperlink">Yeoman generator</text:span><text:tab/>27</text:a></text:p>
          <text:p text:style-name="P62"><text:a xlink:href="#_Toc101678564" office:target-frame-name="_top" xlink:show="replace"><text:span text:style-name="Hyperlink">Security and user management</text:span><text:tab/>27</text:a></text:p>
          <text:p text:style-name="P63"><text:a xlink:href="#_Toc101678565" office:target-frame-name="_top" xlink:show="replace"><text:span text:style-name="Hyperlink">Deployment history</text:span><text:tab/>28</text:a></text:p>
          <text:p text:style-name="P64"><text:a xlink:href="#_Toc101678566" office:target-frame-name="_top" xlink:show="replace"><text:span text:style-name="Hyperlink">Data formats</text:span><text:tab/>28</text:a></text:p>
          <text:p text:style-name="P65"><text:a xlink:href="#_Toc101678567" office:target-frame-name="_top" xlink:show="replace"><text:span text:style-name="Hyperlink">Trace</text:span><text:tab/>30</text:a></text:p>
          <text:p text:style-name="P66"><text:a xlink:href="#_Toc101678568" office:target-frame-name="_top" xlink:show="replace"><text:span text:style-name="Hyperlink">Postman</text:span><text:tab/>31</text:a></text:p>
        </text:index-body>
      </text:table-of-content>
      <text:p text:style-name="Standard"/>
      <text:h text:style-name="P67"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8"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9">1. react-load-spinner</text:p>
      <text:p text:style-name="P70">2.<text:s/>react-animated-burgers for animated menus</text:p>
      <text:p text:style-name="P71">3. react-responsive-carousel</text:p>
      <text:p text:style-name="P72">4. react-markdown</text:p>
      <text:p text:style-name="P73">5. statelake: a good state maintenance library</text:p>
      <text:h text:style-name="P74"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5">React, GraphQL, Flask, Graphene, Python, postgreSql</text:p>
      <text:p text:style-name="P76"/>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Textbody"><text:span text:style-name="T77">pip<text:s/></text:span><text:span text:style-name="T78">install flask demjson simplejson psycopg2 requests ariadne pandas flask_cors nested_lookup flask_mail pyjwt datetime bcrypt autopep8 xlsxwriter libsass flask_weasyprint babel rx python-socketio[client] asyncio aiohttp openpyxl pdfkit</text:span></text:p>
      <text:p text:style-name="Textbody"/>
      <text:h text:style-name="P79"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text:bookmark-start text:name="_Toc101678515"/>Tip and tricks<text:bookmark-end text:name="_Toc101678515"/></text:h>
      <text:list text:style-name="LFO1" text:continue-numbering="true">
        <text:list-item>
          <text:p text:style-name="P80">In Material – ui, For Typography to wrap text:<text:s/><text:span text:style-name="T81">sx={{display: 'inline-block', whiteSpace: 'pre-line'}}</text:span></text:p>
        </text:list-item>
        <text:list-item>
          <text:p text:style-name="P82">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text:s/>this to reset the sales object in Trace.</text:p>
        </text:list-item>
        <text:list-item>
          <text:p text:style-name="P83">To prevent child re render when parent renders, define child component outside the parent component. It is a good practice to define Item component outside Items component, if Items component is a list and Item component is a child of list.<text:s/></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84">a) Use yarn instead of npm install</text:p>
      <text:p text:style-name="P85"><text:s text:c="2"/>b) use yarn add eslint-config-react-app -D to evade some errors</text:p>
      <text:p text:style-name="P86"><text:s text:c="2"/>c) Comment out disableTypography</text:p>
      <text:p text:style-name="P87"><text:s text:c="2"/>d)<text:s/>In some places because of TypeScript: must use e: any in error handling</text:p>
      <text:p text:style-name="P88"><text:s text:c="2"/>e) In MultiLineTextBox: rowsMin -&gt; minRows</text:p>
      <text:p text:style-name="P89"><text:s text:c="2"/>f) Convert @material-ui/core to @mui/material</text:p>
      <text:p text:style-name="P90"><text:s text:c="2"/>g) for useTheme, createStyles. makeStyles use @mui/styles</text:p>
      <text:p text:style-name="P91"><text:s text:c="2"/>h) for Theme use @mui/material</text:p>
      <text:p text:style-name="P92"><text:s text:c="2"/>i) Make changes in App.tsx for themeProvider and colors etc</text:p>
      <text:p text:style-name="P93"><text:s text:c="2"/>j) converted x-data-grid-pro to latest version</text:p>
      <text:p text:style-name="P94"><text:s text:c="2"/>j) After doing all this, still the UI breaks. So need to learn mui v5 from begining specially theme</text:p>
      <text:p text:style-name="P95"><text:s text:c="2"/>k) makeStyles is deprecated. All deprecated items are kept in @mui/styles. It will be removed in V6. The correct styling package to use is @mui/material/styles</text:p>
      <text:p text:style-name="P96"><text:s text:c="2"/>l) Need to use StyledEngineProvider injectFirst, in the App.tsx</text:p>
      <text:p text:style-name="P97"><text:s text:c="2"/>m) Made several changes for makeStyles to be imported from<text:s/>@mui/styles; It will be deprecated in v6</text:p>
      <text:p text:style-name="P98"><text:s text:c="2"/>n) Still material-table being used in authentication/generic-crud, this has dependency on @material-ui/core, needs to be removed</text:p>
      <text:p text:style-name="P99"><text:s text:c="2"/>o) remove &lt;h3&gt; and use div instead in all &lt;DialogTitle&gt;</text:p>
      <text:p text:style-name="P100"><text:s text:c="2"/>p) Issue with Alert of snackbar, breaks. Fixed it by not using MuiAlert</text:p>
      <text:p text:style-name="P101"><text:s text:c="2"/>q) In NumberFormat and TextBoxes do variant='standard'. Fixed Purchases and sales many textboxes</text:p>
      <text:p text:style-name="P102"><text:s text:c="2"/>r) Voucher and sales, purchases tab color problems fixed</text:p>
      <text:p text:style-name="P103"><text:s text:c="2"/>s) Bank recon after select a bank error, fixed</text:p>
      <text:p text:style-name="P104"><text:s/><text:s/>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05"><text:s text:c="2"/>u) Use the useTheme() instead of theme all over</text:p>
      <text:p text:style-name="Normal"><text:span text:style-name="T106"><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2" text:continue-numbering="true">
        <text:list-item>
          <text:p text:style-name="P107">app-main.tsx(AppMain): displays drawyer, appbar(TraceHeader,<text:s/>TraceSubHeader, TraceLeft, TraceMain, TraceLoadingIndicator), Sends message to TraceHeader to load menu from data-menu.json(data folder)</text:p>
          <text:list text:continue-numbering="true">
            <text:list-item>
              <text:p text:style-name="P108">TraceHeader: Loads data menu. Has ‘LOAD-MESSAGE’ subscription to show snackbar for showing custom global message.</text:p>
            </text:list-item>
            <text:list-item>
              <text:p text:style-name="P109">TraceMain</text:p>
              <text:list text:continue-numbering="true">
                <text:list-item>
                  <text:p text:style-name="P110"><text:s/>LaunchPad: Loads component / refreshes component</text:p>
                </text:list-item>
              </text:list>
            </text:list-item>
          </text:list>
        </text:list-item>
        <text:list-item>
          <text:p text:style-name="P111">initCode(init_code.tsx): It is called by initialize-react-form, accounts-sub-header, GenericDialogs(generic-dialog.tsx). Exports three functions setLastBuCodeFinYearIdBranchId, setNowFinYearIdDatesFinYearsBranches, execDataCache</text:p>
        </text:list-item>
        <text:list-item>
          <text:p text:style-name="P112"/>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3" text:continue-numbering="true">
        <text:list-item>
          <text:p text:style-name="P113">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14">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15"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4" text:continue-numbering="true">
        <text:list-item>
          <text:p text:style-name="P116">Ibuki messaging is extensively used through rxjs reactive library.</text:p>
        </text:list-item>
        <text:list-item>
          <text:p text:style-name="P117">DataCache mechanism is<text:s/>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18"><text:tab/>1. In trace-left component graphql query is executed with await.</text:p>
      <text:p text:style-name="P119"><text:tab/>2. After the query results are available, the same is done hotEmit (from ebuki). Since emit is performed before filterOn, hence hot is used. Ibuki message is 'DATACACHE-SUCCESSFULLY-LOADED'.</text:p>
      <text:p text:style-name="P120"><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21"><text:tab/>4. The json form template file uses the 'methodName': 'dataCache', args:['arg1', 'arg2' ...]. The dataCache is merely a method in the custom-methods file, and nothing more than that.</text:p>
      <text:list text:style-name="LFO5" text:continue-numbering="true">
        <text:list-item>
          <text:p text:style-name="P122">For number formatting and input of numbers a library react-number-format is used. It is used in the Money control in html-core.tsx.</text:p>
        </text:list-item>
        <text:list-item>
          <text:p text:style-name="P123">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6" text:continue-numbering="true">
        <text:list-item>
          <text:p text:style-name="P124">PR: Parent rerender is done using setRefresh({})</text:p>
        </text:list-item>
        <text:list-item>
          <text:p text:style-name="P125">PS: Parent swap of child component</text:p>
        </text:list-item>
      </text:list>
      <text:p text:style-name="P126">Following happens with Child1</text:p>
      <text:list text:style-name="LFO6" text:continue-numbering="true">
        <text:list-item>
          <text:p text:style-name="P127">CR: Child1 rerenders</text:p>
        </text:list-item>
        <text:list-item>
          <text:p text:style-name="P128">U[]: useEffect with [] executed</text:p>
        </text:list-item>
        <text:list-item>
          <text:p text:style-name="P129">U: useEffect without [] executed</text:p>
        </text:list-item>
        <text:list-item>
          <text:p text:style-name="P130">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31">
        <table:table-columns>
          <table:table-column table:style-name="TableColumn132"/>
          <table:table-column table:style-name="TableColumn133"/>
          <table:table-column table:style-name="TableColumn134"/>
          <table:table-column table:style-name="TableColumn135"/>
        </table:table-columns>
        <table:table-row table:style-name="TableRow136">
          <table:table-cell table:style-name="TableCell137">
            <text:p text:style-name="Textbody"/>
          </table:table-cell>
          <table:table-cell table:style-name="TableCell138">
            <text:p text:style-name="Textbody">Parent(Comp1)</text:p>
          </table:table-cell>
          <table:table-cell table:style-name="TableCell139">
            <text:p text:style-name="Textbody">Child(Child1)</text:p>
          </table:table-cell>
          <table:table-cell table:style-name="TableCell140">
            <text:p text:style-name="Textbody">Remarks</text:p>
          </table:table-cell>
        </table:table-row>
        <table:table-row table:style-name="TableRow141">
          <table:table-cell table:style-name="TableCell142">
            <text:p text:style-name="Textbody">1</text:p>
          </table:table-cell>
          <table:table-cell table:style-name="TableCell143">
            <text:p text:style-name="Textbody">PR</text:p>
          </table:table-cell>
          <table:table-cell table:style-name="TableCell144">
            <text:p text:style-name="Textbody">CR, U, not U[], not MR</text:p>
          </table:table-cell>
          <table:table-cell table:style-name="TableCell145">
            <text:p text:style-name="Textbody">Child rerenders, U[] not executed, meta value not changes</text:p>
          </table:table-cell>
        </table:table-row>
        <table:table-row table:style-name="TableRow146">
          <table:table-cell table:style-name="TableCell147">
            <text:p text:style-name="Textbody">2</text:p>
          </table:table-cell>
          <table:table-cell table:style-name="TableCell148">
            <text:p text:style-name="Textbody">PR with child1 prop change</text:p>
          </table:table-cell>
          <table:table-cell table:style-name="TableCell149">
            <text:p text:style-name="Textbody">CR, U, not U[], not MR</text:p>
          </table:table-cell>
          <table:table-cell table:style-name="TableCell150">
            <text:p text:style-name="Textbody">same</text:p>
          </table:table-cell>
        </table:table-row>
        <table:table-row table:style-name="TableRow151">
          <table:table-cell table:style-name="TableCell152">
            <text:p text:style-name="Textbody">3</text:p>
          </table:table-cell>
          <table:table-cell table:style-name="TableCell153">
            <text:p text:style-name="Textbody">PR with child1<text:s/><text:span text:style-name="T154">key</text:span><text:s/>change</text:p>
          </table:table-cell>
          <table:table-cell table:style-name="TableCell155">
            <text:p text:style-name="Textbody">CR, U,<text:s/><text:span text:style-name="T156">U[], MR</text:span></text:p>
          </table:table-cell>
          <table:table-cell table:style-name="TableCell157">
            <text:p text:style-name="Textbody">Actually, as if component reloaded</text:p>
          </table:table-cell>
        </table:table-row>
        <table:table-row table:style-name="TableRow158">
          <table:table-cell table:style-name="TableCell159">
            <text:p text:style-name="Textbody">4</text:p>
          </table:table-cell>
          <table:table-cell table:style-name="TableCell160">
            <text:p text:style-name="Textbody">PS</text:p>
          </table:table-cell>
          <table:table-cell table:style-name="TableCell161">
            <text:p text:style-name="Textbody">CR, U, U[], MR</text:p>
          </table:table-cell>
          <table:table-cell table:style-name="TableCell162">
            <text:p text:style-name="Textbody">Swap of child in parent, reload of<text:s/>child component</text:p>
          </table:table-cell>
        </table:table-row>
        <table:table-row table:style-name="TableRow163">
          <table:table-cell table:style-name="TableCell164">
            <text:p text:style-name="Textbody">5</text:p>
          </table:table-cell>
          <table:table-cell table:style-name="TableCell165">
            <text:p text:style-name="Textbody">Wrap child in useMemo(()=&gt;&lt;Child1 /&gt;,[])</text:p>
          </table:table-cell>
          <table:table-cell table:style-name="TableCell166">
            <text:p text:style-name="Textbody">Not CR, not U, not U[], not MR</text:p>
          </table:table-cell>
          <table:table-cell table:style-name="TableCell167">
            <text:p text:style-name="Textbody">Wrapping child1 in useMemo does not rerenders it when parent rerenders.</text:p>
          </table:table-cell>
        </table:table-row>
        <table:table-row table:style-name="TableRow168">
          <table:table-cell table:style-name="TableCell169">
            <text:p text:style-name="Textbody"/>
          </table:table-cell>
          <table:table-cell table:style-name="TableCell170">
            <text:p text:style-name="Textbody"/>
          </table:table-cell>
          <table:table-cell table:style-name="TableCell171">
            <text:p text:style-name="Textbody"/>
          </table:table-cell>
          <table:table-cell table:style-name="TableCell172">
            <text:p text:style-name="Textbody"/>
          </table:table-cell>
        </table:table-row>
        <table:table-row table:style-name="TableRow173">
          <table:table-cell table:style-name="TableCell174">
            <text:p text:style-name="Textbody"/>
          </table:table-cell>
          <table:table-cell table:style-name="TableCell175">
            <text:p text:style-name="Textbody"/>
          </table:table-cell>
          <table:table-cell table:style-name="TableCell176">
            <text:p text:style-name="Textbody"/>
          </table:table-cell>
          <table:table-cell table:style-name="TableCell177">
            <text:p text:style-name="Textbody"/>
          </table:table-cell>
        </table:table-row>
      </table:table>
      <text:p text:style-name="Textbody"/>
      <text:h text:style-name="Heading4" text:outline-level="4"><text:bookmark-start text:name="_Toc101678522"/>Concept<text:bookmark-end text:name="_Toc96347327"/><text:bookmark-end text:name="_Toc101678522"/></text:h>
      <text:list text:style-name="LFO7" text:continue-numbering="true">
        <text:list-item>
          <text:p text:style-name="P178">There is difference between reload and refresh of a component. Use<text:s/>case: useEffect hook with [] parameter (runs only first time), and without any parameter (runs all the time). There is component Comp1, Child1(the child of Comp1) and Child11 (Child of Child1).</text:p>
        </text:list-item>
        <text:list-item>
          <text:p text:style-name="P179">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180">At parent reload, means F5, all the [] code of child components<text:s/>run first time.</text:p>
        </text:list-item>
        <text:list-item>
          <text:p text:style-name="P181">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182">For environment I used process.env.NODE_ENV. It has a value 'development' when started by 'npm start'. NODE_ENV has value 'production' if it is deployed<text:s/>to a server after ```npm run build```. I created a config.json file. There were two properties in it 'production' and 'development' and corresponding url's. Now based on the deployment corresponding url's were connected.</text:p>
      <text:p text:style-name="P183"/>
      <text:p text:style-name="P184">* In React always name a<text:s/>component with first letter capital as 'MyComponent' and not 'myComponent'</text:p>
      <text:p text:style-name="P185">* In new versions of React the hooks name start with 'use' and Rule of Hooks is followed</text:p>
      <text:p text:style-name="P186">*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187">* By default if you use the same graphql client, it will cache the data and will not even fetch data from server after first call. To avoid that either use cache false policy or create a new client for each fetch.</text:p>
      <text:p text:style-name="P188">* Important note about &lt;input type = 'date'&gt; control: It always internally stores data in iso date ('YYYY-MM-DD') format, but displays the data in browser's locale format. So when you use it in React do this, otherwise it won't work properly:</text:p>
      <text:p text:style-name="P189">See meta.current.thisDate is in format 'YYYY-MM-DD'</text:p>
      <text:p text:style-name="P190">```</text:p>
      <text:p text:style-name="P191">const meta: any = useRef({</text:p>
      <text:p text:style-name="P192"><text:s text:c="4"/>thisDate: moment().format('YYYY-MM-DD')</text:p>
      <text:p text:style-name="P193">})</text:p>
      <text:p text:style-name="P194"/>
      <text:p text:style-name="P195">return &lt;TextField</text:p>
      <text:p text:style-name="P196"><text:s text:c="6"/>type='date'</text:p>
      <text:p text:style-name="P197"><text:s text:c="6"/>onChange={e =&gt; {</text:p>
      <text:p text:style-name="P198"><text:s text:c="8"/>meta.current.thisDate = e.target.value</text:p>
      <text:p text:style-name="P199"><text:s text:c="8"/>setRefresh({})</text:p>
      <text:p text:style-name="P200"><text:s text:c="6"/>}}</text:p>
      <text:p text:style-name="P201"><text:s text:c="6"/>value={meta.current.thisDate}&gt;</text:p>
      <text:p text:style-name="P202"><text:s text:c="4"/>&lt;/TextField&gt;</text:p>
      <text:p text:style-name="P203">```</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8" text:continue-numbering="true">
        <text:list-item>
          <text:p text:style-name="P204">in package.json file use in scripts tag:</text:p>
        </text:list-item>
      </text:list>
      <text:p text:style-name="P205"><text:s/>"build": "set \"GENERATE_SOURCEMAP=false\" &amp;&amp; react-scripts<text:s/>build"</text:p>
      <text:p text:style-name="P206">This removed the map files</text:p>
      <text:list text:style-name="LFO8" text:continue-numbering="true">
        <text:list-item>
          <text:p text:style-name="P207">gzipping. In scripts tag:</text:p>
        </text:list-item>
      </text:list>
      <text:p text:style-name="P208">"postbuild": "gzip build/static/js/*.js &amp;&amp; gzip build/static/css/*.css"</text:p>
      <text:p text:style-name="Textbody"/>
      <text:p text:style-name="Textbody">Building by “yarn build” and with GENERATE_SOURCEMAP = true I saw the build size was 26MB which reduced to 9MB when<text:s/>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09">1. Every react functional component renders twice if you make use of useRef or useState. To change this behavior remove React.strictMode from index.tsx</text:p>
      <text:p text:style-name="P210">2. A parent React component can have a child component say &lt;ComponentA&gt; in two ways:</text:p>
      <text:p text:style-name="P211"><text:s text:c="2"/>a) Render in parent as return (&lt;ComponentA someProp={value}&gt;&lt;/ComponentA&gt;) . In this way if child component is refreshed then parent component is not refreshed</text:p>
      <text:p text:style-name="P212"><text:s text:c="2"/>b) Render in parent as return ( {ComponentA(value)}). In this way if child component is refreshed then parent component is also refreshed.</text:p>
      <text:p text:style-name="P213">React Component load event lifecycles</text:p>
      <text:p text:style-name="P214">* Hook is<text:s/>just a React component with no markup. It is a React component without any visual interface.</text:p>
      <text:p text:style-name="P215">* Comp1 has Comp2 has Comp3 has hookA</text:p>
      <text:p text:style-name="P216">* Lifecycle is:</text:p>
      <text:p text:style-name="P217"><text:s text:c="2"/>Body Comp1, Body Comp2, Body Comp3, Body hookA</text:p>
      <text:p text:style-name="P218"><text:s text:c="2"/>LayoutEffect hookA, LayoutEffect Comp3, LayoutEffect Comp2, LayoutEffect Comp1</text:p>
      <text:p text:style-name="P219"><text:s text:c="2"/>useEffect hookA, useEffect Comp3, useEffect Comp2, useEffect Comp1</text:p>
      <text:p text:style-name="P220"/>
      <text:p text:style-name="P221"><text:s text:c="2"/>So in brief sequence is parent body, child body, child layouteffect, parent layouteffect, child useEffect, parentuseEffect</text:p>
      <text:p text:style-name="P222">* When child is refreshed then parent is<text:s/>not refreshed</text:p>
      <text:p text:style-name="P223">* When parent is refreshed then child is refreshed with sequence parent body, child body, child layout, parent layout, child effect, parent effect</text:p>
      <text:p text:style-name="P224">* When a hook is refreshed then its parent which hosted the hook, is also refreshed</text:p>
      <text:p text:style-name="P225">* you can<text:s/>have useLayoutEffect and useEffect multiple times in a component</text:p>
      <text:p text:style-name="P226">* useLayoutEffect is syncronous and is run before useEffect</text:p>
      <text:p text:style-name="P227"/>
      <text:p text:style-name="P228">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229"/>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30">In trace-header.ts &gt; useEffects &gt; enable<text:s/>the line having 'shortCircuit'. To undo autologin comment out 'shortCircuit' line</text:p>
      <text:p text:style-name="P231"/>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32">Implemented by using react-idle-timer library in trace-header</text:p>
      <text:h text:style-name="P233"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9" text:continue-numbering="true">
        <text:list-item>
          <text:p text:style-name="P234">When you use &lt;NumberFormat&gt; instead of TextField for purpose of<text:s/>numeric values there is following difference between onChange and onValueChange:</text:p>
        </text:list-item>
      </text:list>
      <text:p text:style-name="P235">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0" text:continue-numbering="true">
        <text:list-item>
          <text:p text:style-name="P236">It is good to use Roboto fonts, material meta tag and CssBaseLine</text:p>
        </text:list-item>
      </text:list>
      <text:p text:style-name="P237"/>
      <text:list text:style-name="LFO11" text:continue-numbering="true">
        <text:list-item>
          <text:p text:style-name="P238">To<text:s/>create true modal dialog, means dialog is not closed when clicked outside. &lt;Dialog disableBackdropClick = {true}</text:p>
        </text:list-item>
      </text:list>
      <text:p text:style-name="P239"/>
      <text:list text:style-name="LFO11" text:continue-numbering="true">
        <text:list-item>
          <text:p text:style-name="P240">In public / index.html, include following in &lt;head&gt; tag:</text:p>
        </text:list-item>
      </text:list>
      <text:p text:style-name="P241">&lt;meta</text:p>
      <text:p text:style-name="P242"><text:s text:c="6"/>name="viewport"</text:p>
      <text:p text:style-name="P243"><text:s text:c="6"/>content="minimum-scale=1, initial-scale=1, width=device-width, shrink-to-fit=no"</text:p>
      <text:p text:style-name="P244"><text:s text:c="4"/>/&gt;</text:p>
      <text:p text:style-name="P245"><text:s text:c="4"/>&lt;link rel="stylesheet" href="https://fonts.googleapis.com/css?family=Roboto:300,400,500,700&amp;display=swap" /&gt;</text:p>
      <text:p text:style-name="P246"><text:s text:c="4"/>&lt;link rel="stylesheet" href="https://fonts.googleapis.com/icon?family=Material+Icons" /&gt;</text:p>
      <text:p text:style-name="P247"/>
      <text:list text:style-name="LFO11" text:continue-numbering="true">
        <text:list-item>
          <text:p text:style-name="P248">To include<text:s/>CssBaseLine I added &lt;CssBaseline /&gt; in AppMain component which is the topmost component</text:p>
        </text:list-item>
        <text:list-item>
          <text:p text:style-name="P249">Use Typography for any type of text wherever possible. Use Paper, Container or Box as div.</text:p>
        </text:list-item>
        <text:list-item>
          <text:p text:style-name="P250">Use module clsx to apply multiple classes to an element</text:p>
        </text:list-item>
      </text:list>
      <text:p text:style-name="P251"/>
      <text:list text:style-name="LFO11" text:continue-numbering="true">
        <text:list-item>
          <text:p text:style-name="P252">When you want to<text:s/>change style of all input in a page using material component TextField</text:p>
        </text:list-item>
      </text:list>
      <text:p text:style-name="P253">const useStyles = makeStyles((theme) =&gt; ({</text:p>
      <text:p text:style-name="P254"><text:s text:c="4"/>root: {</text:p>
      <text:p text:style-name="P255"><text:s text:c="8"/>'&amp; .MuiInputBase-root': {</text:p>
      <text:p text:style-name="P256"><text:s text:c="12"/>fontSize: '30px',</text:p>
      <text:p text:style-name="P257"><text:s text:c="12"/>color: 'red'</text:p>
      <text:p text:style-name="P258"><text:s text:c="8"/>}</text:p>
      <text:p text:style-name="P259"><text:s text:c="4"/>},</text:p>
      <text:p text:style-name="P260">}))</text:p>
      <text:p text:style-name="P261">&lt;form className={classes.root} noValidate autoComplete="off"&gt;</text:p>
      <text:p text:style-name="P262"><text:s text:c="2"/>...</text:p>
      <text:p text:style-name="P263"><text:s text:c="2"/>use &lt;TextField&gt; here</text:p>
      <text:p text:style-name="P264">This way all the TextField will have color = red and fontSize = 30px. I got MuiInputBase-root from Chrome Elements tab</text:p>
      <text:p text:style-name="P265"/>
      <text:list text:style-name="LFO11" text:continue-numbering="true">
        <text:list-item>
          <text:p text:style-name="P266">To select all children use '&amp; &gt; * '</text:p>
        </text:list-item>
      </text:list>
      <text:p text:style-name="P267"/>
      <text:list text:style-name="LFO11" text:continue-numbering="true">
        <text:list-item>
          <text:p text:style-name="P268">** Deprecated** Generate classes at the bottom of file using makeStyles material construct and use those classes all over in the code file. These css classes are local for this code file and not global. Remember that if you write any scss in the app.scss or any other .scss file that<text:s/>becomes global. It is very difficult to manage that once the project becomes big. It is always recommended to use local class files. Full process</text:p>
        </text:list-item>
      </text:list>
      <text:p text:style-name="P269"><text:s text:c="2"/>a) import { makeStyles, useTheme, Theme, createStyles } from<text:s/>'@material-ui/core/styles'</text:p>
      <text:p text:style-name="P270"><text:s text:c="2"/>b) In function component at the begining:</text:p>
      <text:p text:style-name="P271"><text:s text:c="6"/>const theme = useTheme()</text:p>
      <text:p text:style-name="P272"><text:s text:c="6"/>const classes = useStyles()</text:p>
      <text:p text:style-name="P273"><text:s text:c="2"/>c) After the export statement of function component</text:p>
      <text:p text:style-name="P274"><text:s text:c="12"/>```</text:p>
      <text:p text:style-name="P275"><text:s text:c="12"/>const useStyles: any = makeStyles((theme: Theme) =&gt;</text:p>
      <text:p text:style-name="P276"><text:s text:c="12"/>createStyles({</text:p>
      <text:p text:style-name="P277"><text:s text:c="16"/>menuButton: {</text:p>
      <text:p text:style-name="P278"><text:s text:c="20"/>marginRight: theme.spacing(2),</text:p>
      <text:p text:style-name="P279"><text:s text:c="16"/>},</text:p>
      <text:p text:style-name="P280"><text:s text:c="16"/>hide: {</text:p>
      <text:p text:style-name="P281"><text:s text:c="20"/>display: 'none',</text:p>
      <text:p text:style-name="P282"><text:s text:c="16"/>},</text:p>
      <text:p text:style-name="P283"><text:s text:c="16"/>appBarButton: {</text:p>
      <text:p text:style-name="P284"><text:s text:c="20"/>minHeight: 'inherit'</text:p>
      <text:p text:style-name="P285"><text:s text:c="20"/>, border: '1px solid transparent'</text:p>
      <text:p text:style-name="P286"><text:s text:c="20"/>, "&amp;:hover": { border: `1px solid ${theme.palette.background.default}` }</text:p>
      <text:p text:style-name="P287"><text:s text:c="20"/>, textTransform:'capitalize' //<text:s/>First letter to be capital. By default material makes all button text as uppercase</text:p>
      <text:p text:style-name="P288"><text:s text:c="16"/>}</text:p>
      <text:p text:style-name="P289"><text:s text:c="14"/>})</text:p>
      <text:p text:style-name="P290"><text:s text:c="12"/>)</text:p>
      <text:p text:style-name="P291"><text:s text:c="8"/>```</text:p>
      <text:p text:style-name="P292"><text:s text:c="4"/>d) Now function component you can use the menuButton, hide and appBarButton as className</text:p>
      <text:p text:style-name="P293"><text:s text:c="6"/>```</text:p>
      <text:p text:style-name="P294"><text:s text:c="8"/>&lt;Button</text:p>
      <text:p text:style-name="P295"><text:s text:c="12"/>size='large'</text:p>
      <text:p text:style-name="P296"><text:s text:c="12"/>variant="outlined"</text:p>
      <text:p text:style-name="P297"><text:s text:c="12"/>color='inherit'</text:p>
      <text:p text:style-name="P298"><text:s text:c="12"/>className={classes.appBarButton} <text:s/>&lt;--- see the use</text:p>
      <text:p text:style-name="P299"><text:s text:c="12"/>endIcon={&lt;ArrowDropDown&gt;&lt;/ArrowDropDown&gt;}</text:p>
      <text:p text:style-name="P300"><text:s text:c="12"/>onClick=</text:p>
      <text:p text:style-name="P301"><text:s text:c="6"/>```</text:p>
      <text:list text:style-name="LFO12" text:continue-numbering="true">
        <text:list-item>
          <text:p text:style-name="P302">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03">You can override / merge the classes of root element and its nested children elements. Each mat ui component has a 'classes' attribute which is different than the className attribute. You can use the className attribute, but if it does not work due to<text:s/>specificity then you can make use of 'classes' object. Here is the way;</text:p>
      <text:p text:style-name="P304">a) Just create a new css class say 'myRoot' inside the 'createStyles' as shown above by making use of makeStyles, createStyles, useStyles and so on.</text:p>
      <text:p text:style-name="P305">b) In the<text:s/>documentation of Button api you can see the rules such as root, label, text, textPrimary and so on. You can customize any of these rules by using 'classes' attribute which is an object. See how:</text:p>
      <text:p text:style-name="P306"><text:s text:c="2"/>1) Suppose I already created 'myRoot' class following the above procedure.</text:p>
      <text:p text:style-name="P307"><text:s text:c="8"/>```</text:p>
      <text:p text:style-name="P308"><text:s text:c="8"/>createStyles({</text:p>
      <text:p text:style-name="P309"><text:s text:c="8"/>myRoot: {</text:p>
      <text:p text:style-name="P310"><text:s text:c="12"/>backgroundColor: 'teal'</text:p>
      <text:p text:style-name="P311"><text:s text:c="12"/>, textTransform:'capitalize'</text:p>
      <text:p text:style-name="P312"><text:s text:c="8"/>},</text:p>
      <text:p text:style-name="P313"><text:s text:c="8"/>```</text:p>
      <text:p text:style-name="P314"><text:s text:c="2"/>2) This is how to use 'classes' attribute of Button</text:p>
      <text:p text:style-name="P315"><text:s text:c="2"/>```</text:p>
      <text:p text:style-name="P316"><text:s text:c="8"/>&lt;Button size='large' variant="outlined" color="inherit"</text:p>
      <text:p text:style-name="P317"><text:s text:c="12"/>className={classes.appbarButton}</text:p>
      <text:p text:style-name="P318"><text:s text:c="12"/>classes = {{</text:p>
      <text:p text:style-name="P319"><text:s text:c="16"/>root: classes.myRoot &lt;--- See how I have injected the myRoot class in the root element of Button component</text:p>
      <text:p text:style-name="P320"><text:s text:c="16"/>}</text:p>
      <text:p text:style-name="P321"><text:s text:c="12"/>}&gt;</text:p>
      <text:p text:style-name="P322"><text:s text:c="12"/>Button 1</text:p>
      <text:p text:style-name="P323"><text:s text:c="8"/>&lt;/Button&gt;</text:p>
      <text:p text:style-name="P324"><text:s text:c="2"/>```</text:p>
      <text:p text:style-name="P325"/>
      <text:list text:style-name="LFO12" text:continue-numbering="true">
        <text:list-item>
          <text:p text:style-name="P326">By default all buttons of material have uppercase. To make it first letter only uppercase use textTransform: 'none' in the class or style</text:p>
        </text:list-item>
      </text:list>
      <text:p text:style-name="P327"/>
      <text:list text:style-name="LFO12" text:continue-numbering="true">
        <text:list-item>
          <text:p text:style-name="P328">A tricky case for making close button<text:s/>in dialogbox at top right corner</text:p>
        </text:list-item>
      </text:list>
      <text:p text:style-name="P329">```</text:p>
      <text:p text:style-name="P330">&lt;Dialog</text:p>
      <text:p text:style-name="P331"><text:s text:c="6"/>open={meta.current.showDialog}</text:p>
      <text:p text:style-name="P332"><text:s text:c="6"/>maxWidth='sm'</text:p>
      <text:p text:style-name="P333"><text:s text:c="6"/>onClose={() =&gt; {</text:p>
      <text:p text:style-name="P334"><text:s text:c="10"/>closeDialog()</text:p>
      <text:p text:style-name="P335"><text:s text:c="6"/>}}&gt;</text:p>
      <text:p text:style-name="P336"><text:s text:c="6"/>&lt;DialogTitle disableTypography id="simple-dialog-title" <text:s/>&lt;---<text:s/>disableTypography does the trick. Check the dialogTitle class</text:p>
      <text:p text:style-name="P337"><text:s text:c="10"/>className={classes.dialogTitle}&gt;</text:p>
      <text:p text:style-name="P338"><text:s text:c="10"/>&lt;h2&gt;</text:p>
      <text:p text:style-name="P339"><text:s text:c="14"/>{meta.current.dialogConfig.title}</text:p>
      <text:p text:style-name="P340"><text:s text:c="10"/>&lt;/h2&gt;</text:p>
      <text:p text:style-name="P341"><text:s text:c="10"/>&lt;IconButton size='small' color="default"</text:p>
      <text:p text:style-name="P342"><text:s text:c="14"/>onClick={closeDialog} aria-label="close"&gt;</text:p>
      <text:p text:style-name="P343"><text:s text:c="14"/>&lt;CloseIcon /&gt;</text:p>
      <text:p text:style-name="P344"><text:s text:c="10"/>&lt;/IconButton&gt;</text:p>
      <text:p text:style-name="P345"><text:s text:c="6"/>&lt;/DialogTitle&gt;</text:p>
      <text:p text:style-name="P346"><text:s text:c="6"/>&lt;DialogContent&gt;</text:p>
      <text:p text:style-name="P347"><text:s text:c="10"/>&lt;Comp&gt;&lt;/Comp&gt;</text:p>
      <text:p text:style-name="P348"><text:s text:c="6"/>&lt;/DialogContent&gt;</text:p>
      <text:p text:style-name="P349"><text:s text:c="6"/>&lt;DialogActions&gt;</text:p>
      <text:p text:style-name="P350"><text:s text:c="10"/>&lt;TraceSubmitButton</text:p>
      <text:p text:style-name="P351"><text:s text:c="14"/>onClick={() =&gt;<text:s/>{</text:p>
      <text:p text:style-name="P352"><text:s text:c="18"/>submitDialog()</text:p>
      <text:p text:style-name="P353"><text:s text:c="14"/>}}&gt;&lt;/TraceSubmitButton&gt;</text:p>
      <text:p text:style-name="P354"><text:s text:c="10"/>&lt;TraceCancelButton</text:p>
      <text:p text:style-name="P355"><text:s text:c="14"/>onClick={</text:p>
      <text:p text:style-name="P356"><text:s text:c="18"/>() =&gt; {</text:p>
      <text:p text:style-name="P357"><text:s text:c="22"/>closeDialog()</text:p>
      <text:p text:style-name="P358"><text:s text:c="18"/>}}&gt;&lt;/TraceCancelButton&gt;</text:p>
      <text:p text:style-name="P359"/>
      <text:p text:style-name="P360"><text:s text:c="6"/>&lt;/DialogActions&gt;</text:p>
      <text:p text:style-name="P361">&lt;/Dialog&gt;</text:p>
      <text:p text:style-name="P362">```</text:p>
      <text:p text:style-name="P363">```</text:p>
      <text:p text:style-name="P364">...</text:p>
      <text:p text:style-name="P365">dialogTitle: {</text:p>
      <text:p text:style-name="P366"><text:s text:c="4"/>display: 'flex'</text:p>
      <text:p text:style-name="P367"><text:s text:c="4"/>, justifyContent: 'space-between'</text:p>
      <text:p text:style-name="P368"><text:s text:c="4"/>, alignItems: 'center'</text:p>
      <text:p text:style-name="P369">}</text:p>
      <text:p text:style-name="P370">...</text:p>
      <text:p text:style-name="P371">```</text:p>
      <text:p text:style-name="P372"/>
      <text:list text:style-name="LFO12" text:continue-numbering="true">
        <text:list-item>
          <text:p text:style-name="P373">A very tricky case of TextField of material UI. TextField is a set of many controls. If you want to<text:s/>customize the &lt;input&gt; control inside TextField you must use inputProps attribute. This is how I changed color to red and increased the width:</text:p>
        </text:list-item>
      </text:list>
      <text:p text:style-name="P374">```</text:p>
      <text:p text:style-name="P375">&lt;TextField</text:p>
      <text:p text:style-name="P376"><text:s text:c="2"/>className= {classes.textField}</text:p>
      <text:p text:style-name="P377"><text:s text:c="2"/>inputProps={{</text:p>
      <text:p text:style-name="P378"><text:s text:c="4"/>style: {</text:p>
      <text:p text:style-name="P379"><text:s text:c="6"/>color: 'red',</text:p>
      <text:p text:style-name="P380"><text:s text:c="6"/>width: '10rem'</text:p>
      <text:p text:style-name="P381"><text:s text:c="4"/>}</text:p>
      <text:p text:style-name="P382"><text:s text:c="2"/>}}</text:p>
      <text:p text:style-name="P383"><text:s text:c="2"/>type='date'</text:p>
      <text:p text:style-name="P384"><text:s text:c="2"/>onChange={e =&gt; {</text:p>
      <text:p text:style-name="P385"><text:s text:c="4"/>setField(parent, item.name, e.target.value)</text:p>
      <text:p text:style-name="P386"><text:s text:c="4"/>setRefresh({})</text:p>
      <text:p text:style-name="P387"><text:s text:c="2"/>}}</text:p>
      <text:p text:style-name="P388"><text:s text:c="2"/>value = {getField(parent, item.name) || ''}</text:p>
      <text:p text:style-name="P389"><text:s text:c="2"/>&gt;</text:p>
      <text:p text:style-name="P390">&lt;/TextField&gt;</text:p>
      <text:p text:style-name="P391">```</text:p>
      <text:p text:style-name="P392">See how I provided a blank value for the value field. This is<text:s/>important to stop the warning of uncontrolled React component. For every controlled React component an initial value is important.</text:p>
      <text:list text:style-name="LFO12" text:continue-numbering="true">
        <text:list-item>
          <text:p text:style-name="P393">Universal loading indicator. trace-loading-indicator is universal loading indicator which can be activated from any part of software. It uses material "Backdrop" control.</text:p>
        </text:list-item>
      </text:list>
      <text:h text:style-name="P394"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3" text:continue-numbering="true">
        <text:list-item>
          <text:p text:style-name="P395">Datatable row highlight: Sample code</text:p>
        </text:list-item>
      </text:list>
      <text:p text:style-name="Standard"/>
      <text:p text:style-name="Standard"><text:tab/><text:span text:style-name="T396">&lt;DataTable</text:span></text:p>
      <text:p text:style-name="P397"><text:s text:c="4"/><text:tab/><text:tab/>className={className}</text:p>
      <text:p text:style-name="P398"><text:s text:c="4"/><text:tab/><text:tab/>rowClassName={(node: any) =&gt; ({'ledger-summary': node.tranType ===<text:s/><text:tab/><text:tab/>'Summary'})}</text:p>
      <text:p text:style-name="P399"><text:s text:c="4"/><text:tab/><text:tab/>rowHover={true}</text:p>
      <text:p text:style-name="P400"><text:s text:c="4"/><text:tab/><text:tab/>scrollable={isScrollable}</text:p>
      <text:p text:style-name="P401"><text:s text:c="4"/><text:tab/><text:tab/>scrollHeight="calc(100vh - 24rem)"</text:p>
      <text:p text:style-name="P402"><text:s text:c="4"/><text:tab/><text:tab/>value={meta.current.transactions}&gt;</text:p>
      <text:p text:style-name="P403"><text:s text:c="4"/><text:tab/><text:tab/>{getLedgerColumns()}</text:p>
      <text:p text:style-name="P404"><text:tab/>&lt;/DataTable&gt;</text:p>
      <text:p text:style-name="P405"/>
      <text:list text:style-name="LFO13" text:continue-numbering="true">
        <text:list-item>
          <text:p text:style-name="P406">rowClassName is the answer. It activates a class for the rows against certain condition out of available classes to the datatable. Here the ‘ledger-summary’ class is available to DataTable and it is activated when tranType === ‘Summary’</text:p>
        </text:list-item>
      </text:list>
      <text:p text:style-name="P407"/>
      <text:h text:style-name="Heading1" text:outline-level="1"><text:bookmark-start text:name="_Toc79604856"/><text:bookmark-start text:name="_Toc87776462"/><text:bookmark-start text:name="_Toc95242444"/><text:bookmark-start text:name="_Toc96347335"/><text:bookmark-start text:name="_Toc101678530"/>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4" text:continue-numbering="true">
        <text:list-item>
          <text:p text:style-name="P408">pyinstaller can be successfully used to create an exe file</text:p>
        </text:list-item>
        <text:list-item>
          <text:p text:style-name="P409">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4" text:continue-numbering="true">
        <text:list-item>
          <text:p text:style-name="P410">You need to manually copy all the .json files in the folder having exe file. These are not included in the build</text:p>
        </text:list-item>
        <text:list-item>
          <text:p text:style-name="P411">You need to be in virtual<text:s/>environment if it is active</text:p>
        </text:list-item>
        <text:list-item>
          <text:p text:style-name="P412">If your exe is giving problem run the exe in command prompt. Before that create the exe while not having --noconsole</text:p>
        </text:list-item>
      </text:list>
      <text:p text:style-name="Normal"/>
      <text:p text:style-name="P413"/>
      <text:h text:style-name="P414"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15">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text:s/>C++ libraries. For that, download wheel file of pyodbc from <text:s/><text:span text:style-name="T416"> </text:span><text:a xlink:href="https://www.lfd.uci.edu/~gohlke/pythonlibs/#pyodbc" office:target-frame-name="_top" xlink:show="replace"><text:span text:style-name="T417">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5" text:continue-numbering="true">
        <text:list-item>
          <text:p text:style-name="P418">The linkserver IP (linkServerIp) in the config.json file of TraceServer should have the IP address starting with http://. This should be<text:s/><text:a xlink:href="http://192.168.3.49" office:target-frame-name="_top" xlink:show="replace"><text:span text:style-name="Hyperlink">http://</text:span><text:span text:style-name="Hyperlink">192.168.3.49</text:span></text:a><text:s/>and not something like https://... The https is not applicable from server to server communication. It is attached to domains only. The link server will not work if linkServerIp is not as stated above.</text:p>
        </text:list-item>
        <text:list-item>
          <text:p text:style-name="P419"><text:span text:style-name="T420">How to stop having two TraceServer connec</text:span><text:span text:style-name="T421">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22"><text:span text:style-name="T423">Steps to clone Development server to stage server</text:span>:</text:p>
          <text:list text:continue-numbering="true">
            <text:list-item>
              <text:p text:style-name="P424">Upload latest versions in development and make it running and test</text:p>
            </text:list-item>
            <text:list-item>
              <text:p text:style-name="P425">Delete stage server</text:p>
            </text:list-item>
            <text:list-item>
              <text:p text:style-name="P426">Clone Development servers to stage.cloudjiffy.net</text:p>
            </text:list-item>
            <text:list-item>
              <text:p text:style-name="P427">In stage, set config file for link serverUrl, linkServerIp, env etc.</text:p>
            </text:list-item>
            <text:list-item>
              <text:p text:style-name="P428">Restart application server of stage</text:p>
            </text:list-item>
            <text:list-item>
              <text:p text:style-name="P429">Test stage.cloudjiffy.net</text:p>
            </text:list-item>
          </text:list>
        </text:list-item>
      </text:list>
      <text:p text:style-name="P430">Link-server is independent node.js server and any server may it be development, staging or production can connect to it.</text:p>
      <text:p text:style-name="P431"/>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Textbody"/>
      <text:p text:style-name="Textbody">Step 1: Configure wsgi.conf</text:p>
      <text:p text:style-name="P432">Paste following:</text:p>
      <text:p text:style-name="P433">Alias /robots.txt /var/www/webroot/ROOT/build/robots.txt</text:p>
      <text:p text:style-name="P434">Alias /favicon.ico /var/www/webroot/ROOT/build/favicon.ico</text:p>
      <text:p text:style-name="P435">Alias /manifest.json /var/www/webroot/ROOT/build/manifest.json</text:p>
      <text:p text:style-name="P436">Alias /images /var/www/webroot/ROOT/images</text:p>
      <text:p text:style-name="P437">Alias /static /var/www/webroot/ROOT/build/static</text:p>
      <text:p text:style-name="P438">Alias /.well-known /var/www/webroot/ROOT/.well-known</text:p>
      <text:p text:style-name="P439">Alias /config.js /var/www/webroot/ROOT/build/config.js</text:p>
      <text:p text:style-name="P440">Alias /index /var/www/webroot/ROOT/build/index.html</text:p>
      <text:p text:style-name="P441">Alias /logo192.png /var/www/webroot/ROOT/build/logo192.png</text:p>
      <text:p text:style-name="Textbody"/>
      <text:p text:style-name="Textbody">Step 2: Cleanup everything in<text:s/>ROOT folder except wsgi.py as following content.</text:p>
      <text:p text:style-name="Textbody"/>
      <text:p text:style-name="P442">import sys, os</text:p>
      <text:p text:style-name="P443"/>
      <text:p text:style-name="P444">path = '/var/www/webroot/ROOT'</text:p>
      <text:p text:style-name="P445">if path not in sys.path:</text:p>
      <text:p text:style-name="P446"><text:s text:c="4"/>sys.path.append(path)</text:p>
      <text:p text:style-name="P447">path1 = '/var/www/webroot/ROOT/TraceServer'</text:p>
      <text:p text:style-name="P448">if path1 not in sys.path:</text:p>
      <text:p text:style-name="P449"><text:s text:c="4"/>sys.path.append(path1)</text:p>
      <text:p text:style-name="P450">os.chdir(path1)</text:p>
      <text:p text:style-name="P451">print('path:', path)</text:p>
      <text:p text:style-name="P452">from TraceServer.traceServer import app</text:p>
      <text:p text:style-name="P453">application = app</text:p>
      <text:p text:style-name="Textbody"/>
      <text:p text:style-name="Textbody">Step 3: In client, config.js set staging as ‘https://stage.cloudjiffy.net’. At cloudjiffy container, set https enabled. For container of<text:s/>‘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text:s/>and port. Zip TraceServer and build together and upload. At server do unzip so that you see “TraceServer” and “build” folders in “ROOT” folder.</text:p>
      <text:p text:style-name="Textbody"/>
      <text:p text:style-name="P454">Step 5: In command mode ‘cd /var/www/webroot/ROOT’.<text:s/><text:span text:style-name="T455">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16" text:continue-numbering="true">
        <text:list-item>
          <text:p text:style-name="P456">In wsgi.config -&gt; WSGIDaemonProcess -&gt; processes = 1. Default is processes = 2, so wsgi script is run twice and two processes are created, which is not we want.</text:p>
        </text:list-item>
        <text:list-item>
          <text:p text:style-name="P457">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text:s/>preceding one)<text:bookmark-end text:name="_Toc95242450"/><text:bookmark-end text:name="_Toc96347341"/><text:bookmark-end text:name="_Toc101678536"/></text:h>
      <text:p text:style-name="P458"><text:span text:style-name="T459">Guideline</text:span>: When you create a new environment with Python, Apache web server is auto available. At this time I used Apache webserver version 2.4.6 with Python 3.9.5.<text:s/><text:span text:style-name="T460">It is always better to serve the HTML and static files from the web server l</text:span><text:span text:style-name="T461">ike Apache and your API / dynamic content through the application server, maybe Flask.</text:span></text:p>
      <text:p text:style-name="P462">For development you should serve the HTML and static files from the application server Flask itself. When you deploy the application then make necessary changes in Cloudjiffy files to let it serve the static and HTML content from the web server itself.</text:p>
      <text:p text:style-name="P463">Steps</text:p>
      <text:p text:style-name="P464">1) Create a new deployment of Apache with Python</text:p>
      <text:p text:style-name="P465">2) In Application Server you will find wsgi.conf. Do following changes in wsgi.conf in Alias statements: The index.html should be in last.</text:p>
      <text:p text:style-name="P466"><text:tab/>Alias /robots.txt /var/www/webroot/ROOT/build/robots.txt</text:p>
      <text:p text:style-name="P467"><text:tab/>Alias /favicon.ico /var/www/webroot/ROOT/build/favicon.ico</text:p>
      <text:p text:style-name="P468"><text:tab/>Alias /manifest.json /var/www/webroot/ROOT/build/manifest.json</text:p>
      <text:p text:style-name="P469"><text:tab/>Alias /images /var/www/webroot/ROOT/images</text:p>
      <text:p text:style-name="P470"><text:tab/>Alias /static /var/www/webroot/ROOT/build/static</text:p>
      <text:p text:style-name="P471"><text:tab/>Alias /.well-known /var/www/webroot/ROOT/.well-known</text:p>
      <text:p text:style-name="P472"><text:tab/>Alias /config.js /var/www/webroot/ROOT/build/config.js</text:p>
      <text:p text:style-name="P473"><text:tab/>Alias /index /var/www/webroot/ROOT/build/index.html</text:p>
      <text:p text:style-name="P474"/>
      <text:p text:style-name="P475">3) Now upload the default ‘build’ folder<text:s/>which is the output of “yarn build” to the “ROOT” folder. This will enable you to run the web application from the build folder. Obviously you need to do ‘unzip build.zip’ in the command area</text:p>
      <text:p text:style-name="P476">4) Remove pyinfo.py file which comes by default. For dynamic content do modifications in wsgi.py file to start the app in Flask. I have following modifications for wsgi.py file. This is well tested.</text:p>
      <text:p text:style-name="P477"><text:span text:style-name="Emphasis">import sys, os, logging</text:span></text:p>
      <text:p text:style-name="P478"><text:span text:style-name="Emphasis">logger=logging.getLogger()</text:span></text:p>
      <text:p text:style-name="P479"><text:span text:style-name="Emphasis">logging.debug('This message should go to the log file')</text:span></text:p>
      <text:p text:style-name="P480"/>
      <text:p text:style-name="P481"><text:span text:style-name="Emphasis">appFolderName</text:span><text:span text:style-name="Emphasis"><text:s/>= 'TraceServer'</text:span></text:p>
      <text:p text:style-name="P482"><text:span text:style-name="Emphasis">userPath = os.path.expanduser('~')</text:span></text:p>
      <text:p text:style-name="P483"><text:span text:style-name="Emphasis">path = os.path.join(userPath, 'ROOT')</text:span></text:p>
      <text:p text:style-name="P484"><text:span text:style-name="Emphasis">#logger.warning(path)</text:span></text:p>
      <text:p text:style-name="P485"><text:span text:style-name="Emphasis">if path not in sys.path:</text:span></text:p>
      <text:p text:style-name="P486"><text:span text:style-name="Emphasis"><text:s text:c="4"/>sys.path.append(path)</text:span></text:p>
      <text:p text:style-name="P487"><text:span text:style-name="Emphasis">virtenv = os.path.join(path, 'virtenv') # os.path.expanduser('~') +<text:s/></text:span><text:span text:style-name="Emphasis">'/ROOT/TraceServer/virtenv/'</text:span></text:p>
      <text:p text:style-name="P488"><text:span text:style-name="Emphasis">virtualenv = os.path.join(virtenv, 'bin/activate_this.py')</text:span></text:p>
      <text:p text:style-name="P489"><text:span text:style-name="Emphasis">try:</text:span></text:p>
      <text:p text:style-name="P490"><text:span text:style-name="Emphasis"><text:s text:c="4"/>exec(compile(open(virtualenv, "rb").read(), virtualenv, 'exec'), dict(__file__=virtualenv))</text:span></text:p>
      <text:p text:style-name="P491"><text:span text:style-name="Emphasis"><text:s text:c="4"/>appFolderPath = os.path.join(path, appFolderName)</text:span></text:p>
      <text:p text:style-name="P492"><text:span text:style-name="Emphasis"><text:s text:c="4"/>logger.wa</text:span><text:span text:style-name="Emphasis">rning('appFolderPath:' + appFolderPath)</text:span></text:p>
      <text:p text:style-name="P493"><text:span text:style-name="Emphasis"><text:s text:c="4"/>os.chdir(appFolderPath)</text:span></text:p>
      <text:p text:style-name="P494"><text:span text:style-name="Emphasis"><text:s text:c="4"/>if appFolderPath not in sys.path:</text:span></text:p>
      <text:p text:style-name="P495"><text:span text:style-name="Emphasis"><text:s text:c="8"/>sys.path.append(appFolderPath)</text:span></text:p>
      <text:p text:style-name="P496"><text:span text:style-name="Emphasis"><text:s text:c="4"/>from TraceServer import traceServer</text:span></text:p>
      <text:p text:style-name="P497"><text:span text:style-name="Emphasis"><text:s text:c="4"/>application = traceServer.app</text:span></text:p>
      <text:p text:style-name="P498"><text:span text:style-name="Emphasis">except Exception as e:</text:span></text:p>
      <text:p text:style-name="P499"><text:span text:style-name="Emphasis"><text:s text:c="4"/>logger.err</text:span><text:span text:style-name="Emphasis">or(e)</text:span></text:p>
      <text:p text:style-name="P500"/>
      <text:p text:style-name="P501"><text:span text:style-name="T502">The above wsgi.py file will start the flask server.</text:span></text:p>
      <text:p text:style-name="P503"/>
      <text:p text:style-name="P504"><text:span text:style-name="T505">5) Create the virtual environment in name of virtenv and install all necessary files in it.</text:span></text:p>
      <text:p text:style-name="P506"/>
      <text:p text:style-name="P507"><text:span text:style-name="T508">1. virtualenv virtenv</text:span></text:p>
      <text:p text:style-name="P509"><text:span text:style-name="T510">2. cd virtenv/bin</text:span></text:p>
      <text:p text:style-name="P511"><text:span text:style-name="T512">3. . activate</text:span></text:p>
      <text:p text:style-name="P513"><text:span text:style-name="T514">4. When virtenv is activated run this command. ``</text:span><text:span text:style-name="T515">`pip install ...```. Consult another documentation for the list.</text:span></text:p>
      <text:p text:style-name="P516"/>
      <text:p text:style-name="P517"><text:span text:style-name="T518">6) Upload the traceServer to cloud in zipped form and unzip it in the ROOT folder. Replace the config.json with that for the server. The server on has IP address for PostgreSql database conn</text:span><text:span text:style-name="T519">ection</text:span></text:p>
      <text:p text:style-name="P520"/>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21"><text:span text:style-name="T522">Step 1: Build client</text:span></text:p>
      <text:p text:style-name="P523"><text:span text:style-name="T524"><text:s text:c="2"/>a) Build application with **npm run build** at trace-client. This will create build folder, inside that static folder.</text:span></text:p>
      <text:p text:style-name="P525"/>
      <text:p text:style-name="P526"><text:span text:style-name="T527">Step 2: Create local server environment, zip and<text:s/></text:span><text:span text:style-name="T528">upload</text:span></text:p>
      <text:p text:style-name="P529"><text:span text:style-name="T530"><text:s text:c="2"/>a) Create a local Deployment folder, in that copy TraceServer</text:span></text:p>
      <text:p text:style-name="P531"><text:span text:style-name="T532"><text:s text:c="2"/>b) Take out static folder from build folder and copy both in deployment folder adjacent to TraceServer folder. So you have in Deployment TraceServer, build, static</text:span></text:p>
      <text:p text:style-name="P533"><text:span text:style-name="T534"><text:s text:c="2"/>c) Copy the serve</text:span><text:span text:style-name="T535">r side config.json in TraceServer folder. Originally it has client side config.json</text:span></text:p>
      <text:p text:style-name="P536"><text:span text:style-name="T537"><text:s text:c="2"/>c) zip the TraceServer, build, static folders and upload to cloudjiffy and unzip it</text:span></text:p>
      <text:p text:style-name="P538"><text:span text:style-name="T539"><text:s text:c="2"/>d) At cloudjiffy you must have folder structure TraceServer, build ,static</text:span></text:p>
      <text:p text:style-name="P540"><text:span text:style-name="T541"><text:s text:c="2"/>e)<text:s/></text:span><text:span text:style-name="T542">Restart application server cloudjiffy</text:span></text:p>
      <text:p text:style-name="P543"/>
      <text:p text:style-name="P544"><text:span text:style-name="T545">Step 3: Create virtualenv if not there and install using pip</text:span></text:p>
      <text:p text:style-name="P546"><text:span text:style-name="T547">1. virtualenv virtenv</text:span></text:p>
      <text:p text:style-name="P548"><text:span text:style-name="T549">2. cd virtenv/bin</text:span></text:p>
      <text:p text:style-name="P550"><text:span text:style-name="T551">3. . activate</text:span></text:p>
      <text:p text:style-name="P552"><text:span text:style-name="T553">4. When virtenv is activated run this command:</text:span></text:p>
      <text:p text:style-name="P554"><text:span text:style-name="T555">```pip install ...```</text:span></text:p>
      <text:p text:style-name="P556"/>
      <text:p text:style-name="P557"><text:span text:style-name="T558">5. wsgi.py file is already edite</text:span><text:span text:style-name="T559">d to make use of virtenv</text:span></text:p>
      <text:p text:style-name="P560"><text:span text:style-name="T561">6. Restart nodes and check log in httpd/error_log</text:span></text:p>
      <text:p text:style-name="P562"><text:span text:style-name="T563">Completed.</text:span></text:p>
      <text:p text:style-name="P564"/>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565"><text:span text:style-name="T566">1. use pip install pyjwt and not pip install jwt. The jwt is wrong module</text:span></text:p>
      <text:p text:style-name="P567"><text:span text:style-name="T568">2. To install a new module cd /var/www/webroot/ROOT/virtenv/bin</text:span></text:p>
      <text:p text:style-name="P569"><text:span text:style-name="T570"><text:s text:c="2"/>. activate</text:span></text:p>
      <text:p text:style-name="P571"><text:span text:style-name="T572"><text:s text:c="2"/>Check the<text:s/></text:span><text:span text:style-name="T573">dot. Otherwise you will get permission error</text:span></text:p>
      <text:p text:style-name="P574"><text:span text:style-name="T575">3. We are using flask_cors library. By default it does not allow all http headers in the request. To allow a custom header with the request, you need to specifically add that in traceserver.py file <text:s text:c="2"/>as follows:</text:span></text:p>
      <text:p text:style-name="P576"><text:span text:style-name="T577"><text:s text:c="2"/>CORS(app, expose_headers='SELECTION-CRITERIA')</text:span></text:p>
      <text:p text:style-name="P578"><text:span text:style-name="T579"><text:s text:c="2"/>here 'SELECTION-CRITERIA' is custom header. Otherwise you won't get it in server. This digout costed me an entire Sunday.</text:span></text:p>
      <text:p text:style-name="P580"><text:span text:style-name="T581">4. Important to see the config.json file at client. It contains the<text:s/></text:span><text:span text:style-name="T582">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text:s/>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Using .scss and <text:s/>.css in templates under BluePrint<text:bookmark-end text:name="_Toc95242455"/><text:bookmark-end text:name="_Toc96347346"/><text:bookmark-end text:name="_Toc101678541"/></text:h>
      <text:p text:style-name="Textbody"><text:span text:style-name="T583">Step 1</text:span>: import sass compiler</text:p>
      <text:p text:style-name="Textbody">Pip install libsass</text:p>
      <text:p text:style-name="Textbody">Import sass</text:p>
      <text:p text:style-name="P584"><text:span text:style-name="T585">sass</text:span><text:span text:style-name="T586">.</text:span><text:span text:style-name="T587">compile</text:span><text:span text:style-name="T588">(</text:span><text:span text:style-name="T589">dirname</text:span><text:span text:style-name="T590">=(</text:span><text:span text:style-name="T591">'entities/accounts/templates/scss'</text:span><text:span text:style-name="T592">,</text:span></text:p>
      <text:p text:style-name="P593"><text:span text:style-name="T594">             </text:span><text:span text:style-name="T595">'entities/accounts/static'</text:span><text:span text:style-name="T596">))</text:span></text:p>
      <text:p text:style-name="Textbody"/>
      <text:p text:style-name="Textbody">It creates .css file from .scss file from the ../scss folder to ../static folder. I used it in Accounts module</text:p>
      <text:p text:style-name="Textbody"/>
      <text:p text:style-name="Textbody"><text:span text:style-name="T597">Step 2</text:span>: definition of Blueprint</text:p>
      <text:p text:style-name="P598"><text:span text:style-name="T599">traceApp</text:span><text:span text:style-name="T600"><text:s/>=<text:s/></text:span><text:span text:style-name="T601">Blueprint</text:span><text:span text:style-name="T602">(</text:span><text:span text:style-name="T603">'traceApp'</text:span><text:span text:style-name="T604">,<text:s/></text:span><text:span text:style-name="T605">__name__</text:span><text:span text:style-name="T606">,</text:span></text:p>
      <text:p text:style-name="P607"><text:span text:style-name="T608">                     </text:span><text:span text:style-name="T609">template_folder</text:span><text:span text:style-name="T610">=</text:span><text:span text:style-name="T611">'templates'</text:span><text:span text:style-name="T612">,<text:s/></text:span><text:span text:style-name="T613">static_folder</text:span><text:span text:style-name="T614">=</text:span><text:span text:style-name="T615">'static'</text:span><text:span text:style-name="T616">,<text:s/></text:span><text:span text:style-name="T617">url_prefix</text:span><text:span text:style-name="T618">=</text:span><text:span text:style-name="T619">'/traceApp'</text:span></text:p>
      <text:p text:style-name="P620"><text:span text:style-name="T621">)</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22">Step 3</text:span>: use url_for in template to refer to .css</text:p>
      <text:p text:style-name="Textbody">In order<text:s/>to refer to css file in static folder of your Blueprint you need to reference the css file in following manner, otherwise it won’t work</text:p>
      <text:p text:style-name="P623"><text:span text:style-name="T624">&lt;</text:span><text:span text:style-name="T625">link</text:span><text:span text:style-name="T626"><text:s/></text:span><text:span text:style-name="T627">href</text:span><text:span text:style-name="T628">=</text:span><text:span text:style-name="T629">"{{url_for('.static',filename='template1.css', _external= True) }}"</text:span><text:span text:style-name="T630"><text:s/></text:span><text:span text:style-name="T631">rel</text:span><text:span text:style-name="T632">=</text:span><text:span text:style-name="T633">"stylesheet"</text:span><text:span text:style-name="T634"><text:s/></text:span><text:span text:style-name="T635">type</text:span><text:span text:style-name="T636">=</text:span><text:span text:style-name="T637">"text/css"</text:span><text:span text:style-name="T638"><text:s/></text:span><text:span text:style-name="T639">/&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40">This section is not used at present. The static and html files are being served from the apache web server directly.</text:p>
      <text:p text:style-name="P641">In TraceServer-&gt;traceMain see:</text:p>
      <text:p text:style-name="P642">app = Flask(__name__, static_folder="../static",</text:p>
      <text:p text:style-name="P643"><text:s text:c="12"/>template_folder="../build")</text:p>
      <text:p text:style-name="P644"/>
      <text:p text:style-name="P645">template_folder: The html templates / files are stored here. Just define a template_folder and keep only html files and corresponding resources in it.</text:p>
      <text:p text:style-name="P646"/>
      <text:p text:style-name="P647">static_folder keeps the js/css files etc.</text:p>
      <text:p text:style-name="P648"/>
      <text:p text:style-name="P649">I used blueprint to create a "track" module. In this module I used:</text:p>
      <text:p text:style-name="P650">trackApp = Blueprint('trackApp', __name__,</text:p>
      <text:p text:style-name="P651"><text:s text:c="21"/>template_folder='templates',static_folder='static', static_url_path='/track/view/css')</text:p>
      <text:p text:style-name="P652"/>
      <text:p text:style-name="P653">I created a folder "templates" and stored billTemplate.html in it. It<text:s/>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17" text:continue-numbering="true">
        <text:list-item>
          <text:p text:style-name="P654">Creating and activating virtual env in windows in context of Trace</text:p>
        </text:list-item>
      </text:list>
      <text:p text:style-name="P655">Download and Install Python from installer</text:p>
      <text:p text:style-name="P656">cd c:\projects\trace</text:p>
      <text:p text:style-name="P657">1. python -m pip install virtualenv</text:p>
      <text:p text:style-name="P658">2. python -m venv env</text:p>
      <text:p text:style-name="P659">3. env\Scripts\activate</text:p>
      <text:p text:style-name="P660">4. pip install …</text:p>
      <text:p text:style-name="P661">5. in<text:s/>.vscode settings.json</text:p>
      <text:p text:style-name="P662">{</text:p>
      <text:p text:style-name="P663"><text:s text:c="4"/>"python.pythonPath": "c:\\projects\\trace\\env\\Scripts\\python.exe",</text:p>
      <text:p text:style-name="P664"><text:s text:c="4"/>"python.formatting.provider": "autopep8"</text:p>
      <text:p text:style-name="P665">}</text:p>
      <text:p text:style-name="P666">6. In launch.json I put this:</text:p>
      <text:p text:style-name="P667">{</text:p>
      <text:p text:style-name="P668"><text:s text:c="4"/>// Use IntelliSense to learn about possible attributes.</text:p>
      <text:p text:style-name="P669"><text:s text:c="4"/>// Hover to view descriptions of existing attributes.</text:p>
      <text:p text:style-name="P670"><text:s text:c="4"/>// For more information, visit: https://go.microsoft.com/fwlink/?linkid=830387</text:p>
      <text:p text:style-name="P671"><text:s text:c="4"/>"version": "0.2.0",</text:p>
      <text:p text:style-name="P672"><text:s text:c="4"/>"configurations": [</text:p>
      <text:p text:style-name="P673"><text:s text:c="8"/>{</text:p>
      <text:p text:style-name="P674"><text:s text:c="12"/>"name": "Python: Flask",</text:p>
      <text:p text:style-name="P675"><text:s text:c="12"/>"type": "python",</text:p>
      <text:p text:style-name="P676"><text:s text:c="12"/>"request": "launch",</text:p>
      <text:p text:style-name="P677"><text:s text:c="12"/>"module": "flask",</text:p>
      <text:p text:style-name="P678"><text:s text:c="12"/>"env": {</text:p>
      <text:p text:style-name="P679"><text:s text:c="16"/>"FLASK_APP": "tserver.py",</text:p>
      <text:p text:style-name="P680"><text:s text:c="16"/>"FLASK_ENV": "development",</text:p>
      <text:p text:style-name="P681"><text:s text:c="16"/>"FLASK_DEBUG": "0"</text:p>
      <text:p text:style-name="P682"><text:s text:c="12"/>},</text:p>
      <text:p text:style-name="P683"><text:s text:c="12"/>"args": [</text:p>
      <text:p text:style-name="P684"><text:s text:c="12"/><text:s text:c="4"/>"run",</text:p>
      <text:p text:style-name="P685"><text:s text:c="16"/>"--no-debugger",</text:p>
      <text:p text:style-name="P686"><text:s text:c="16"/>"--no-reload"</text:p>
      <text:p text:style-name="P687"><text:s text:c="12"/>],</text:p>
      <text:p text:style-name="P688"><text:s text:c="12"/>"jinja": true</text:p>
      <text:p text:style-name="P689"><text:s text:c="8"/>}</text:p>
      <text:p text:style-name="P690"><text:s text:c="4"/>]</text:p>
      <text:p text:style-name="P691">}</text:p>
      <text:p text:style-name="P692">7. To start development server from command line in a command window:</text:p>
      <text:p text:style-name="P693"><text:s text:c="2"/>a) env\Scripts\activate</text:p>
      <text:p text:style-name="P694"><text:s text:c="2"/>b) cd dev\traceServer</text:p>
      <text:p text:style-name="P695"><text:s text:c="2"/>c) set FLASK_APP=traceServer <text:s/>// no spaces</text:p>
      <text:p text:style-name="P696"><text:s text:c="2"/>d) flask run</text:p>
      <text:p text:style-name="P697"/>
      <text:p text:style-name="P698">complete</text:p>
      <text:p text:style-name="P699"/>
      <text:p text:style-name="P700">* Because of settings.json the environment is switched to "env"</text:p>
      <text:p text:style-name="P701"/>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18" text:continue-numbering="true">
        <text:list-item>
          <text:p text:style-name="P702">For using cors in flask do this:</text:p>
        </text:list-item>
      </text:list>
      <text:p text:style-name="P703">```pip install flask_cors```</text:p>
      <text:p text:style-name="P704">In code:</text:p>
      <text:p text:style-name="P705">``` from flask_cors import CORS</text:p>
      <text:p text:style-name="P706">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Socket implementation<text:bookmark-end text:name="_Toc75769331"/><text:bookmark-end text:name="_Toc79604869"/><text:bookmark-end text:name="_Toc87776475"/><text:bookmark-end text:name="_Toc95242459"/><text:bookmark-end text:name="_Toc96347350"/><text:bookmark-end text:name="_Toc101678545"/></text:h>
      <text:list text:style-name="LFO19" text:continue-numbering="true">
        <text:list-item>
          <text:p text:style-name="P707">In virtual env “pip install eventlet”. This is important to start websocket transport. Otherwise only long polling is established.</text:p>
        </text:list-item>
        <text:list-item>
          <text:p text:style-name="P708">While starting the Flask server we generally use ‘run flask’. But by using this the<text:s/>websocket transport does not work. You need to start the flask server by “python app.py”, where app.py is the main Flask file.</text:p>
        </text:list-item>
        <text:list-item>
          <text:p text:style-name="P709">Following are the lines for socket in Flask:</text:p>
        </text:list-item>
      </text:list>
      <text:p text:style-name="P710">from flask_socketio import SocketIO, emit</text:p>
      <text:p text:style-name="P711">socketio = SocketIO(app, cors_allowed_origins="*")</text:p>
      <text:p text:style-name="P712">@socketio.on('myEvent')</text:p>
      <text:p text:style-name="P713">def test_message(message):</text:p>
      <text:p text:style-name="P714">    print('myEvent')</text:p>
      <text:p text:style-name="P715">    emit('my response', {'data': message['data']})</text:p>
      <text:p text:style-name="P716"/>
      <text:p text:style-name="P717">@socketio.on('connect')</text:p>
      <text:p text:style-name="P718">def test_connect(auth):</text:p>
      <text:p text:style-name="P719">    emit('my response', {'data': 'Connected'})</text:p>
      <text:p text:style-name="P720">    print('Connected')</text:p>
      <text:p text:style-name="P721">    args = request.args</text:p>
      <text:p text:style-name="P722">    print(args)</text:p>
      <text:p text:style-name="P723"/>
      <text:p text:style-name="P724">@socketio.on('disconnect')</text:p>
      <text:p text:style-name="P725">def test_disconnect():</text:p>
      <text:p text:style-name="P726">    print('Client disconnected')</text:p>
      <text:p text:style-name="P727">if __name__ == '__main__':</text:p>
      <text:p text:style-name="P728">    socketio.run(app)</text:p>
      <text:p text:style-name="P729"/>
      <text:p text:style-name="P730">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0" text:continue-numbering="true">
        <text:list-item>
          <text:p text:style-name="P731">I will be using several json<text:s/>strings from client to be sent to server having graphQL. The json string will be used to create SQL statements for data insertion in db. Python makes use of properly formatted JSON having double quotes (""). This is valid json ``` {"a":"1", "b":"2"} ``` in<text:s/>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1" text:continue-numbering="true">
        <text:list-item>
          <text:p text:style-name="P732">x = "('abc', 'def', 'ghi')". To convert x to ('abc', 'def', 'ghi') just do eval(x)</text:p>
        </text:list-item>
        <text:list-item>
          <text:p text:style-name="P733">In Python None is equivalent of null. To check None --&gt; if someVariable is None ...</text:p>
        </text:list-item>
      </text:list>
      <text:p text:style-name="P734"/>
      <text:h text:style-name="Heading1" text:outline-level="1"><text:bookmark-start text:name="_Toc96347352"/><text:bookmark-start text:name="_Toc101678547"/>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p text:style-name="Textbody">Control panel: https://quest.herosite.pro:2222/</text:p>
      <text:p text:style-name="Textbody">UID: tqrnlqid</text:p>
      <text:p text:style-name="Textbody">pwd: s...3</text:p>
      <text:p text:style-name="Textbody"/>
      <text:p text:style-name="Textbody">I created a mail account<text:s/>in kushinfotech.in domain with name admin@kushinfotech.in , pwd: s…3, I used this for sending mails from flask server with following changes:</text:p>
      <text:p text:style-name="P735"><text:span text:style-name="T736"><text:s text:c="4"/>"mailServer"</text:span><text:span text:style-name="T737">:<text:s/></text:span><text:span text:style-name="T738">"mail.kushinfotech.in"</text:span><text:span text:style-name="T739">,</text:span></text:p>
      <text:p text:style-name="P740"><text:span text:style-name="T741">   <text:s/></text:span><text:span text:style-name="T742">"port"</text:span><text:span text:style-name="T743">:<text:s/></text:span><text:span text:style-name="T744">587</text:span><text:span text:style-name="T745">,</text:span></text:p>
      <text:p text:style-name="P746"><text:span text:style-name="T747">   <text:s/></text:span><text:span text:style-name="T748">"userName"</text:span><text:span text:style-name="T749">:<text:s/></text:span><text:span text:style-name="T750">"admin@kushinfotech.in"</text:span><text:span text:style-name="T751">,</text:span></text:p>
      <text:p text:style-name="P752"><text:span text:style-name="T753">   <text:s/></text:span><text:span text:style-name="T754">"password"</text:span><text:span text:style-name="T755">:<text:s/></text:span><text:span text:style-name="T756">"su$hant123"</text:span><text:span text:style-name="T757">,</text:span></text:p>
      <text:p text:style-name="P758"><text:span text:style-name="T759">   <text:s/></text:span><text:span text:style-name="T760">"mailDefaultSender"</text:span><text:span text:style-name="T761">:<text:s/></text:span><text:span text:style-name="T762">"admin@kushinfotech.in"</text:span><text:span text:style-name="T763">,</text:span></text:p>
      <text:p text:style-name="Textbody"/>
      <text:p text:style-name="Textbody">You need to do following in order for it to work. This is different when you use GMAIL, which makes use of SSL and not TLS.</text:p>
      <text:p text:style-name="P764"><text:span text:style-name="T765">MAIL_USE_SSL</text:span><text:span text:style-name="T766">=</text:span><text:span text:style-name="T767">False</text:span><text:span text:style-name="T768">,</text:span></text:p>
      <text:p text:style-name="P769"><text:span text:style-name="T770">     <text:s/></text:span><text:span text:style-name="T771"> <text:s/></text:span><text:span text:style-name="T772">MAIL_USE_TLS</text:span><text:span text:style-name="T773">=</text:span><text:span text:style-name="T774">True</text:span><text:span text:style-name="T775">,</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text:s/>"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text:s/>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text:s/>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aking a dump of existing uptodate database and provision it to<text:s/>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p text:style-name="Textbody">You need to install PostgreSql command line tools from<text:s/><text:a xlink:href="https://www.enterprisedb.com/downloads/postgres-postgresql-downloads" office:target-frame-name="_top" xlink:show="replace"><text:span text:style-name="Hyperlink">Download PostgreSQL (enterprisedb.com)</text:span></text:a><text:s/>and install it, at that time it was version 12. Update the<text:s/>windows path for bin directory C:\Program Files\PostgreSQL\12\bin.</text:p>
      <text:p text:style-name="Textbody"/>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r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text:s/>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text:s/>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text:s/>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2" text:continue-numbering="true">
        <text:list-item>
          <text:p text:style-name="P776">In psycopg2 driver for postgresql you use cursor to execute sql statements.<text:s/>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777"><text:s/>```</text:p>
      <text:p text:style-name="P778"><text:s/>try:</text:p>
      <text:p text:style-name="P779"><text:s text:c="8"/>cursor = connection.cursor()</text:p>
      <text:p text:style-name="P780"><text:s text:c="8"/>sql = f'select * from "{tableName}"'</text:p>
      <text:p text:style-name="P781"><text:s text:c="8"/>try:</text:p>
      <text:p text:style-name="P782"><text:s text:c="12"/>cursor.execute(sql)</text:p>
      <text:p text:style-name="P783"><text:s text:c="12"/>res = cursor.fetchall()</text:p>
      <text:p text:style-name="P784"><text:s text:c="8"/>except(Exception) as error:</text:p>
      <text:p text:style-name="P785"><text:s text:c="12"/>print(error)</text:p>
      <text:p text:style-name="P786"><text:s text:c="12"/>cursor.execute("ROLLBACK")</text:p>
      <text:p text:style-name="P787"><text:s text:c="4"/>except(Exception) as error:</text:p>
      <text:p text:style-name="P788"><text:s text:c="8"/>print(error)</text:p>
      <text:p text:style-name="P789"><text:s text:c="4"/>finally:</text:p>
      <text:p text:style-name="P790"><text:s text:c="8"/>cursor.close()</text:p>
      <text:p text:style-name="P791">```</text:p>
      <text:p text:style-name="P792"/>
      <text:p text:style-name="P793">* You can use tableNames and columnsNames as parameter in Postgresql. For that one extension "AsIs" is used.</text:p>
      <text:p text:style-name="P794">```from psycopg2.extensions import AsIs```</text:p>
      <text:p text:style-name="P795">Your SQl is:</text:p>
      <text:p text:style-name="P796">```</text:p>
      <text:p text:style-name="P797">select %(fieldName)s from %(tableName)s</text:p>
      <text:p text:style-name="P798"><text:s text:c="12"/>where "id" = %(id)s</text:p>
      <text:p text:style-name="P799">```</text:p>
      <text:p text:style-name="P800">From Python server code using psycopg2</text:p>
      <text:p text:style-name="P801">```</text:p>
      <text:p text:style-name="P802">clientCodeObj = execSql(ENTITY_NAME, sqlString, {</text:p>
      <text:p text:style-name="P803"><text:s text:c="8"/>'fieldName': AsIs('"clientCode"'), 'tableName': AsIs('"TraceClient"'), "id": valueDict['data']['clientId']}, False)</text:p>
      <text:p text:style-name="P804">```</text:p>
      <text:p text:style-name="P805">execSql is a method which executes sql statement using cursors. It manages connections, commits and rollbacks.</text:p>
      <text:p text:style-name="P806">Check the usage of AsIs('"clientCode"'). It passes the field name<text:s/>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3" text:continue-numbering="true">
        <text:list-item>
          <text:p text:style-name="P807">Always remember to wrap the results of GRAPHQL query into a data container as</text:p>
        </text:list-item>
      </text:list>
      <text:p text:style-name="P808"><text:s/>```</text:p>
      <text:p text:style-name="P809"><text:s text:c="4"/>"data":{</text:p>
      <text:p text:style-name="P810"><text:s text:c="8"/>"hello": "Hello world"</text:p>
      <text:p text:style-name="P811"><text:s text:c="4"/>}</text:p>
      <text:p text:style-name="P812"><text:s/>```</text:p>
      <text:p text:style-name="P813">If you don't do that then the Apollo client of React will not be able to recognize it and fail. client.query(...) will fail at client if data is not inside a "data" wrapper. I wasted lots of time figuring it out.</text:p>
      <text:p text:style-name="P814"/>
      <text:list text:style-name="LFO24" text:continue-numbering="true">
        <text:list-item>
          <text:p text:style-name="P815">Consider following GraphQL query:</text:p>
        </text:list-item>
      </text:list>
      <text:p text:style-name="P816"><text:s text:c="4"/>```</text:p>
      <text:p text:style-name="P817"><text:s text:c="4"/>query myQuery{</text:p>
      <text:p text:style-name="P818"><text:s text:c="8"/>generic(tableName:"AccM")</text:p>
      <text:p text:style-name="P819"><text:s text:c="4"/>}</text:p>
      <text:p text:style-name="P820"><text:s text:c="4"/>```</text:p>
      <text:p text:style-name="P821">Here the purpose is, you give a table name and you requires all data of the table. If properly implemented at server it will give a list of String. Each String is a tuple converted to string. You may require a list of<text:s/>list instead of list of tuples. By converting tuple to list you can attain that. Original data before conversion is as follows:</text:p>
      <text:p text:style-name="P822"><text:s text:c="4"/><text:span text:style-name="T823">```</text:span></text:p>
      <text:p text:style-name="P824"><text:s text:c="4"/>{</text:p>
      <text:p text:style-name="P825"><text:s text:c="2"/>"data": {</text:p>
      <text:p text:style-name="P826"><text:s text:c="4"/>"generic": [</text:p>
      <text:p text:style-name="P827"><text:s text:c="6"/>"(1, 'BranchDivision', 'Branch / Divisions', 'L', 'branch', None, 'N', True, None)",</text:p>
      <text:p text:style-name="P828"><text:s text:c="6"/>"(2, 'Capitalaccount', 'Capital Account', 'L', 'capital', None, 'N', True, None)",</text:p>
      <text:p text:style-name="P829"><text:s text:c="6"/>"(6, 'CurrentLiabilities', 'Current Liabilities', 'L', 'other', None, 'N', True, None)",</text:p>
      <text:p text:style-name="P830"><text:s text:c="6"/>"(10, 'LoansLiability', 'Loans Liability', 'L', 'loan', None, 'N', True, None)",</text:p>
      <text:p text:style-name="P831"><text:s text:c="6"/>"(14, 'Suspense', 'Suspense A/c', 'L', 'other', None, 'N', True, None)",</text:p>
      <text:p text:style-name="P832"><text:s text:c="6"/>"(15, 'CurrentAssets', 'Current Assets', 'A', 'other', None, 'N', True, None)",</text:p>
      <text:p text:style-name="P833"><text:s text:c="6"/>"(23, 'MiscExpences', 'Misc Expences (Asset)', 'A',<text:s/>'other', None, 'N', True, None)",</text:p>
      <text:p text:style-name="P834"><text:s text:c="6"/>"(24, 'Investments', 'Investments', 'A', 'other', None, 'N', True, None)",</text:p>
      <text:p text:style-name="P835"><text:s text:c="6"/>"(25, 'IndirectExpences', 'Indirect Expences', 'E', 'iexp', None, 'N', True, None)",</text:p>
      <text:p text:style-name="P836"><text:s text:c="6"/>"(26, 'Purchase', 'Purchase Accounts', 'E',<text:s/>'purchase', None, 'N', True, None)",</text:p>
      <text:p text:style-name="P837"><text:s text:c="6"/>"(27, 'DirectExpences', 'Direct Expences', 'E', 'dexp', None, 'N', True, None)",</text:p>
      <text:p text:style-name="P838"><text:s text:c="6"/>"(28, 'DirectIncome', 'Direct Incomes', 'I', 'dincome', None, 'N', True, None)",</text:p>
      <text:p text:style-name="P839"><text:s text:c="6"/>"(29, 'Indirectincome', 'Indirect Incomes', 'I', 'iincome', None, 'N', True, None)",</text:p>
      <text:p text:style-name="P840"><text:s text:c="6"/>"(30, 'Sales', 'Sales Account', 'I', 'sale', None, 'N', True, None)",</text:p>
      <text:p text:style-name="P841"><text:s text:c="6"/>"(3, 'CapitalSubgroup', 'Capital Account Subgroup', 'L', 'capital', 2, 'N', False, None)",</text:p>
      <text:p text:style-name="P842"><text:s text:c="6"/>"(4, 'Capital', 'Capital', 'L',<text:s/>'capital', 3, 'Y', True, None)",</text:p>
      <text:p text:style-name="P843"><text:s text:c="6"/>"(5, 'ReservesAndSurplus', 'Reserves &amp; Surplus', 'L', 'capital', 2, 'N', True, None)",</text:p>
      <text:p text:style-name="P844"><text:s text:c="6"/>"(7, 'DutiesAndTaxes', 'Duties &amp; Taxes', 'L', 'other', 6, 'N', True, None)",</text:p>
      <text:p text:style-name="P845"><text:s text:c="6"/>"(8, 'Provisions', 'Provisions', 'L', 'other', 6, 'N', True, None)",</text:p>
      <text:p text:style-name="P846"><text:s text:c="6"/>"(9, 'SundryCreditors', 'Sundry Creditors', 'L', 'creditor', 6, 'N', True, None)",</text:p>
      <text:p text:style-name="P847"><text:s text:c="6"/>"(11, 'BankOd', 'Bank OD Account', 'L', 'bank', 10, 'N', True, None)",</text:p>
      <text:p text:style-name="P848"><text:s text:c="6"/>"(12, 'SecuredLoans', 'Secured Loans', 'L', 'loan', 10,<text:s/>'N', True, None)",</text:p>
      <text:p text:style-name="P849"><text:s text:c="6"/>"(13, 'UnsecuredLoans', 'Unsecured Loans', 'L', 'loan', 10, 'N', True, None)",</text:p>
      <text:p text:style-name="P850"><text:s text:c="6"/>"(16, 'BankAccounts', 'Bank Accounts', 'A', 'bank', 15, 'N', True, None)",</text:p>
      <text:p text:style-name="P851"><text:s text:c="6"/>"(17, 'CashInHand', 'Cash-in-Hand', 'A', 'cash', 15, 'N', True,<text:s/>None)",</text:p>
      <text:p text:style-name="P852"><text:s text:c="6"/>"(18, 'BankOCC', 'Bank Cash Credit', 'L', 'bank', 10, 'N', True, None)",</text:p>
      <text:p text:style-name="P853"><text:s text:c="6"/>"(19, 'DepositsAsset', 'Deposits (Asset)', 'A', 'other', 15, 'N', True, None)",</text:p>
      <text:p text:style-name="P854"><text:s text:c="6"/>"(20, 'StockInHand', 'Stock in Hand', 'A', 'other', 15, 'N', True, None)",</text:p>
      <text:p text:style-name="P855"><text:s text:c="2"/><text:s text:c="4"/>"(21, 'LoansAndAdvances', 'Loans &amp; Advances (Asset)', 'A', 'other', 15, 'N', True, None)",</text:p>
      <text:p text:style-name="P856"><text:s text:c="6"/>"(22, 'SundryDebtors', 'Sundry Debtors', 'A', 'debtor', 15, 'N', True, None)"</text:p>
      <text:p text:style-name="P857"><text:s text:c="4"/>]</text:p>
      <text:p text:style-name="P858"><text:s text:c="2"/>}</text:p>
      <text:p text:style-name="P859"><text:s text:c="4"/>}</text:p>
      <text:p text:style-name="P860"><text:s text:c="4"/>```</text:p>
      <text:p text:style-name="P861"><text:s text:c="4"/></text:p>
      <text:p text:style-name="P862"><text:s text:c="4"/>Data after conversion is as follows:</text:p>
      <text:p text:style-name="P863"><text:s text:c="4"/>```</text:p>
      <text:p text:style-name="P864"><text:s text:c="4"/><text:span text:style-name="T865">{</text:span></text:p>
      <text:p text:style-name="P866"><text:s text:c="2"/>"data": {</text:p>
      <text:p text:style-name="P867"><text:s text:c="4"/>"generic": [</text:p>
      <text:p text:style-name="P868"><text:s text:c="6"/>"[1, 'BranchDivision', 'Branch / Divisions', 'L', 'branch', None, 'N', True, None]",</text:p>
      <text:p text:style-name="P869"><text:s text:c="6"/>"[2, 'Capitalaccount', 'Capital Account', 'L', 'capital', None, 'N', True, None]",</text:p>
      <text:p text:style-name="P870"><text:s text:c="6"/>"[6,<text:s/>'CurrentLiabilities', 'Current Liabilities', 'L', 'other', None, 'N', True, None]",</text:p>
      <text:p text:style-name="P871"><text:s text:c="6"/>"[10, 'LoansLiability', 'Loans Liability', 'L', 'loan', None, 'N', True, None]",</text:p>
      <text:p text:style-name="P872"><text:s text:c="6"/>"[14, 'Suspense', 'Suspense A/c', 'L', 'other', None, 'N', True, None]",</text:p>
      <text:p text:style-name="P873"><text:s text:c="6"/>"[15, 'CurrentAssets', 'Current Assets', 'A', 'other', None, 'N', True, None]",</text:p>
      <text:p text:style-name="P874"><text:s text:c="6"/>"[23, 'MiscExpences', 'Misc Expences (Asset)', 'A', 'other', None, 'N', True, None]",</text:p>
      <text:p text:style-name="P875"><text:s text:c="6"/>"[24, 'Investments', 'Investments', 'A', 'other', None, 'N', True, None]",</text:p>
      <text:p text:style-name="P876"><text:s text:c="3"/><text:s text:c="3"/>"[25, 'IndirectExpences', 'Indirect Expences', 'E', 'iexp', None, 'N', True, None]",</text:p>
      <text:p text:style-name="P877"><text:s text:c="6"/>"[26, 'Purchase', 'Purchase Accounts', 'E', 'purchase', None, 'N', True, None]",</text:p>
      <text:p text:style-name="P878"><text:s text:c="6"/>"[27, 'DirectExpences', 'Direct Expences', 'E', 'dexp', None, 'N', True, None]",</text:p>
      <text:p text:style-name="P879"><text:s text:c="6"/>"[28, 'DirectIncome', 'Direct Incomes', 'I', 'dincome', None, 'N', True, None]",</text:p>
      <text:p text:style-name="P880"><text:s text:c="6"/>"[29, 'Indirectincome', 'Indirect Incomes', 'I', 'iincome', None, 'N', True, None]",</text:p>
      <text:p text:style-name="P881"><text:s text:c="6"/>"[30, 'Sales', 'Sales Account', 'I', 'sale', None, 'N', True, None]",</text:p>
      <text:p text:style-name="P882"><text:s text:c="6"/>"[3, 'CapitalSubgroup', 'Capital Account Subgroup', 'L', 'capital', 2, 'N', False, None]",</text:p>
      <text:p text:style-name="P883"><text:s text:c="6"/>"[4, 'Capital', 'Capital', 'L', 'capital', 3, 'Y', True, None]",</text:p>
      <text:p text:style-name="P884"><text:s text:c="6"/>"[5, 'ReservesAndSurplus', 'Reserves &amp; Surplus', 'L', 'capital', 2, 'N', True,<text:s/>None]",</text:p>
      <text:p text:style-name="P885"><text:s text:c="6"/>"[7, 'DutiesAndTaxes', 'Duties &amp; Taxes', 'L', 'other', 6, 'N', True, None]",</text:p>
      <text:p text:style-name="P886"><text:s text:c="6"/>"[8, 'Provisions', 'Provisions', 'L', 'other', 6, 'N', True, None]",</text:p>
      <text:p text:style-name="P887"><text:s text:c="6"/>"[9, 'SundryCreditors', 'Sundry Creditors', 'L', 'creditor', 6, 'N', True, None]",</text:p>
      <text:p text:style-name="P888"><text:s text:c="6"/>"[11, 'BankOd', 'Bank OD Account', 'L', 'bank', 10, 'N', True, None]",</text:p>
      <text:p text:style-name="P889"><text:s text:c="6"/>"[12, 'SecuredLoans', 'Secured Loans', 'L', 'loan', 10, 'N', True, None]",</text:p>
      <text:p text:style-name="P890"><text:s text:c="6"/>"[13, 'UnsecuredLoans', 'Unsecured Loans', 'L', 'loan', 10, 'N', True, None]",</text:p>
      <text:p text:style-name="P891"><text:s text:c="6"/>"[16, 'BankAccounts', 'Bank Accounts', 'A', 'bank', 15, 'N', True, None]",</text:p>
      <text:p text:style-name="P892"><text:s text:c="6"/>"[17, 'CashInHand', 'Cash-in-Hand', 'A', 'cash', 15, 'N', True, None]",</text:p>
      <text:p text:style-name="P893"><text:s text:c="6"/>"[18, 'BankOCC', 'Bank Cash Credit', 'L', 'bank', 10, 'N', True, None]",</text:p>
      <text:p text:style-name="P894"><text:s text:c="6"/>"[19, 'DepositsAsset', 'Deposits (Asset)', 'A', 'other', 15, 'N', True, None]",</text:p>
      <text:p text:style-name="P895"><text:s text:c="6"/>"[20, 'StockInHand', 'Stock in Hand', 'A', 'other', 15, 'N', True, None]",</text:p>
      <text:p text:style-name="P896"><text:s text:c="6"/>"[21, 'LoansAndAdvances', 'Loans &amp; Advances (Asset)', 'A', 'other', 15, 'N', True, None]",</text:p>
      <text:p text:style-name="P897"><text:s text:c="6"/>"[22, 'SundryDebtors', 'Sundry Debtors', 'A', 'debtor', 15, 'N', True, None]"</text:p>
      <text:p text:style-name="P898"><text:s text:c="4"/>]</text:p>
      <text:p text:style-name="P899"><text:s text:c="2"/>}</text:p>
      <text:p text:style-name="P900">}</text:p>
      <text:p text:style-name="P901">```</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text:s/>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text:s/>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text:s/>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902">Client</text:span>: A business group which has so many business units (Bu). Each Bu is separate database hence separate accounts.</text:p>
      <text:p text:style-name="P903"/>
      <text:p text:style-name="Textbody"><text:span text:style-name="T904">Entity</text:span>: Is software unit usable by Trace. Its like a module. For<text:s/>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905">Bu</text:span>: It is where actual accounts are kept in tables.<text:s/>Each Bu has independent set of tables. It is defined in database as schema in a database. For each Bu, there is separate schema in database.</text:p>
      <text:p text:style-name="Textbody"/>
      <text:p text:style-name="Textbody"><text:span text:style-name="T906">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907">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908"/>
      <text:p text:style-name="Textbody"><text:span text:style-name="T909">Users</text:span>: Three types of users: Super admin, Admin, business user</text:p>
      <text:list text:style-name="LFO25" text:continue-numbering="true">
        <text:list-item>
          <text:p text:style-name="P910"><text:span text:style-name="T911">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912"><text:span text:style-name="T913">Admin</text:span><text:s/>user is one and only<text:s/>one for each client. Attempt to create multiple Admin user for a client will throw error. Admin user can perform transactions. It has all permissions. It can create / edit / delete business users</text:p>
        </text:list-item>
        <text:list-item>
          <text:p text:style-name="P914"><text:span text:style-name="T915">Business users<text:s/></text:span>do all the transactions in a bu. They are created by Admin user for that client</text:p>
        </text:list-item>
      </text:list>
      <text:p text:style-name="Textbody"><text:span text:style-name="T916">Super admin menu:<text:s/></text:span>Manage admin users, Manage clients, Manage entities, Associate</text:p>
      <text:p text:style-name="Textbody"><text:span text:style-name="T917">Admin menu:<text:s/></text:span>Manage business users, Manage roles, Manage Bu, Associate</text:p>
      <text:p text:style-name="Textbody"/>
      <text:p text:style-name="Textbody"><text:span text:style-name="T918">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text:s/>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26" text:continue-numbering="true">
        <text:list-item>
          <text:p text:style-name="P919">Data is an object of meta and array of<text:s/>details</text:p>
        </text:list-item>
        <text:list-item>
          <text:p text:style-name="P920">Details is an object of meta and array of data</text:p>
        </text:list-item>
      </text:list>
      <text:p text:style-name="Textbody"/>
      <text:p text:style-name="Textbody">The topmost item is indirectly details</text:p>
      <text:p text:style-name="Textbody"/>
      <text:list text:style-name="LFO27" text:continue-numbering="true">
        <text:list-item>
          <text:p text:style-name="P921">Data format sample for master details JSON data. Python genericUpdateMasterDetails method at server consumes this data format</text:p>
        </text:list-item>
      </text:list>
      <text:p text:style-name="P922">{</text:p>
      <text:p text:style-name="P923"><text:tab/>tableName: 'name of table',</text:p>
      <text:p text:style-name="P924"><text:tab/>deletedIds: [1,2,3...]</text:p>
      <text:p text:style-name="P925"><text:tab/>data: [</text:p>
      <text:p text:style-name="P926"><text:tab/><text:tab/>{</text:p>
      <text:p text:style-name="P927"><text:tab/><text:tab/><text:tab/>col1: 'col1 value',</text:p>
      <text:p text:style-name="P928"><text:tab/><text:tab/><text:tab/>col2: 'col2 value'</text:p>
      <text:p text:style-name="P929"><text:tab/><text:tab/><text:tab/>details: [</text:p>
      <text:p text:style-name="P930"><text:tab/><text:tab/><text:tab/><text:tab/>tableName: 'name of table'</text:p>
      <text:p text:style-name="P931"><text:tab/><text:tab/><text:tab/><text:tab/>fkeyName: 'tranHeaderId',</text:p>
      <text:p text:style-name="P932"><text:tab/><text:tab/><text:tab/><text:tab/>deletedIds: [1,2,3...]</text:p>
      <text:p text:style-name="P933"><text:tab/><text:tab/><text:tab/><text:tab/>data: [</text:p>
      <text:p text:style-name="P934"><text:tab/><text:tab/><text:tab/><text:tab/><text:tab/>...</text:p>
      <text:p text:style-name="P935"><text:tab/><text:tab/><text:tab/><text:tab/>]</text:p>
      <text:p text:style-name="P936"><text:tab/><text:tab/><text:tab/>]</text:p>
      <text:p text:style-name="P937"><text:tab/><text:tab/>}</text:p>
      <text:p text:style-name="P938"><text:tab/><text:tab/>...</text:p>
      <text:p text:style-name="P939"><text:tab/>]</text:p>
      <text:p text:style-name="P940">}</text:p>
      <text:p text:style-name="Textbody">In short the<text:s/>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4"/><text:s text:c="2"/>{</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text:s/>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text:s/>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text:s/>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Verdana" style:font-name-asian="Segoe UI" style:font-name-complex="Tahom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2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2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2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2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2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2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2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2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7-17T15:45:00Z</dc:date>
    <meta:template xlink:href="Normal" xlink:type="simple"/>
    <meta:editing-cycles>92</meta:editing-cycles>
    <meta:editing-duration>PT30156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1" meta:paragraph-count="129" meta:word-count="9680" meta:character-count="64730" meta:row-count="459" meta:non-whitespace-character-count="55179"/>
  </office:meta>
</office:document-meta>
</file>